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ela1" style:family="table">
      <style:table-properties style:width="14.358cm" table:align="left"/>
    </style:style>
    <style:style style:name="Tabela1.A" style:family="table-column">
      <style:table-column-properties style:column-width="3cm"/>
    </style:style>
    <style:style style:name="Tabela1.B" style:family="table-column">
      <style:table-column-properties style:column-width="5.482cm"/>
    </style:style>
    <style:style style:name="Tabela1.C" style:family="table-column">
      <style:table-column-properties style:column-width="5.876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fo:font-weight="bold"/>
    </style:style>
    <style:style style:name="P2" style:family="paragraph" style:parent-style-name="Heading_20_3">
      <style:paragraph-properties fo:break-before="page"/>
    </style:style>
    <style:style style:name="P3" style:family="paragraph" style:parent-style-name="Heading_20_3">
      <style:text-properties style:text-underline-style="solid" style:text-underline-width="auto" style:text-underline-color="font-color"/>
    </style:style>
    <style:style style:name="P4" style:family="paragraph" style:parent-style-name="Table_20_Contents">
      <style:paragraph-properties fo:margin-top="0cm" fo:margin-bottom="0.499cm" style:contextual-spacing="false"/>
    </style:style>
    <style:style style:name="P5" style:family="paragraph" style:parent-style-name="Text_20_body">
      <style:paragraph-properties fo:margin-top="0cm" fo:margin-bottom="0cm" style:contextual-spacing="false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cm" fo:margin-bottom="0cm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cm" fo:margin-bottom="0cm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paragraph-properties fo:margin-top="0cm" fo:margin-bottom="0cm" style:contextual-spacing="false"/>
    </style:style>
    <style:style style:name="P16" style:family="paragraph" style:parent-style-name="Text_20_body" style:list-style-name="L6"/>
    <style:style style:name="P17" style:family="paragraph" style:parent-style-name="Text_20_body" style:list-style-name="L6">
      <style:paragraph-properties fo:margin-top="0cm" fo:margin-bottom="0cm" style:contextual-spacing="false"/>
    </style:style>
    <style:style style:name="P18" style:family="paragraph" style:parent-style-name="Text_20_body" style:list-style-name="L7"/>
    <style:style style:name="P19" style:family="paragraph" style:parent-style-name="Text_20_body" style:list-style-name="L7">
      <style:paragraph-properties fo:margin-top="0cm" fo:margin-bottom="0cm" style:contextual-spacing="false"/>
    </style:style>
    <style:style style:name="P20" style:family="paragraph" style:parent-style-name="Text_20_body" style:list-style-name="L8"/>
    <style:style style:name="P21" style:family="paragraph" style:parent-style-name="Text_20_body" style:list-style-name="L8">
      <style:paragraph-properties fo:margin-top="0cm" fo:margin-bottom="0cm" style:contextual-spacing="false"/>
    </style:style>
    <style:style style:name="P22" style:family="paragraph" style:parent-style-name="Text_20_body" style:list-style-name="L9"/>
    <style:style style:name="P23" style:family="paragraph" style:parent-style-name="Text_20_body" style:list-style-name="L9">
      <style:paragraph-properties fo:margin-top="0cm" fo:margin-bottom="0cm" style:contextual-spacing="false"/>
    </style:style>
    <style:style style:name="P24" style:family="paragraph" style:parent-style-name="Text_20_body" style:list-style-name="L10"/>
    <style:style style:name="P25" style:family="paragraph" style:parent-style-name="Text_20_body" style:list-style-name="L10">
      <style:paragraph-properties fo:margin-top="0cm" fo:margin-bottom="0cm" style:contextual-spacing="false"/>
    </style:style>
    <style:style style:name="P26" style:family="paragraph" style:parent-style-name="Text_20_body" style:list-style-name="L11"/>
    <style:style style:name="P27" style:family="paragraph" style:parent-style-name="Text_20_body" style:list-style-name="L11">
      <style:paragraph-properties fo:margin-top="0cm" fo:margin-bottom="0cm" style:contextual-spacing="false"/>
    </style:style>
    <style:style style:name="P28" style:family="paragraph" style:parent-style-name="Text_20_body" style:list-style-name="L12"/>
    <style:style style:name="P29" style:family="paragraph" style:parent-style-name="Text_20_body" style:list-style-name="L12">
      <style:paragraph-properties fo:margin-top="0cm" fo:margin-bottom="0cm" style:contextual-spacing="false"/>
    </style:style>
    <style:style style:name="P30" style:family="paragraph" style:parent-style-name="Text_20_body" style:list-style-name="L13"/>
    <style:style style:name="P31" style:family="paragraph" style:parent-style-name="Text_20_body" style:list-style-name="L13">
      <style:paragraph-properties fo:margin-top="0cm" fo:margin-bottom="0cm" style:contextual-spacing="false"/>
    </style:style>
    <style:style style:name="P32" style:family="paragraph" style:parent-style-name="Text_20_body" style:list-style-name="L14"/>
    <style:style style:name="P33" style:family="paragraph" style:parent-style-name="Text_20_body" style:list-style-name="L14">
      <style:paragraph-properties fo:margin-top="0cm" fo:margin-bottom="0cm" style:contextual-spacing="false"/>
    </style:style>
    <style:style style:name="P34" style:family="paragraph" style:parent-style-name="Text_20_body" style:list-style-name="L15"/>
    <style:style style:name="P35" style:family="paragraph" style:parent-style-name="Text_20_body" style:list-style-name="L15">
      <style:paragraph-properties fo:margin-top="0cm" fo:margin-bottom="0cm" style:contextual-spacing="false"/>
    </style:style>
    <style:style style:name="P36" style:family="paragraph" style:parent-style-name="Text_20_body" style:list-style-name="L16"/>
    <style:style style:name="P37" style:family="paragraph" style:parent-style-name="Text_20_body" style:list-style-name="L16">
      <style:paragraph-properties fo:margin-top="0cm" fo:margin-bottom="0cm" style:contextual-spacing="false"/>
    </style:style>
    <style:style style:name="P38" style:family="paragraph" style:parent-style-name="Text_20_body" style:list-style-name="L17"/>
    <style:style style:name="P39" style:family="paragraph" style:parent-style-name="Text_20_body" style:list-style-name="L17">
      <style:paragraph-properties fo:margin-top="0cm" fo:margin-bottom="0cm" style:contextual-spacing="false"/>
    </style:style>
    <style:style style:name="P40" style:family="paragraph" style:parent-style-name="Text_20_body" style:list-style-name="L18"/>
    <style:style style:name="P41" style:family="paragraph" style:parent-style-name="Text_20_body" style:list-style-name="L18">
      <style:paragraph-properties fo:margin-top="0cm" fo:margin-bottom="0cm" style:contextual-spacing="false"/>
    </style:style>
    <style:style style:name="P42" style:family="paragraph" style:parent-style-name="Text_20_body" style:list-style-name="L19"/>
    <style:style style:name="P43" style:family="paragraph" style:parent-style-name="Text_20_body" style:list-style-name="L19">
      <style:paragraph-properties fo:margin-top="0cm" fo:margin-bottom="0cm" style:contextual-spacing="false"/>
    </style:style>
    <style:style style:name="P44" style:family="paragraph" style:parent-style-name="Text_20_body" style:list-style-name="L20"/>
    <style:style style:name="P45" style:family="paragraph" style:parent-style-name="Text_20_body" style:list-style-name="L20">
      <style:paragraph-properties fo:margin-top="0cm" fo:margin-bottom="0cm" style:contextual-spacing="false"/>
    </style:style>
    <style:style style:name="P46" style:family="paragraph" style:parent-style-name="Text_20_body" style:list-style-name="L21"/>
    <style:style style:name="P47" style:family="paragraph" style:parent-style-name="Text_20_body" style:list-style-name="L21">
      <style:paragraph-properties fo:margin-top="0cm" fo:margin-bottom="0cm" style:contextual-spacing="false"/>
    </style:style>
    <style:style style:name="P48" style:family="paragraph" style:parent-style-name="Text_20_body" style:list-style-name="L22"/>
    <style:style style:name="P49" style:family="paragraph" style:parent-style-name="Text_20_body" style:list-style-name="L22">
      <style:paragraph-properties fo:margin-top="0cm" fo:margin-bottom="0cm" style:contextual-spacing="false"/>
    </style:style>
    <style:style style:name="P50" style:family="paragraph" style:parent-style-name="Text_20_body" style:list-style-name="L23"/>
    <style:style style:name="P51" style:family="paragraph" style:parent-style-name="Text_20_body" style:list-style-name="L23">
      <style:paragraph-properties fo:margin-top="0cm" fo:margin-bottom="0cm" style:contextual-spacing="false"/>
    </style:style>
    <style:style style:name="P52" style:family="paragraph" style:parent-style-name="Text_20_body" style:list-style-name="L24"/>
    <style:style style:name="P53" style:family="paragraph" style:parent-style-name="Text_20_body" style:list-style-name="L24">
      <style:paragraph-properties fo:margin-top="0cm" fo:margin-bottom="0cm" style:contextual-spacing="false"/>
    </style:style>
    <style:style style:name="P54" style:family="paragraph" style:parent-style-name="Text_20_body" style:list-style-name="L25"/>
    <style:style style:name="P55" style:family="paragraph" style:parent-style-name="Text_20_body" style:list-style-name="L25">
      <style:paragraph-properties fo:margin-top="0cm" fo:margin-bottom="0cm" style:contextual-spacing="false"/>
    </style:style>
    <style:style style:name="P56" style:family="paragraph" style:parent-style-name="Text_20_body" style:list-style-name="L26"/>
    <style:style style:name="P57" style:family="paragraph" style:parent-style-name="Text_20_body" style:list-style-name="L26">
      <style:paragraph-properties fo:margin-top="0cm" fo:margin-bottom="0cm" style:contextual-spacing="false"/>
    </style:style>
    <style:style style:name="P58" style:family="paragraph" style:parent-style-name="Text_20_body" style:list-style-name="L27"/>
    <style:style style:name="P59" style:family="paragraph" style:parent-style-name="Text_20_body" style:list-style-name="L27">
      <style:paragraph-properties fo:margin-top="0cm" fo:margin-bottom="0cm" style:contextual-spacing="false"/>
    </style:style>
    <style:style style:name="P60" style:family="paragraph" style:parent-style-name="Text_20_body" style:list-style-name="L28"/>
    <style:style style:name="P61" style:family="paragraph" style:parent-style-name="Text_20_body" style:list-style-name="L29"/>
    <style:style style:name="P62" style:family="paragraph" style:parent-style-name="Text_20_body" style:list-style-name="L29">
      <style:paragraph-properties fo:margin-top="0cm" fo:margin-bottom="0cm" style:contextual-spacing="false"/>
    </style:style>
    <style:style style:name="P63" style:family="paragraph" style:parent-style-name="Text_20_body" style:list-style-name="L30"/>
    <style:style style:name="P64" style:family="paragraph" style:parent-style-name="Text_20_body" style:list-style-name="L30">
      <style:paragraph-properties fo:margin-top="0cm" fo:margin-bottom="0cm" style:contextual-spacing="false"/>
    </style:style>
    <style:style style:name="T1" style:family="text"/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haserAPIDocumentation</text:h>
      <text:p text:style-name="Standard">Namespace:Phaser</text:p>
      <text:p text:style-name="Standard">Phaser</text:p>
      <text:p text:style-name="Standard">Source:<text:a xlink:type="simple" xlink:href="https://github.com/photonstorm/phaser/blob/v3.55.2/src//phaser.js" text:style-name="Internet_20_link" text:visited-style-name="Visited_20_Internet_20_Link">src//phaser.js</text:a>(Line<text:a xlink:type="simple" xlink:href="https://github.com/photonstorm/phaser/blob/v3.55.2/src//phaser.js#L10" text:style-name="Internet_20_link" text:visited-style-name="Visited_20_Internet_20_Link">10</text:a>)</text:p>
      <text:section text:style-name="Sect1" text:name="carbonads">
        <text:p text:style-name="Standard"><text:a xlink:type="simple" xlink:href="https://srv.carbonads.net/ads/click/x/GTND42JUC6YI527UCYB4YKQNCAYI4K3UCVYI5Z3JCYSIT2JWCWBD5K3KC67D52QYCKAD4537CYSIVK3NCWYDKK3EHEYIK27JC6AI6K3ECTNCYBZ52K?segment=placement:phaserio;" office:target-frame-name="_blank" xlink:show="new" text:style-name="Internet_20_link" text:visited-style-name="Visited_20_Internet_20_Link">PaguemenospeloWindowsServereSQLServer—comoAzure.</text:a><text:a xlink:type="simple" xlink:href="http://carbonads.net/?utm_source=phaserio&amp;utm_medium=ad_via_link&amp;utm_campaign=in_unit&amp;utm_term=carbon" office:target-frame-name="_blank" xlink:show="new" text:style-name="Internet_20_link" text:visited-style-name="Visited_20_Internet_20_Link">adsviaCarbon</text:a></text:p>
      </text:section>
      <text:h text:style-name="Heading_20_3" text:outline-level="3">Classes</text:h>
      <text:list xml:id="list4219269145" text:style-name="L1">
        <text:list-item>
          <text:p text:style-name="P7"><text:a xlink:type="simple" xlink:href="https://newdocs.phaser.io/docs/3.55.2/Phaser.Game" text:style-name="Internet_20_link" text:visited-style-name="Visited_20_Internet_20_Link">Game</text:a></text:p>
        </text:list-item>
        <text:list-item>
          <text:p text:style-name="P7"><text:a xlink:type="simple" xlink:href="https://newdocs.phaser.io/docs/3.55.2/Phaser.Scene" text:style-name="Internet_20_link" text:visited-style-name="Visited_20_Internet_20_Link">Scene</text:a></text:p>
        </text:list-item>
        <text:list-item>
          <text:p text:style-name="P7"><text:a xlink:type="simple" xlink:href="https://newdocs.phaser.io/docs/3.55.2/Phaser.FacebookInstantGamesPlugin" text:style-name="Internet_20_link" text:visited-style-name="Visited_20_Internet_20_Link">FacebookInstantGamesPlugin</text:a></text:p>
        </text:list-item>
        <text:list-item>
          <text:p text:style-name="P6"><text:a xlink:type="simple" xlink:href="https://newdocs.phaser.io/docs/3.55.2/Phaser.FacebookInstantGamesLeaderboard" text:style-name="Internet_20_link" text:visited-style-name="Visited_20_Internet_20_Link">FacebookInstantGamesLeaderboard</text:a></text:p>
        </text:list-item>
      </text:list>
      <text:h text:style-name="Heading_20_3" text:outline-level="3">Namespace</text:h>
      <text:list xml:id="list1389414776" text:style-name="L2">
        <text:list-item>
          <text:p text:style-name="P9"><text:a xlink:type="simple" xlink:href="https://newdocs.phaser.io/docs/3.55.2/Phaser.Actions" text:style-name="Internet_20_link" text:visited-style-name="Visited_20_Internet_20_Link">Actions</text:a></text:p>
        </text:list-item>
        <text:list-item>
          <text:p text:style-name="P9"><text:a xlink:type="simple" xlink:href="https://newdocs.phaser.io/docs/3.55.2/Phaser.Animations" text:style-name="Internet_20_link" text:visited-style-name="Visited_20_Internet_20_Link">Animations</text:a></text:p>
        </text:list-item>
        <text:list-item>
          <text:p text:style-name="P9"><text:a xlink:type="simple" xlink:href="https://newdocs.phaser.io/docs/3.55.2/Phaser.Cache" text:style-name="Internet_20_link" text:visited-style-name="Visited_20_Internet_20_Link">Cache</text:a></text:p>
        </text:list-item>
        <text:list-item>
          <text:p text:style-name="P9"><text:a xlink:type="simple" xlink:href="https://newdocs.phaser.io/docs/3.55.2/Phaser.Cameras" text:style-name="Internet_20_link" text:visited-style-name="Visited_20_Internet_20_Link">Cameras</text:a></text:p>
        </text:list-item>
        <text:list-item>
          <text:p text:style-name="P9"><text:a xlink:type="simple" xlink:href="https://newdocs.phaser.io/docs/3.55.2/Phaser.Core" text:style-name="Internet_20_link" text:visited-style-name="Visited_20_Internet_20_Link">Core</text:a></text:p>
        </text:list-item>
        <text:list-item>
          <text:p text:style-name="P9"><text:a xlink:type="simple" xlink:href="https://newdocs.phaser.io/docs/3.55.2/Phaser.Create" text:style-name="Internet_20_link" text:visited-style-name="Visited_20_Internet_20_Link">Create</text:a></text:p>
        </text:list-item>
        <text:list-item>
          <text:p text:style-name="P9"><text:a xlink:type="simple" xlink:href="https://newdocs.phaser.io/docs/3.55.2/Phaser.Curves" text:style-name="Internet_20_link" text:visited-style-name="Visited_20_Internet_20_Link">Curves</text:a></text:p>
        </text:list-item>
        <text:list-item>
          <text:p text:style-name="P9"><text:a xlink:type="simple" xlink:href="https://newdocs.phaser.io/docs/3.55.2/Phaser.Data" text:style-name="Internet_20_link" text:visited-style-name="Visited_20_Internet_20_Link">Data</text:a></text:p>
        </text:list-item>
        <text:list-item>
          <text:p text:style-name="P9"><text:a xlink:type="simple" xlink:href="https://newdocs.phaser.io/docs/3.55.2/Phaser.Device" text:style-name="Internet_20_link" text:visited-style-name="Visited_20_Internet_20_Link">Device</text:a></text:p>
        </text:list-item>
        <text:list-item>
          <text:p text:style-name="P9"><text:a xlink:type="simple" xlink:href="https://newdocs.phaser.io/docs/3.55.2/Phaser.Display" text:style-name="Internet_20_link" text:visited-style-name="Visited_20_Internet_20_Link">Display</text:a></text:p>
        </text:list-item>
        <text:list-item>
          <text:p text:style-name="P9"><text:a xlink:type="simple" xlink:href="https://newdocs.phaser.io/docs/3.55.2/Phaser.DOM" text:style-name="Internet_20_link" text:visited-style-name="Visited_20_Internet_20_Link">DOM</text:a></text:p>
        </text:list-item>
        <text:list-item>
          <text:p text:style-name="P9"><text:a xlink:type="simple" xlink:href="https://newdocs.phaser.io/docs/3.55.2/Phaser.Events" text:style-name="Internet_20_link" text:visited-style-name="Visited_20_Internet_20_Link">Events</text:a></text:p>
        </text:list-item>
        <text:list-item>
          <text:p text:style-name="P9"><text:a xlink:type="simple" xlink:href="https://newdocs.phaser.io/docs/3.55.2/Phaser.GameObjects" text:style-name="Internet_20_link" text:visited-style-name="Visited_20_Internet_20_Link">GameObjects</text:a></text:p>
        </text:list-item>
        <text:list-item>
          <text:p text:style-name="P9"><text:a xlink:type="simple" xlink:href="https://newdocs.phaser.io/docs/3.55.2/Phaser.Geom" text:style-name="Internet_20_link" text:visited-style-name="Visited_20_Internet_20_Link">Geom</text:a></text:p>
        </text:list-item>
        <text:list-item>
          <text:p text:style-name="P9"><text:a xlink:type="simple" xlink:href="https://newdocs.phaser.io/docs/3.55.2/Phaser.Input" text:style-name="Internet_20_link" text:visited-style-name="Visited_20_Internet_20_Link">Input</text:a></text:p>
        </text:list-item>
        <text:list-item>
          <text:p text:style-name="P9"><text:a xlink:type="simple" xlink:href="https://newdocs.phaser.io/docs/3.55.2/Phaser.Loader" text:style-name="Internet_20_link" text:visited-style-name="Visited_20_Internet_20_Link">Loader</text:a></text:p>
        </text:list-item>
        <text:list-item>
          <text:p text:style-name="P9"><text:a xlink:type="simple" xlink:href="https://newdocs.phaser.io/docs/3.55.2/Phaser.Math" text:style-name="Internet_20_link" text:visited-style-name="Visited_20_Internet_20_Link">Math</text:a></text:p>
        </text:list-item>
        <text:list-item>
          <text:p text:style-name="P9"><text:a xlink:type="simple" xlink:href="https://newdocs.phaser.io/docs/3.55.2/Phaser.Types" text:style-name="Internet_20_link" text:visited-style-name="Visited_20_Internet_20_Link">Types</text:a></text:p>
        </text:list-item>
        <text:list-item>
          <text:p text:style-name="P9"><text:a xlink:type="simple" xlink:href="https://newdocs.phaser.io/docs/3.55.2/Phaser.Physics" text:style-name="Internet_20_link" text:visited-style-name="Visited_20_Internet_20_Link">Physics</text:a></text:p>
        </text:list-item>
        <text:list-item>
          <text:p text:style-name="P9"><text:a xlink:type="simple" xlink:href="https://newdocs.phaser.io/docs/3.55.2/Phaser.Plugins" text:style-name="Internet_20_link" text:visited-style-name="Visited_20_Internet_20_Link">Plugins</text:a></text:p>
        </text:list-item>
        <text:list-item>
          <text:p text:style-name="P9"><text:a xlink:type="simple" xlink:href="https://newdocs.phaser.io/docs/3.55.2/Phaser.BlendModes" text:style-name="Internet_20_link" text:visited-style-name="Visited_20_Internet_20_Link">BlendModes</text:a></text:p>
        </text:list-item>
        <text:list-item>
          <text:p text:style-name="P9"><text:a xlink:type="simple" xlink:href="https://newdocs.phaser.io/docs/3.55.2/Phaser.Renderer" text:style-name="Internet_20_link" text:visited-style-name="Visited_20_Internet_20_Link">Renderer</text:a></text:p>
        </text:list-item>
        <text:list-item>
          <text:p text:style-name="P9"><text:a xlink:type="simple" xlink:href="https://newdocs.phaser.io/docs/3.55.2/Phaser.ScaleModes" text:style-name="Internet_20_link" text:visited-style-name="Visited_20_Internet_20_Link">ScaleModes</text:a></text:p>
        </text:list-item>
        <text:list-item>
          <text:p text:style-name="P9"><text:a xlink:type="simple" xlink:href="https://newdocs.phaser.io/docs/3.55.2/Phaser.Scale" text:style-name="Internet_20_link" text:visited-style-name="Visited_20_Internet_20_Link">Scale</text:a></text:p>
        </text:list-item>
        <text:list-item>
          <text:p text:style-name="P9"><text:a xlink:type="simple" xlink:href="https://newdocs.phaser.io/docs/3.55.2/Phaser.Scenes" text:style-name="Internet_20_link" text:visited-style-name="Visited_20_Internet_20_Link">Scenes</text:a></text:p>
        </text:list-item>
        <text:list-item>
          <text:p text:style-name="P9"><text:a xlink:type="simple" xlink:href="https://newdocs.phaser.io/docs/3.55.2/Phaser.Sound" text:style-name="Internet_20_link" text:visited-style-name="Visited_20_Internet_20_Link">Sound</text:a></text:p>
        </text:list-item>
        <text:list-item>
          <text:p text:style-name="P9"><text:a xlink:type="simple" xlink:href="https://newdocs.phaser.io/docs/3.55.2/Phaser.Structs" text:style-name="Internet_20_link" text:visited-style-name="Visited_20_Internet_20_Link">Structs</text:a></text:p>
        </text:list-item>
        <text:list-item>
          <text:p text:style-name="P9"><text:a xlink:type="simple" xlink:href="https://newdocs.phaser.io/docs/3.55.2/Phaser.Textures" text:style-name="Internet_20_link" text:visited-style-name="Visited_20_Internet_20_Link">Textures</text:a></text:p>
        </text:list-item>
        <text:list-item>
          <text:p text:style-name="P9"><text:a xlink:type="simple" xlink:href="https://newdocs.phaser.io/docs/3.55.2/Phaser.Tilemaps" text:style-name="Internet_20_link" text:visited-style-name="Visited_20_Internet_20_Link">Tilemaps</text:a></text:p>
        </text:list-item>
        <text:list-item>
          <text:p text:style-name="P9"><text:a xlink:type="simple" xlink:href="https://newdocs.phaser.io/docs/3.55.2/Phaser.Time" text:style-name="Internet_20_link" text:visited-style-name="Visited_20_Internet_20_Link">Time</text:a></text:p>
        </text:list-item>
        <text:list-item>
          <text:p text:style-name="P9"><text:a xlink:type="simple" xlink:href="https://newdocs.phaser.io/docs/3.55.2/Phaser.Tweens" text:style-name="Internet_20_link" text:visited-style-name="Visited_20_Internet_20_Link">Tweens</text:a></text:p>
        </text:list-item>
        <text:list-item>
          <text:p text:style-name="P8"><text:soft-page-break/><text:a xlink:type="simple" xlink:href="https://newdocs.phaser.io/docs/3.55.2/Phaser.Utils" text:style-name="Internet_20_link" text:visited-style-name="Visited_20_Internet_20_Link">Utils</text:a></text:p>
        </text:list-item>
      </text:list>
      <text:h text:style-name="Heading_20_3" text:outline-level="3">Members</text:h>
      <text:section text:style-name="Sect1" text:name="AUTO">
        <text:p text:style-name="P5">&lt;static,constant&gt;AUTO:number</text:p>
        <text:p text:style-name="P5"/>
        <text:p text:style-name="Text_20_body"/>
        <text:h text:style-name="Heading_20_4" text:outline-level="4">Description:</text:h>
        <text:p text:style-name="Text_20_body">Thissettingwillauto-detectifthebrowseriscapableofsuppportingWebGL.Ifitis,itwillusetheWebGLRenderer.Ifnot,itwillfallbacktotheCanvasRenderer.</text:p>
        <text:h text:style-name="Heading_20_5" text:outline-level="5"><text:span text:style-name="Strong_20_Emphasis">Type:</text:span></text:h>
        <text:p text:style-name="P5">number</text:p>
        <text:p text:style-name="P5">Since:3.0.0</text:p>
        <text:p text:style-name="P5">Source:<text:a xlink:type="simple" xlink:href="https://github.com/photonstorm/phaser/blob/v3.55.2/src//const.js" text:style-name="Internet_20_link" text:visited-style-name="Visited_20_Internet_20_Link">src//const.js</text:a>(Line<text:a xlink:type="simple" xlink:href="https://github.com/photonstorm/phaser/blob/v3.55.2/src//const.js#L29" text:style-name="Internet_20_link" text:visited-style-name="Visited_20_Internet_20_Link">29</text:a>)</text:p>
      </text:section>
      <text:section text:style-name="Sect1" text:name="CANVAS">
        <text:p text:style-name="P5">&lt;static,constant&gt;CANVAS:number</text:p>
        <text:p text:style-name="P5"/>
        <text:p text:style-name="Text_20_body"/>
        <text:h text:style-name="Heading_20_4" text:outline-level="4">Description:</text:h>
        <text:p text:style-name="Text_20_body">ForcesPhasertoonlyusetheCanvasRenderer,regardlessifthebrowsersupportsWebGLornot.</text:p>
        <text:h text:style-name="Heading_20_5" text:outline-level="5"><text:span text:style-name="Strong_20_Emphasis">Type:</text:span></text:h>
        <text:p text:style-name="P5">number</text:p>
        <text:p text:style-name="P5">Since:3.0.0</text:p>
        <text:p text:style-name="P5">Source:<text:a xlink:type="simple" xlink:href="https://github.com/photonstorm/phaser/blob/v3.55.2/src//const.js" text:style-name="Internet_20_link" text:visited-style-name="Visited_20_Internet_20_Link">src//const.js</text:a>(Line<text:a xlink:type="simple" xlink:href="https://github.com/photonstorm/phaser/blob/v3.55.2/src//const.js#L40" text:style-name="Internet_20_link" text:visited-style-name="Visited_20_Internet_20_Link">40</text:a>)</text:p>
      </text:section>
      <text:section text:style-name="Sect1" text:name="DOWN">
        <text:p text:style-name="P5">&lt;static,constant&gt;DOWN:number</text:p>
        <text:p text:style-name="P5"/>
        <text:p text:style-name="Text_20_body"/>
        <text:h text:style-name="Heading_20_4" text:outline-level="4">Description:</text:h>
        <text:p text:style-name="Text_20_body">Directionconstant.</text:p>
        <text:h text:style-name="Heading_20_5" text:outline-level="5"><text:span text:style-name="Strong_20_Emphasis">Type:</text:span></text:h>
        <text:p text:style-name="P5">number</text:p>
        <text:p text:style-name="P5">Since:3.0.0</text:p>
        <text:p text:style-name="P5">Source:<text:a xlink:type="simple" xlink:href="https://github.com/photonstorm/phaser/blob/v3.55.2/src//const.js" text:style-name="Internet_20_link" text:visited-style-name="Visited_20_Internet_20_Link">src//const.js</text:a>(Line<text:a xlink:type="simple" xlink:href="https://github.com/photonstorm/phaser/blob/v3.55.2/src//const.js#L106" text:style-name="Internet_20_link" text:visited-style-name="Visited_20_Internet_20_Link">106</text:a>)</text:p>
      </text:section>
      <text:section text:style-name="Sect1" text:name="FOREVER">
        <text:p text:style-name="P5">&lt;static,constant&gt;FOREVER:number</text:p>
        <text:p text:style-name="P5"/>
        <text:p text:style-name="Text_20_body"/>
        <text:h text:style-name="Heading_20_4" text:outline-level="4">Description:</text:h>
        <text:p text:style-name="Text_20_body">InPhaserthevalue-1means'forever'inlotsofcases,thisconstallowsyoutouseitinsteadtohelpyourememberwhatthevalueisdoinginyourcode.</text:p>
        <text:h text:style-name="Heading_20_5" text:outline-level="5"><text:soft-page-break/><text:span text:style-name="Strong_20_Emphasis">Type:</text:span></text:h>
        <text:p text:style-name="P5">number</text:p>
        <text:p text:style-name="P5">Since:3.0.0</text:p>
        <text:p text:style-name="P5">Source:<text:a xlink:type="simple" xlink:href="https://github.com/photonstorm/phaser/blob/v3.55.2/src//const.js" text:style-name="Internet_20_link" text:visited-style-name="Visited_20_Internet_20_Link">src//const.js</text:a>(Line<text:a xlink:type="simple" xlink:href="https://github.com/photonstorm/phaser/blob/v3.55.2/src//const.js#L75" text:style-name="Internet_20_link" text:visited-style-name="Visited_20_Internet_20_Link">75</text:a>)</text:p>
      </text:section>
      <text:section text:style-name="Sect1" text:name="HEADLESS">
        <text:p text:style-name="P5">&lt;static,constant&gt;HEADLESS:number</text:p>
        <text:p text:style-name="P5"/>
        <text:p text:style-name="Text_20_body"/>
        <text:h text:style-name="Heading_20_4" text:outline-level="4">Description:</text:h>
        <text:p text:style-name="Text_20_body">AHeadlessRendererdoesn'tcreateeitheraCanvasorWebGLRenderer.However,itstillabsolutelyreliesontheDOMbeingpresentandavailable.Thismodeismeantforunittesting,notforrunningPhaserontheserver,whichissomethingyoureallyshouldn'tdo.</text:p>
        <text:h text:style-name="Heading_20_5" text:outline-level="5"><text:span text:style-name="Strong_20_Emphasis">Type:</text:span></text:h>
        <text:p text:style-name="P5">number</text:p>
        <text:p text:style-name="P5">Since:3.0.0</text:p>
        <text:p text:style-name="P5">Source:<text:a xlink:type="simple" xlink:href="https://github.com/photonstorm/phaser/blob/v3.55.2/src//const.js" text:style-name="Internet_20_link" text:visited-style-name="Visited_20_Internet_20_Link">src//const.js</text:a>(Line<text:a xlink:type="simple" xlink:href="https://github.com/photonstorm/phaser/blob/v3.55.2/src//const.js#L63" text:style-name="Internet_20_link" text:visited-style-name="Visited_20_Internet_20_Link">63</text:a>)</text:p>
      </text:section>
      <text:section text:style-name="Sect1" text:name="LEFT">
        <text:p text:style-name="P5">&lt;static,constant&gt;LEFT:number</text:p>
        <text:p text:style-name="P5"/>
        <text:p text:style-name="Text_20_body"/>
        <text:h text:style-name="Heading_20_4" text:outline-level="4">Description:</text:h>
        <text:p text:style-name="Text_20_body">Directionconstant.</text:p>
        <text:h text:style-name="Heading_20_5" text:outline-level="5"><text:span text:style-name="Strong_20_Emphasis">Type:</text:span></text:h>
        <text:p text:style-name="P5">number</text:p>
        <text:p text:style-name="P5">Since:3.0.0</text:p>
        <text:p text:style-name="P5">Source:<text:a xlink:type="simple" xlink:href="https://github.com/photonstorm/phaser/blob/v3.55.2/src//const.js" text:style-name="Internet_20_link" text:visited-style-name="Visited_20_Internet_20_Link">src//const.js</text:a>(Line<text:a xlink:type="simple" xlink:href="https://github.com/photonstorm/phaser/blob/v3.55.2/src//const.js#L116" text:style-name="Internet_20_link" text:visited-style-name="Visited_20_Internet_20_Link">116</text:a>)</text:p>
      </text:section>
      <text:section text:style-name="Sect1" text:name="NONE">
        <text:p text:style-name="P5">&lt;static,constant&gt;NONE:number</text:p>
        <text:p text:style-name="P5"/>
        <text:p text:style-name="Text_20_body"/>
        <text:h text:style-name="Heading_20_4" text:outline-level="4">Description:</text:h>
        <text:p text:style-name="Text_20_body">Directionconstant.</text:p>
        <text:h text:style-name="Heading_20_5" text:outline-level="5"><text:span text:style-name="Strong_20_Emphasis">Type:</text:span></text:h>
        <text:p text:style-name="P5">number</text:p>
        <text:p text:style-name="P5">Since:3.0.0</text:p>
        <text:p text:style-name="P5">Source:<text:a xlink:type="simple" xlink:href="https://github.com/photonstorm/phaser/blob/v3.55.2/src//const.js" text:style-name="Internet_20_link" text:visited-style-name="Visited_20_Internet_20_Link">src//const.js</text:a>(Line<text:a xlink:type="simple" xlink:href="https://github.com/photonstorm/phaser/blob/v3.55.2/src//const.js#L86" text:style-name="Internet_20_link" text:visited-style-name="Visited_20_Internet_20_Link">86</text:a>)</text:p>
      </text:section>
      <text:section text:style-name="Sect1" text:name="RIGHT">
        <text:p text:style-name="P5">&lt;static,constant&gt;RIGHT:number</text:p>
        <text:p text:style-name="P5"/>
        <text:p text:style-name="Text_20_body"/>
        <text:h text:style-name="Heading_20_4" text:outline-level="4">Description:</text:h>
        <text:p text:style-name="Text_20_body">Directionconstant.</text:p>
        <text:h text:style-name="Heading_20_5" text:outline-level="5"><text:soft-page-break/><text:span text:style-name="Strong_20_Emphasis">Type:</text:span></text:h>
        <text:p text:style-name="P5">number</text:p>
        <text:p text:style-name="P5">Since:3.0.0</text:p>
        <text:p text:style-name="P5">Source:<text:a xlink:type="simple" xlink:href="https://github.com/photonstorm/phaser/blob/v3.55.2/src//const.js" text:style-name="Internet_20_link" text:visited-style-name="Visited_20_Internet_20_Link">src//const.js</text:a>(Line<text:a xlink:type="simple" xlink:href="https://github.com/photonstorm/phaser/blob/v3.55.2/src//const.js#L126" text:style-name="Internet_20_link" text:visited-style-name="Visited_20_Internet_20_Link">126</text:a>)</text:p>
      </text:section>
      <text:section text:style-name="Sect1" text:name="UP">
        <text:p text:style-name="P5">&lt;static,constant&gt;UP:number</text:p>
        <text:p text:style-name="P5"/>
        <text:p text:style-name="Text_20_body"/>
        <text:h text:style-name="Heading_20_4" text:outline-level="4">Description:</text:h>
        <text:p text:style-name="Text_20_body">Directionconstant.</text:p>
        <text:h text:style-name="Heading_20_5" text:outline-level="5"><text:span text:style-name="Strong_20_Emphasis">Type:</text:span></text:h>
        <text:p text:style-name="P5">number</text:p>
        <text:p text:style-name="P5">Since:3.0.0</text:p>
        <text:p text:style-name="P5">Source:<text:a xlink:type="simple" xlink:href="https://github.com/photonstorm/phaser/blob/v3.55.2/src//const.js" text:style-name="Internet_20_link" text:visited-style-name="Visited_20_Internet_20_Link">src//const.js</text:a>(Line<text:a xlink:type="simple" xlink:href="https://github.com/photonstorm/phaser/blob/v3.55.2/src//const.js#L96" text:style-name="Internet_20_link" text:visited-style-name="Visited_20_Internet_20_Link">96</text:a>)</text:p>
      </text:section>
      <text:section text:style-name="Sect1" text:name="VERSION">
        <text:p text:style-name="P5">&lt;static,constant&gt;VERSION:string</text:p>
        <text:p text:style-name="P5"/>
        <text:p text:style-name="Text_20_body"/>
        <text:h text:style-name="Heading_20_4" text:outline-level="4">Description:</text:h>
        <text:p text:style-name="Text_20_body">PhaserReleaseVersion</text:p>
        <text:h text:style-name="Heading_20_5" text:outline-level="5"><text:span text:style-name="Strong_20_Emphasis">Type:</text:span></text:h>
        <text:p text:style-name="P5">string</text:p>
        <text:p text:style-name="P5">Since:3.0.0</text:p>
        <text:p text:style-name="P5">Source:<text:a xlink:type="simple" xlink:href="https://github.com/photonstorm/phaser/blob/v3.55.2/src//const.js" text:style-name="Internet_20_link" text:visited-style-name="Visited_20_Internet_20_Link">src//const.js</text:a>(Line<text:a xlink:type="simple" xlink:href="https://github.com/photonstorm/phaser/blob/v3.55.2/src//const.js#L15" text:style-name="Internet_20_link" text:visited-style-name="Visited_20_Internet_20_Link">15</text:a>)</text:p>
      </text:section>
      <text:section text:style-name="Sect1" text:name="WEBGL">
        <text:p text:style-name="P5">&lt;static,constant&gt;WEBGL:number</text:p>
        <text:p text:style-name="P5"/>
        <text:p text:style-name="Text_20_body"/>
        <text:h text:style-name="Heading_20_4" text:outline-level="4">Description:</text:h>
        <text:p text:style-name="Text_20_body">ForcesPhasertousetheWebGLRenderer.Ifthebrowserdoesnotsupportit,thereisnofallbacktoCanvaswiththissetting,soyoushouldtrapitanddisplayasuitablemessagetotheuser.</text:p>
        <text:h text:style-name="Heading_20_5" text:outline-level="5"><text:span text:style-name="Strong_20_Emphasis">Type:</text:span></text:h>
        <text:p text:style-name="P5">number</text:p>
        <text:p text:style-name="P5">Since:3.0.0</text:p>
        <text:p text:style-name="P5">Source:<text:a xlink:type="simple" xlink:href="https://github.com/photonstorm/phaser/blob/v3.55.2/src//const.js" text:style-name="Internet_20_link" text:visited-style-name="Visited_20_Internet_20_Link">src//const.js</text:a>(Line<text:a xlink:type="simple" xlink:href="https://github.com/photonstorm/phaser/blob/v3.55.2/src//const.js#L51" text:style-name="Internet_20_link" text:visited-style-name="Visited_20_Internet_20_Link">51</text:a>)</text:p>
      </text:section>
      <text:h text:style-name="Heading_20_3" text:outline-level="3">TypeDefinitions</text:h>
      <text:section text:style-name="Sect1" text:name="DeviceConf">
        <text:p text:style-name="P5">DeviceConf</text:p>
        <text:p text:style-name="P5"/>
        <text:p text:style-name="Text_20_body"/>
        <text:h text:style-name="Heading_20_5" text:outline-level="5"><text:soft-page-break/>Properties:</text:h>
        <table:table table:name="Tabela1" table:style-name="Tabela1">
          <table:table-column table:style-name="Tabela1.A"/>
          <table:table-column table:style-name="Tabela1.B"/>
          <table:table-column table:style-name="Tabela1.C"/>
          <table:table-header-rows>
            <table:table-row>
              <table:table-cell table:style-name="Tabela1.A1" office:value-type="string">
                <text:p text:style-name="Table_20_Heading">name</text:p>
              </table:table-cell>
              <table:table-cell table:style-name="Tabela1.A1" office:value-type="string">
                <text:p text:style-name="Table_20_Heading">type</text:p>
              </table:table-cell>
              <table:table-cell table:style-name="Tabela1.A1" office:value-type="string">
                <text:p text:style-name="Table_20_Heading">description</text:p>
              </table:table-cell>
            </table:table-row>
          </table:table-header-rows>
          <table:table-row>
            <table:table-cell table:style-name="Tabela1.A1" office:value-type="string">
              <text:p text:style-name="Table_20_Heading">os</text:p>
            </table:table-cell>
            <table:table-cell table:style-name="Tabela1.A1" office:value-type="string">
              <text:p text:style-name="Table_20_Contents"><text:a xlink:type="simple" xlink:href="https://newdocs.phaser.io/docs/3.55.2/Phaser.Device.OS" text:style-name="Internet_20_link" text:visited-style-name="Visited_20_Internet_20_Link">Phaser.Device.OS</text:a></text:p>
            </table:table-cell>
            <table:table-cell table:style-name="Tabela1.A1" office:value-type="string">
              <text:p text:style-name="P4">TheOSDevicefunctions.</text:p>
            </table:table-cell>
          </table:table-row>
          <table:table-row>
            <table:table-cell table:style-name="Tabela1.A1" office:value-type="string">
              <text:p text:style-name="Table_20_Heading">browser</text:p>
            </table:table-cell>
            <table:table-cell table:style-name="Tabela1.A1" office:value-type="string">
              <text:p text:style-name="Table_20_Contents"><text:a xlink:type="simple" xlink:href="https://newdocs.phaser.io/docs/3.55.2/Phaser.Device.Browser" text:style-name="Internet_20_link" text:visited-style-name="Visited_20_Internet_20_Link">Phaser.Device.Browser</text:a></text:p>
            </table:table-cell>
            <table:table-cell table:style-name="Tabela1.A1" office:value-type="string">
              <text:p text:style-name="P4">TheBrowserDevicefunctions.</text:p>
            </table:table-cell>
          </table:table-row>
          <table:table-row>
            <table:table-cell table:style-name="Tabela1.A1" office:value-type="string">
              <text:p text:style-name="Table_20_Heading">features</text:p>
            </table:table-cell>
            <table:table-cell table:style-name="Tabela1.A1" office:value-type="string">
              <text:p text:style-name="Table_20_Contents"><text:a xlink:type="simple" xlink:href="https://newdocs.phaser.io/docs/3.55.2/Phaser.Device.Features" text:style-name="Internet_20_link" text:visited-style-name="Visited_20_Internet_20_Link">Phaser.Device.Features</text:a></text:p>
            </table:table-cell>
            <table:table-cell table:style-name="Tabela1.A1" office:value-type="string">
              <text:p text:style-name="P4">TheFeaturesDevicefunctions.</text:p>
            </table:table-cell>
          </table:table-row>
          <table:table-row>
            <table:table-cell table:style-name="Tabela1.A1" office:value-type="string">
              <text:p text:style-name="Table_20_Heading">input</text:p>
            </table:table-cell>
            <table:table-cell table:style-name="Tabela1.A1" office:value-type="string">
              <text:p text:style-name="Table_20_Contents"><text:a xlink:type="simple" xlink:href="https://newdocs.phaser.io/docs/3.55.2/Phaser.Device.Input" text:style-name="Internet_20_link" text:visited-style-name="Visited_20_Internet_20_Link">Phaser.Device.Input</text:a></text:p>
            </table:table-cell>
            <table:table-cell table:style-name="Tabela1.A1" office:value-type="string">
              <text:p text:style-name="P4">TheInputDevicefunctions.</text:p>
            </table:table-cell>
          </table:table-row>
          <table:table-row>
            <table:table-cell table:style-name="Tabela1.A1" office:value-type="string">
              <text:p text:style-name="Table_20_Heading">audio</text:p>
            </table:table-cell>
            <table:table-cell table:style-name="Tabela1.A1" office:value-type="string">
              <text:p text:style-name="Table_20_Contents"><text:a xlink:type="simple" xlink:href="https://newdocs.phaser.io/docs/3.55.2/Phaser.Device.Audio" text:style-name="Internet_20_link" text:visited-style-name="Visited_20_Internet_20_Link">Phaser.Device.Audio</text:a></text:p>
            </table:table-cell>
            <table:table-cell table:style-name="Tabela1.A1" office:value-type="string">
              <text:p text:style-name="P4">TheAudioDevicefunctions.</text:p>
            </table:table-cell>
          </table:table-row>
          <table:table-row>
            <table:table-cell table:style-name="Tabela1.A1" office:value-type="string">
              <text:p text:style-name="Table_20_Heading">video</text:p>
            </table:table-cell>
            <table:table-cell table:style-name="Tabela1.A1" office:value-type="string">
              <text:p text:style-name="Table_20_Contents"><text:a xlink:type="simple" xlink:href="https://newdocs.phaser.io/docs/3.55.2/Phaser.Device.Video" text:style-name="Internet_20_link" text:visited-style-name="Visited_20_Internet_20_Link">Phaser.Device.Video</text:a></text:p>
            </table:table-cell>
            <table:table-cell table:style-name="Tabela1.A1" office:value-type="string">
              <text:p text:style-name="P4">TheVideoDevicefunctions.</text:p>
            </table:table-cell>
          </table:table-row>
          <table:table-row>
            <table:table-cell table:style-name="Tabela1.A1" office:value-type="string">
              <text:p text:style-name="Table_20_Heading">fullscreen</text:p>
            </table:table-cell>
            <table:table-cell table:style-name="Tabela1.A1" office:value-type="string">
              <text:p text:style-name="Table_20_Contents"><text:a xlink:type="simple" xlink:href="https://newdocs.phaser.io/docs/3.55.2/Phaser.Device.Fullscreen" text:style-name="Internet_20_link" text:visited-style-name="Visited_20_Internet_20_Link">Phaser.Device.Fullscreen</text:a></text:p>
            </table:table-cell>
            <table:table-cell table:style-name="Tabela1.A1" office:value-type="string">
              <text:p text:style-name="P4">TheFullscreenDevicefunctions.</text:p>
            </table:table-cell>
          </table:table-row>
          <table:table-row>
            <table:table-cell table:style-name="Tabela1.A1" office:value-type="string">
              <text:p text:style-name="Table_20_Heading">canvasFeatures</text:p>
            </table:table-cell>
            <table:table-cell table:style-name="Tabela1.A1" office:value-type="string">
              <text:p text:style-name="Table_20_Contents"><text:a xlink:type="simple" xlink:href="https://newdocs.phaser.io/docs/3.55.2/Phaser.Device.CanvasFeatures" text:style-name="Internet_20_link" text:visited-style-name="Visited_20_Internet_20_Link">Phaser.Device.CanvasFeatures</text:a></text:p>
            </table:table-cell>
            <table:table-cell table:style-name="Tabela1.A1" office:value-type="string">
              <text:p text:style-name="P4">TheCanvasDevicefunctions.</text:p>
            </table:table-cell>
          </table:table-row>
        </table:table>
        <text:h text:style-name="Heading_20_5" text:outline-level="5"><text:span text:style-name="Strong_20_Emphasis">Type:</text:span></text:h>
        <text:p text:style-name="P5">object</text:p>
        <text:p text:style-name="P5">Since:3.0.0</text:p>
        <text:p text:style-name="P5">Source:<text:a xlink:type="simple" xlink:href="https://github.com/photonstorm/phaser/blob/v3.55.2/src/device/index.js" text:style-name="Internet_20_link" text:visited-style-name="Visited_20_Internet_20_Link">src/device/index.js</text:a>(Line<text:a xlink:type="simple" xlink:href="https://github.com/photonstorm/phaser/blob/v3.55.2/src/device/index.js#L17" text:style-name="Internet_20_link" text:visited-style-name="Visited_20_Internet_20_Link">17</text:a>)</text:p>
      </text:section>
      <text:p text:style-name="Standard"/>
      <text:h text:style-name="P2" text:outline-level="3">Namespace</text:h>
      <text:list xml:id="list2367860575" text:style-name="L3">
        <text:list-item>
          <text:p text:style-name="P11"><text:a xlink:type="simple" xlink:href="https://newdocs.phaser.io/docs/3.55.2/Phaser" text:style-name="Internet_20_link" text:visited-style-name="Visited_20_Internet_20_Link">Phaser</text:a></text:p>
        </text:list-item>
        <text:list-item>
          <text:p text:style-name="P11"><text:a xlink:type="simple" xlink:href="https://newdocs.phaser.io/docs/3.55.2/Phaser.Actions" text:style-name="Internet_20_link" text:visited-style-name="Visited_20_Internet_20_Link">Phaser.Actions</text:a></text:p>
        </text:list-item>
        <text:list-item>
          <text:p text:style-name="P11"><text:a xlink:type="simple" xlink:href="https://newdocs.phaser.io/docs/3.55.2/Phaser.Animations" text:style-name="Internet_20_link" text:visited-style-name="Visited_20_Internet_20_Link">Phaser.Animations</text:a></text:p>
        </text:list-item>
        <text:list-item>
          <text:p text:style-name="P11"><text:a xlink:type="simple" xlink:href="https://newdocs.phaser.io/docs/3.55.2/Phaser.Animations.Events" text:style-name="Internet_20_link" text:visited-style-name="Visited_20_Internet_20_Link">Phaser.Animations.Events</text:a></text:p>
        </text:list-item>
        <text:list-item>
          <text:p text:style-name="P11"><text:a xlink:type="simple" xlink:href="https://newdocs.phaser.io/docs/3.55.2/Phaser.BlendModes" text:style-name="Internet_20_link" text:visited-style-name="Visited_20_Internet_20_Link">Phaser.BlendModes</text:a></text:p>
        </text:list-item>
        <text:list-item>
          <text:p text:style-name="P11"><text:a xlink:type="simple" xlink:href="https://newdocs.phaser.io/docs/3.55.2/Phaser.Cache" text:style-name="Internet_20_link" text:visited-style-name="Visited_20_Internet_20_Link">Phaser.Cache</text:a></text:p>
        </text:list-item>
        <text:list-item>
          <text:p text:style-name="P11"><text:a xlink:type="simple" xlink:href="https://newdocs.phaser.io/docs/3.55.2/Phaser.Cache.Events" text:style-name="Internet_20_link" text:visited-style-name="Visited_20_Internet_20_Link">Phaser.Cache.Events</text:a></text:p>
        </text:list-item>
        <text:list-item>
          <text:p text:style-name="P11"><text:a xlink:type="simple" xlink:href="https://newdocs.phaser.io/docs/3.55.2/Phaser.Cameras" text:style-name="Internet_20_link" text:visited-style-name="Visited_20_Internet_20_Link">Phaser.Cameras</text:a></text:p>
        </text:list-item>
        <text:list-item>
          <text:p text:style-name="P11"><text:a xlink:type="simple" xlink:href="https://newdocs.phaser.io/docs/3.55.2/Phaser.Cameras.Controls" text:style-name="Internet_20_link" text:visited-style-name="Visited_20_Internet_20_Link">Phaser.Cameras.Controls</text:a></text:p>
        </text:list-item>
        <text:list-item>
          <text:p text:style-name="P11"><text:a xlink:type="simple" xlink:href="https://newdocs.phaser.io/docs/3.55.2/Phaser.Cameras.Scene2D" text:style-name="Internet_20_link" text:visited-style-name="Visited_20_Internet_20_Link">Phaser.Cameras.Scene2D</text:a></text:p>
        </text:list-item>
        <text:list-item>
          <text:p text:style-name="P11"><text:a xlink:type="simple" xlink:href="https://newdocs.phaser.io/docs/3.55.2/Phaser.Cameras.Scene2D.Effects" text:style-name="Internet_20_link" text:visited-style-name="Visited_20_Internet_20_Link">Phaser.Cameras.Scene2D.Effects</text:a></text:p>
        </text:list-item>
        <text:list-item>
          <text:p text:style-name="P11"><text:a xlink:type="simple" xlink:href="https://newdocs.phaser.io/docs/3.55.2/Phaser.Cameras.Scene2D.Events" text:style-name="Internet_20_link" text:visited-style-name="Visited_20_Internet_20_Link">Phaser.Cameras.Scene2D.Events</text:a></text:p>
        </text:list-item>
        <text:list-item>
          <text:p text:style-name="P11"><text:a xlink:type="simple" xlink:href="https://newdocs.phaser.io/docs/3.55.2/Phaser.Core" text:style-name="Internet_20_link" text:visited-style-name="Visited_20_Internet_20_Link">Phaser.Core</text:a></text:p>
        </text:list-item>
        <text:list-item>
          <text:p text:style-name="P11"><text:a xlink:type="simple" xlink:href="https://newdocs.phaser.io/docs/3.55.2/Phaser.Core.Events" text:style-name="Internet_20_link" text:visited-style-name="Visited_20_Internet_20_Link">Phaser.Core.Events</text:a></text:p>
        </text:list-item>
        <text:list-item>
          <text:p text:style-name="P11"><text:a xlink:type="simple" xlink:href="https://newdocs.phaser.io/docs/3.55.2/Phaser.Create" text:style-name="Internet_20_link" text:visited-style-name="Visited_20_Internet_20_Link">Phaser.Create</text:a></text:p>
        </text:list-item>
        <text:list-item>
          <text:p text:style-name="P11"><text:a xlink:type="simple" xlink:href="https://newdocs.phaser.io/docs/3.55.2/Phaser.Create.Palettes" text:style-name="Internet_20_link" text:visited-style-name="Visited_20_Internet_20_Link">Phaser.Create.Palettes</text:a></text:p>
        </text:list-item>
        <text:list-item>
          <text:p text:style-name="P11"><text:a xlink:type="simple" xlink:href="https://newdocs.phaser.io/docs/3.55.2/Phaser.Curves" text:style-name="Internet_20_link" text:visited-style-name="Visited_20_Internet_20_Link">Phaser.Curves</text:a></text:p>
        </text:list-item>
        <text:list-item>
          <text:p text:style-name="P11"><text:a xlink:type="simple" xlink:href="https://newdocs.phaser.io/docs/3.55.2/Phaser.DOM" text:style-name="Internet_20_link" text:visited-style-name="Visited_20_Internet_20_Link">Phaser.DOM</text:a></text:p>
        </text:list-item>
        <text:list-item>
          <text:p text:style-name="P11"><text:a xlink:type="simple" xlink:href="https://newdocs.phaser.io/docs/3.55.2/Phaser.Data" text:style-name="Internet_20_link" text:visited-style-name="Visited_20_Internet_20_Link">Phaser.Data</text:a></text:p>
        </text:list-item>
        <text:list-item>
          <text:p text:style-name="P11"><text:a xlink:type="simple" xlink:href="https://newdocs.phaser.io/docs/3.55.2/Phaser.Data.Events" text:style-name="Internet_20_link" text:visited-style-name="Visited_20_Internet_20_Link">Phaser.Data.Events</text:a></text:p>
        </text:list-item>
        <text:list-item>
          <text:p text:style-name="P11"><text:a xlink:type="simple" xlink:href="https://newdocs.phaser.io/docs/3.55.2/Phaser.Device" text:style-name="Internet_20_link" text:visited-style-name="Visited_20_Internet_20_Link">Phaser.Device</text:a></text:p>
        </text:list-item>
        <text:list-item>
          <text:p text:style-name="P11"><text:a xlink:type="simple" xlink:href="https://newdocs.phaser.io/docs/3.55.2/Phaser.Display" text:style-name="Internet_20_link" text:visited-style-name="Visited_20_Internet_20_Link">Phaser.Display</text:a></text:p>
        </text:list-item>
        <text:list-item>
          <text:p text:style-name="P11"><text:a xlink:type="simple" xlink:href="https://newdocs.phaser.io/docs/3.55.2/Phaser.Display.Align" text:style-name="Internet_20_link" text:visited-style-name="Visited_20_Internet_20_Link">Phaser.Display.Align</text:a></text:p>
        </text:list-item>
        <text:list-item>
          <text:p text:style-name="P11"><text:a xlink:type="simple" xlink:href="https://newdocs.phaser.io/docs/3.55.2/Phaser.Display.Align.In" text:style-name="Internet_20_link" text:visited-style-name="Visited_20_Internet_20_Link">Phaser.Display.Align.In</text:a></text:p>
        </text:list-item>
        <text:list-item>
          <text:p text:style-name="P11"><text:a xlink:type="simple" xlink:href="https://newdocs.phaser.io/docs/3.55.2/Phaser.Display.Align.To" text:style-name="Internet_20_link" text:visited-style-name="Visited_20_Internet_20_Link">Phaser.Display.Align.To</text:a></text:p>
        </text:list-item>
        <text:list-item>
          <text:p text:style-name="P11"><text:a xlink:type="simple" xlink:href="https://newdocs.phaser.io/docs/3.55.2/Phaser.Display.Bounds" text:style-name="Internet_20_link" text:visited-style-name="Visited_20_Internet_20_Link">Phaser.Display.Bounds</text:a></text:p>
        </text:list-item>
        <text:list-item>
          <text:p text:style-name="P11"><text:a xlink:type="simple" xlink:href="https://newdocs.phaser.io/docs/3.55.2/Phaser.Display.Canvas" text:style-name="Internet_20_link" text:visited-style-name="Visited_20_Internet_20_Link">Phaser.Display.Canvas</text:a></text:p>
        </text:list-item>
        <text:list-item>
          <text:p text:style-name="P11"><text:a xlink:type="simple" xlink:href="https://newdocs.phaser.io/docs/3.55.2/Phaser.Display.Canvas.CanvasInterpolation" text:style-name="Internet_20_link" text:visited-style-name="Visited_20_Internet_20_Link">Phaser.Display.Canvas.CanvasInterpolation</text:a></text:p>
        </text:list-item>
        <text:list-item>
          <text:p text:style-name="P11"><text:a xlink:type="simple" xlink:href="https://newdocs.phaser.io/docs/3.55.2/Phaser.Display.Canvas.CanvasPool" text:style-name="Internet_20_link" text:visited-style-name="Visited_20_Internet_20_Link">Phaser.Display.Canvas.CanvasPool</text:a></text:p>
        </text:list-item>
        <text:list-item>
          <text:p text:style-name="P11"><text:a xlink:type="simple" xlink:href="https://newdocs.phaser.io/docs/3.55.2/Phaser.Display.Canvas.Smoothing" text:style-name="Internet_20_link" text:visited-style-name="Visited_20_Internet_20_Link">Phaser.Display.Canvas.Smoothing</text:a></text:p>
        </text:list-item>
        <text:list-item>
          <text:p text:style-name="P11"><text:a xlink:type="simple" xlink:href="https://newdocs.phaser.io/docs/3.55.2/Phaser.Display.Color" text:style-name="Internet_20_link" text:visited-style-name="Visited_20_Internet_20_Link">Phaser.Display.Color</text:a></text:p>
        </text:list-item>
        <text:list-item>
          <text:p text:style-name="P11"><text:a xlink:type="simple" xlink:href="https://newdocs.phaser.io/docs/3.55.2/Phaser.Display.Color.Interpolate" text:style-name="Internet_20_link" text:visited-style-name="Visited_20_Internet_20_Link">Phaser.Display.Color.Interpolate</text:a></text:p>
        </text:list-item>
        <text:list-item>
          <text:p text:style-name="P11"><text:a xlink:type="simple" xlink:href="https://newdocs.phaser.io/docs/3.55.2/Phaser.Display.Masks" text:style-name="Internet_20_link" text:visited-style-name="Visited_20_Internet_20_Link">Phaser.Display.Masks</text:a></text:p>
        </text:list-item>
        <text:list-item>
          <text:p text:style-name="P11"><text:a xlink:type="simple" xlink:href="https://newdocs.phaser.io/docs/3.55.2/Phaser.Events" text:style-name="Internet_20_link" text:visited-style-name="Visited_20_Internet_20_Link">Phaser.Events</text:a></text:p>
        </text:list-item>
        <text:list-item>
          <text:p text:style-name="P11"><text:a xlink:type="simple" xlink:href="https://newdocs.phaser.io/docs/3.55.2/Phaser.GameObjects" text:style-name="Internet_20_link" text:visited-style-name="Visited_20_Internet_20_Link">Phaser.GameObjects</text:a></text:p>
        </text:list-item>
        <text:list-item>
          <text:p text:style-name="P11"><text:a xlink:type="simple" xlink:href="https://newdocs.phaser.io/docs/3.55.2/Phaser.GameObjects.Components" text:style-name="Internet_20_link" text:visited-style-name="Visited_20_Internet_20_Link">Phaser.GameObjects.Components</text:a></text:p>
        </text:list-item>
        <text:list-item>
          <text:p text:style-name="P11"><text:a xlink:type="simple" xlink:href="https://newdocs.phaser.io/docs/3.55.2/Phaser.GameObjects.Components.Alpha" text:style-name="Internet_20_link" text:visited-style-name="Visited_20_Internet_20_Link">Phaser.GameObjects.Components.Alpha</text:a></text:p>
        </text:list-item>
        <text:list-item>
          <text:p text:style-name="P11"><text:a xlink:type="simple" xlink:href="https://newdocs.phaser.io/docs/3.55.2/Phaser.GameObjects.Components.AlphaSingle" text:style-name="Internet_20_link" text:visited-style-name="Visited_20_Internet_20_Link">Phaser.GameObjects.Components.AlphaSingle</text:a></text:p>
        </text:list-item>
        <text:list-item>
          <text:p text:style-name="P11"><text:a xlink:type="simple" xlink:href="https://newdocs.phaser.io/docs/3.55.2/Phaser.GameObjects.Components.BlendMode" text:style-name="Internet_20_link" text:visited-style-name="Visited_20_Internet_20_Link">Phaser.GameObjects.Components.BlendMode</text:a></text:p>
        </text:list-item>
        <text:list-item>
          <text:p text:style-name="P11"><text:a xlink:type="simple" xlink:href="https://newdocs.phaser.io/docs/3.55.2/Phaser.GameObjects.Components.ComputedSize" text:style-name="Internet_20_link" text:visited-style-name="Visited_20_Internet_20_Link">Phaser.GameObjects.Components.ComputedSize</text:a></text:p>
        </text:list-item>
        <text:list-item>
          <text:p text:style-name="P11"><text:a xlink:type="simple" xlink:href="https://newdocs.phaser.io/docs/3.55.2/Phaser.GameObjects.Components.Crop" text:style-name="Internet_20_link" text:visited-style-name="Visited_20_Internet_20_Link">Phaser.GameObjects.Components.Crop</text:a></text:p>
        </text:list-item>
        <text:list-item>
          <text:p text:style-name="P11"><text:a xlink:type="simple" xlink:href="https://newdocs.phaser.io/docs/3.55.2/Phaser.GameObjects.Components.Depth" text:style-name="Internet_20_link" text:visited-style-name="Visited_20_Internet_20_Link">Phaser.GameObjects.Components.Depth</text:a></text:p>
        </text:list-item>
        <text:list-item>
          <text:p text:style-name="P11"><text:a xlink:type="simple" xlink:href="https://newdocs.phaser.io/docs/3.55.2/Phaser.GameObjects.Components.Flip" text:style-name="Internet_20_link" text:visited-style-name="Visited_20_Internet_20_Link">Phaser.GameObjects.Components.Flip</text:a></text:p>
        </text:list-item>
        <text:list-item>
          <text:p text:style-name="P11"><text:a xlink:type="simple" xlink:href="https://newdocs.phaser.io/docs/3.55.2/Phaser.GameObjects.Components.GetBounds" text:style-name="Internet_20_link" text:visited-style-name="Visited_20_Internet_20_Link">Phaser.GameObjects.Components.GetBounds</text:a></text:p>
        </text:list-item>
        <text:list-item>
          <text:p text:style-name="P11"><text:soft-page-break/><text:a xlink:type="simple" xlink:href="https://newdocs.phaser.io/docs/3.55.2/Phaser.GameObjects.Components.Mask" text:style-name="Internet_20_link" text:visited-style-name="Visited_20_Internet_20_Link">Phaser.GameObjects.Components.Mask</text:a></text:p>
        </text:list-item>
        <text:list-item>
          <text:p text:style-name="P11"><text:a xlink:type="simple" xlink:href="https://newdocs.phaser.io/docs/3.55.2/Phaser.GameObjects.Components.Origin" text:style-name="Internet_20_link" text:visited-style-name="Visited_20_Internet_20_Link">Phaser.GameObjects.Components.Origin</text:a></text:p>
        </text:list-item>
        <text:list-item>
          <text:p text:style-name="P11"><text:a xlink:type="simple" xlink:href="https://newdocs.phaser.io/docs/3.55.2/Phaser.GameObjects.Components.PathFollower" text:style-name="Internet_20_link" text:visited-style-name="Visited_20_Internet_20_Link">Phaser.GameObjects.Components.PathFollower</text:a></text:p>
        </text:list-item>
        <text:list-item>
          <text:p text:style-name="P11"><text:a xlink:type="simple" xlink:href="https://newdocs.phaser.io/docs/3.55.2/Phaser.GameObjects.Components.Pipeline" text:style-name="Internet_20_link" text:visited-style-name="Visited_20_Internet_20_Link">Phaser.GameObjects.Components.Pipeline</text:a></text:p>
        </text:list-item>
        <text:list-item>
          <text:p text:style-name="P11"><text:a xlink:type="simple" xlink:href="https://newdocs.phaser.io/docs/3.55.2/Phaser.GameObjects.Components.ScrollFactor" text:style-name="Internet_20_link" text:visited-style-name="Visited_20_Internet_20_Link">Phaser.GameObjects.Components.ScrollFactor</text:a></text:p>
        </text:list-item>
        <text:list-item>
          <text:p text:style-name="P11"><text:a xlink:type="simple" xlink:href="https://newdocs.phaser.io/docs/3.55.2/Phaser.GameObjects.Components.Size" text:style-name="Internet_20_link" text:visited-style-name="Visited_20_Internet_20_Link">Phaser.GameObjects.Components.Size</text:a></text:p>
        </text:list-item>
        <text:list-item>
          <text:p text:style-name="P11"><text:a xlink:type="simple" xlink:href="https://newdocs.phaser.io/docs/3.55.2/Phaser.GameObjects.Components.Texture" text:style-name="Internet_20_link" text:visited-style-name="Visited_20_Internet_20_Link">Phaser.GameObjects.Components.Texture</text:a></text:p>
        </text:list-item>
        <text:list-item>
          <text:p text:style-name="P11"><text:a xlink:type="simple" xlink:href="https://newdocs.phaser.io/docs/3.55.2/Phaser.GameObjects.Components.TextureCrop" text:style-name="Internet_20_link" text:visited-style-name="Visited_20_Internet_20_Link">Phaser.GameObjects.Components.TextureCrop</text:a></text:p>
        </text:list-item>
        <text:list-item>
          <text:p text:style-name="P11"><text:a xlink:type="simple" xlink:href="https://newdocs.phaser.io/docs/3.55.2/Phaser.GameObjects.Components.Tint" text:style-name="Internet_20_link" text:visited-style-name="Visited_20_Internet_20_Link">Phaser.GameObjects.Components.Tint</text:a></text:p>
        </text:list-item>
        <text:list-item>
          <text:p text:style-name="P11"><text:a xlink:type="simple" xlink:href="https://newdocs.phaser.io/docs/3.55.2/Phaser.GameObjects.Components.Transform" text:style-name="Internet_20_link" text:visited-style-name="Visited_20_Internet_20_Link">Phaser.GameObjects.Components.Transform</text:a></text:p>
        </text:list-item>
        <text:list-item>
          <text:p text:style-name="P11"><text:a xlink:type="simple" xlink:href="https://newdocs.phaser.io/docs/3.55.2/Phaser.GameObjects.Components.Visible" text:style-name="Internet_20_link" text:visited-style-name="Visited_20_Internet_20_Link">Phaser.GameObjects.Components.Visible</text:a></text:p>
        </text:list-item>
        <text:list-item>
          <text:p text:style-name="P11"><text:a xlink:type="simple" xlink:href="https://newdocs.phaser.io/docs/3.55.2/Phaser.GameObjects.Events" text:style-name="Internet_20_link" text:visited-style-name="Visited_20_Internet_20_Link">Phaser.GameObjects.Events</text:a></text:p>
        </text:list-item>
        <text:list-item>
          <text:p text:style-name="P11"><text:a xlink:type="simple" xlink:href="https://newdocs.phaser.io/docs/3.55.2/Phaser.GameObjects.Particles" text:style-name="Internet_20_link" text:visited-style-name="Visited_20_Internet_20_Link">Phaser.GameObjects.Particles</text:a></text:p>
        </text:list-item>
        <text:list-item>
          <text:p text:style-name="P11"><text:a xlink:type="simple" xlink:href="https://newdocs.phaser.io/docs/3.55.2/Phaser.GameObjects.Particles.Zones" text:style-name="Internet_20_link" text:visited-style-name="Visited_20_Internet_20_Link">Phaser.GameObjects.Particles.Zones</text:a></text:p>
        </text:list-item>
        <text:list-item>
          <text:p text:style-name="P11"><text:a xlink:type="simple" xlink:href="https://newdocs.phaser.io/docs/3.55.2/Phaser.GameObjects.RetroFont" text:style-name="Internet_20_link" text:visited-style-name="Visited_20_Internet_20_Link">Phaser.GameObjects.RetroFont</text:a></text:p>
        </text:list-item>
        <text:list-item>
          <text:p text:style-name="P11"><text:a xlink:type="simple" xlink:href="https://newdocs.phaser.io/docs/3.55.2/Phaser.Geom" text:style-name="Internet_20_link" text:visited-style-name="Visited_20_Internet_20_Link">Phaser.Geom</text:a></text:p>
        </text:list-item>
        <text:list-item>
          <text:p text:style-name="P11"><text:a xlink:type="simple" xlink:href="https://newdocs.phaser.io/docs/3.55.2/Phaser.Geom.Intersects" text:style-name="Internet_20_link" text:visited-style-name="Visited_20_Internet_20_Link">Phaser.Geom.Intersects</text:a></text:p>
        </text:list-item>
        <text:list-item>
          <text:p text:style-name="P11"><text:a xlink:type="simple" xlink:href="https://newdocs.phaser.io/docs/3.55.2/Phaser.Geom.Mesh" text:style-name="Internet_20_link" text:visited-style-name="Visited_20_Internet_20_Link">Phaser.Geom.Mesh</text:a></text:p>
        </text:list-item>
        <text:list-item>
          <text:p text:style-name="P11"><text:a xlink:type="simple" xlink:href="https://newdocs.phaser.io/docs/3.55.2/Phaser.Input" text:style-name="Internet_20_link" text:visited-style-name="Visited_20_Internet_20_Link">Phaser.Input</text:a></text:p>
        </text:list-item>
        <text:list-item>
          <text:p text:style-name="P11"><text:a xlink:type="simple" xlink:href="https://newdocs.phaser.io/docs/3.55.2/Phaser.Input.Events" text:style-name="Internet_20_link" text:visited-style-name="Visited_20_Internet_20_Link">Phaser.Input.Events</text:a></text:p>
        </text:list-item>
        <text:list-item>
          <text:p text:style-name="P11"><text:a xlink:type="simple" xlink:href="https://newdocs.phaser.io/docs/3.55.2/Phaser.Input.Gamepad" text:style-name="Internet_20_link" text:visited-style-name="Visited_20_Internet_20_Link">Phaser.Input.Gamepad</text:a></text:p>
        </text:list-item>
        <text:list-item>
          <text:p text:style-name="P11"><text:a xlink:type="simple" xlink:href="https://newdocs.phaser.io/docs/3.55.2/Phaser.Input.Gamepad.Configs" text:style-name="Internet_20_link" text:visited-style-name="Visited_20_Internet_20_Link">Phaser.Input.Gamepad.Configs</text:a></text:p>
        </text:list-item>
        <text:list-item>
          <text:p text:style-name="P11"><text:a xlink:type="simple" xlink:href="https://newdocs.phaser.io/docs/3.55.2/Phaser.Input.Gamepad.Events" text:style-name="Internet_20_link" text:visited-style-name="Visited_20_Internet_20_Link">Phaser.Input.Gamepad.Events</text:a></text:p>
        </text:list-item>
        <text:list-item>
          <text:p text:style-name="P11"><text:a xlink:type="simple" xlink:href="https://newdocs.phaser.io/docs/3.55.2/Phaser.Input.InputPluginCache" text:style-name="Internet_20_link" text:visited-style-name="Visited_20_Internet_20_Link">Phaser.Input.InputPluginCache</text:a></text:p>
        </text:list-item>
        <text:list-item>
          <text:p text:style-name="P11"><text:a xlink:type="simple" xlink:href="https://newdocs.phaser.io/docs/3.55.2/Phaser.Input.Keyboard" text:style-name="Internet_20_link" text:visited-style-name="Visited_20_Internet_20_Link">Phaser.Input.Keyboard</text:a></text:p>
        </text:list-item>
        <text:list-item>
          <text:p text:style-name="P11"><text:a xlink:type="simple" xlink:href="https://newdocs.phaser.io/docs/3.55.2/Phaser.Input.Keyboard.Events" text:style-name="Internet_20_link" text:visited-style-name="Visited_20_Internet_20_Link">Phaser.Input.Keyboard.Events</text:a></text:p>
        </text:list-item>
        <text:list-item>
          <text:p text:style-name="P11"><text:a xlink:type="simple" xlink:href="https://newdocs.phaser.io/docs/3.55.2/Phaser.Input.Keyboard.KeyCodes" text:style-name="Internet_20_link" text:visited-style-name="Visited_20_Internet_20_Link">Phaser.Input.Keyboard.KeyCodes</text:a></text:p>
        </text:list-item>
        <text:list-item>
          <text:p text:style-name="P11"><text:a xlink:type="simple" xlink:href="https://newdocs.phaser.io/docs/3.55.2/Phaser.Input.Mouse" text:style-name="Internet_20_link" text:visited-style-name="Visited_20_Internet_20_Link">Phaser.Input.Mouse</text:a></text:p>
        </text:list-item>
        <text:list-item>
          <text:p text:style-name="P11"><text:a xlink:type="simple" xlink:href="https://newdocs.phaser.io/docs/3.55.2/Phaser.Input.Touch" text:style-name="Internet_20_link" text:visited-style-name="Visited_20_Internet_20_Link">Phaser.Input.Touch</text:a></text:p>
        </text:list-item>
        <text:list-item>
          <text:p text:style-name="P11"><text:a xlink:type="simple" xlink:href="https://newdocs.phaser.io/docs/3.55.2/Phaser.Loader" text:style-name="Internet_20_link" text:visited-style-name="Visited_20_Internet_20_Link">Phaser.Loader</text:a></text:p>
        </text:list-item>
        <text:list-item>
          <text:p text:style-name="P11"><text:a xlink:type="simple" xlink:href="https://newdocs.phaser.io/docs/3.55.2/Phaser.Loader.Events" text:style-name="Internet_20_link" text:visited-style-name="Visited_20_Internet_20_Link">Phaser.Loader.Events</text:a></text:p>
        </text:list-item>
        <text:list-item>
          <text:p text:style-name="P11"><text:a xlink:type="simple" xlink:href="https://newdocs.phaser.io/docs/3.55.2/Phaser.Loader.FileTypes" text:style-name="Internet_20_link" text:visited-style-name="Visited_20_Internet_20_Link">Phaser.Loader.FileTypes</text:a></text:p>
        </text:list-item>
        <text:list-item>
          <text:p text:style-name="P11"><text:a xlink:type="simple" xlink:href="https://newdocs.phaser.io/docs/3.55.2/Phaser.Loader.FileTypesManager" text:style-name="Internet_20_link" text:visited-style-name="Visited_20_Internet_20_Link">Phaser.Loader.FileTypesManager</text:a></text:p>
        </text:list-item>
        <text:list-item>
          <text:p text:style-name="P11"><text:a xlink:type="simple" xlink:href="https://newdocs.phaser.io/docs/3.55.2/Phaser.Math" text:style-name="Internet_20_link" text:visited-style-name="Visited_20_Internet_20_Link">Phaser.Math</text:a></text:p>
        </text:list-item>
        <text:list-item>
          <text:p text:style-name="P11"><text:a xlink:type="simple" xlink:href="https://newdocs.phaser.io/docs/3.55.2/Phaser.Math.Angle" text:style-name="Internet_20_link" text:visited-style-name="Visited_20_Internet_20_Link">Phaser.Math.Angle</text:a></text:p>
        </text:list-item>
        <text:list-item>
          <text:p text:style-name="P11"><text:a xlink:type="simple" xlink:href="https://newdocs.phaser.io/docs/3.55.2/Phaser.Math.Distance" text:style-name="Internet_20_link" text:visited-style-name="Visited_20_Internet_20_Link">Phaser.Math.Distance</text:a></text:p>
        </text:list-item>
        <text:list-item>
          <text:p text:style-name="P11"><text:a xlink:type="simple" xlink:href="https://newdocs.phaser.io/docs/3.55.2/Phaser.Math.Easing" text:style-name="Internet_20_link" text:visited-style-name="Visited_20_Internet_20_Link">Phaser.Math.Easing</text:a></text:p>
        </text:list-item>
        <text:list-item>
          <text:p text:style-name="P11"><text:a xlink:type="simple" xlink:href="https://newdocs.phaser.io/docs/3.55.2/Phaser.Math.Easing.Back" text:style-name="Internet_20_link" text:visited-style-name="Visited_20_Internet_20_Link">Phaser.Math.Easing.Back</text:a></text:p>
        </text:list-item>
        <text:list-item>
          <text:p text:style-name="P11"><text:a xlink:type="simple" xlink:href="https://newdocs.phaser.io/docs/3.55.2/Phaser.Math.Easing.Bounce" text:style-name="Internet_20_link" text:visited-style-name="Visited_20_Internet_20_Link">Phaser.Math.Easing.Bounce</text:a></text:p>
        </text:list-item>
        <text:list-item>
          <text:p text:style-name="P11"><text:a xlink:type="simple" xlink:href="https://newdocs.phaser.io/docs/3.55.2/Phaser.Math.Easing.Circular" text:style-name="Internet_20_link" text:visited-style-name="Visited_20_Internet_20_Link">Phaser.Math.Easing.Circular</text:a></text:p>
        </text:list-item>
        <text:list-item>
          <text:p text:style-name="P11"><text:a xlink:type="simple" xlink:href="https://newdocs.phaser.io/docs/3.55.2/Phaser.Math.Easing.Cubic" text:style-name="Internet_20_link" text:visited-style-name="Visited_20_Internet_20_Link">Phaser.Math.Easing.Cubic</text:a></text:p>
        </text:list-item>
        <text:list-item>
          <text:p text:style-name="P11"><text:a xlink:type="simple" xlink:href="https://newdocs.phaser.io/docs/3.55.2/Phaser.Math.Easing.Elastic" text:style-name="Internet_20_link" text:visited-style-name="Visited_20_Internet_20_Link">Phaser.Math.Easing.Elastic</text:a></text:p>
        </text:list-item>
        <text:list-item>
          <text:p text:style-name="P11"><text:a xlink:type="simple" xlink:href="https://newdocs.phaser.io/docs/3.55.2/Phaser.Math.Easing.Expo" text:style-name="Internet_20_link" text:visited-style-name="Visited_20_Internet_20_Link">Phaser.Math.Easing.Expo</text:a></text:p>
        </text:list-item>
        <text:list-item>
          <text:p text:style-name="P11"><text:a xlink:type="simple" xlink:href="https://newdocs.phaser.io/docs/3.55.2/Phaser.Math.Easing.Quadratic" text:style-name="Internet_20_link" text:visited-style-name="Visited_20_Internet_20_Link">Phaser.Math.Easing.Quadratic</text:a></text:p>
        </text:list-item>
        <text:list-item>
          <text:p text:style-name="P11"><text:a xlink:type="simple" xlink:href="https://newdocs.phaser.io/docs/3.55.2/Phaser.Math.Easing.Quartic" text:style-name="Internet_20_link" text:visited-style-name="Visited_20_Internet_20_Link">Phaser.Math.Easing.Quartic</text:a></text:p>
        </text:list-item>
        <text:list-item>
          <text:p text:style-name="P11"><text:a xlink:type="simple" xlink:href="https://newdocs.phaser.io/docs/3.55.2/Phaser.Math.Easing.Quintic" text:style-name="Internet_20_link" text:visited-style-name="Visited_20_Internet_20_Link">Phaser.Math.Easing.Quintic</text:a></text:p>
        </text:list-item>
        <text:list-item>
          <text:p text:style-name="P11"><text:soft-page-break/><text:a xlink:type="simple" xlink:href="https://newdocs.phaser.io/docs/3.55.2/Phaser.Math.Easing.Sine" text:style-name="Internet_20_link" text:visited-style-name="Visited_20_Internet_20_Link">Phaser.Math.Easing.Sine</text:a></text:p>
        </text:list-item>
        <text:list-item>
          <text:p text:style-name="P11"><text:a xlink:type="simple" xlink:href="https://newdocs.phaser.io/docs/3.55.2/Phaser.Math.Easing.Stepped" text:style-name="Internet_20_link" text:visited-style-name="Visited_20_Internet_20_Link">Phaser.Math.Easing.Stepped</text:a></text:p>
        </text:list-item>
        <text:list-item>
          <text:p text:style-name="P11"><text:a xlink:type="simple" xlink:href="https://newdocs.phaser.io/docs/3.55.2/Phaser.Math.Fuzzy" text:style-name="Internet_20_link" text:visited-style-name="Visited_20_Internet_20_Link">Phaser.Math.Fuzzy</text:a></text:p>
        </text:list-item>
        <text:list-item>
          <text:p text:style-name="P11"><text:a xlink:type="simple" xlink:href="https://newdocs.phaser.io/docs/3.55.2/Phaser.Math.Interpolation" text:style-name="Internet_20_link" text:visited-style-name="Visited_20_Internet_20_Link">Phaser.Math.Interpolation</text:a></text:p>
        </text:list-item>
        <text:list-item>
          <text:p text:style-name="P11"><text:a xlink:type="simple" xlink:href="https://newdocs.phaser.io/docs/3.55.2/Phaser.Math.Pow2" text:style-name="Internet_20_link" text:visited-style-name="Visited_20_Internet_20_Link">Phaser.Math.Pow2</text:a></text:p>
        </text:list-item>
        <text:list-item>
          <text:p text:style-name="P11"><text:a xlink:type="simple" xlink:href="https://newdocs.phaser.io/docs/3.55.2/Phaser.Math.Snap" text:style-name="Internet_20_link" text:visited-style-name="Visited_20_Internet_20_Link">Phaser.Math.Snap</text:a></text:p>
        </text:list-item>
        <text:list-item>
          <text:p text:style-name="P11"><text:a xlink:type="simple" xlink:href="https://newdocs.phaser.io/docs/3.55.2/Phaser.Physics" text:style-name="Internet_20_link" text:visited-style-name="Visited_20_Internet_20_Link">Phaser.Physics</text:a></text:p>
        </text:list-item>
        <text:list-item>
          <text:p text:style-name="P11"><text:a xlink:type="simple" xlink:href="https://newdocs.phaser.io/docs/3.55.2/Phaser.Physics.Arcade" text:style-name="Internet_20_link" text:visited-style-name="Visited_20_Internet_20_Link">Phaser.Physics.Arcade</text:a></text:p>
        </text:list-item>
        <text:list-item>
          <text:p text:style-name="P11"><text:a xlink:type="simple" xlink:href="https://newdocs.phaser.io/docs/3.55.2/Phaser.Physics.Arcade.Components" text:style-name="Internet_20_link" text:visited-style-name="Visited_20_Internet_20_Link">Phaser.Physics.Arcade.Components</text:a></text:p>
        </text:list-item>
        <text:list-item>
          <text:p text:style-name="P11"><text:a xlink:type="simple" xlink:href="https://newdocs.phaser.io/docs/3.55.2/Phaser.Physics.Arcade.Components.Acceleration" text:style-name="Internet_20_link" text:visited-style-name="Visited_20_Internet_20_Link">Phaser.Physics.Arcade.Components.Acceleration</text:a></text:p>
        </text:list-item>
        <text:list-item>
          <text:p text:style-name="P11"><text:a xlink:type="simple" xlink:href="https://newdocs.phaser.io/docs/3.55.2/Phaser.Physics.Arcade.Components.Angular" text:style-name="Internet_20_link" text:visited-style-name="Visited_20_Internet_20_Link">Phaser.Physics.Arcade.Components.Angular</text:a></text:p>
        </text:list-item>
        <text:list-item>
          <text:p text:style-name="P11"><text:a xlink:type="simple" xlink:href="https://newdocs.phaser.io/docs/3.55.2/Phaser.Physics.Arcade.Components.Bounce" text:style-name="Internet_20_link" text:visited-style-name="Visited_20_Internet_20_Link">Phaser.Physics.Arcade.Components.Bounce</text:a></text:p>
        </text:list-item>
        <text:list-item>
          <text:p text:style-name="P11"><text:a xlink:type="simple" xlink:href="https://newdocs.phaser.io/docs/3.55.2/Phaser.Physics.Arcade.Components.Debug" text:style-name="Internet_20_link" text:visited-style-name="Visited_20_Internet_20_Link">Phaser.Physics.Arcade.Components.Debug</text:a></text:p>
        </text:list-item>
        <text:list-item>
          <text:p text:style-name="P11"><text:a xlink:type="simple" xlink:href="https://newdocs.phaser.io/docs/3.55.2/Phaser.Physics.Arcade.Components.Drag" text:style-name="Internet_20_link" text:visited-style-name="Visited_20_Internet_20_Link">Phaser.Physics.Arcade.Components.Drag</text:a></text:p>
        </text:list-item>
        <text:list-item>
          <text:p text:style-name="P11"><text:a xlink:type="simple" xlink:href="https://newdocs.phaser.io/docs/3.55.2/Phaser.Physics.Arcade.Components.Enable" text:style-name="Internet_20_link" text:visited-style-name="Visited_20_Internet_20_Link">Phaser.Physics.Arcade.Components.Enable</text:a></text:p>
        </text:list-item>
        <text:list-item>
          <text:p text:style-name="P11"><text:a xlink:type="simple" xlink:href="https://newdocs.phaser.io/docs/3.55.2/Phaser.Physics.Arcade.Components.Friction" text:style-name="Internet_20_link" text:visited-style-name="Visited_20_Internet_20_Link">Phaser.Physics.Arcade.Components.Friction</text:a></text:p>
        </text:list-item>
        <text:list-item>
          <text:p text:style-name="P11"><text:a xlink:type="simple" xlink:href="https://newdocs.phaser.io/docs/3.55.2/Phaser.Physics.Arcade.Components.Gravity" text:style-name="Internet_20_link" text:visited-style-name="Visited_20_Internet_20_Link">Phaser.Physics.Arcade.Components.Gravity</text:a></text:p>
        </text:list-item>
        <text:list-item>
          <text:p text:style-name="P11"><text:a xlink:type="simple" xlink:href="https://newdocs.phaser.io/docs/3.55.2/Phaser.Physics.Arcade.Components.Immovable" text:style-name="Internet_20_link" text:visited-style-name="Visited_20_Internet_20_Link">Phaser.Physics.Arcade.Components.Immovable</text:a></text:p>
        </text:list-item>
        <text:list-item>
          <text:p text:style-name="P11"><text:a xlink:type="simple" xlink:href="https://newdocs.phaser.io/docs/3.55.2/Phaser.Physics.Arcade.Components.Mass" text:style-name="Internet_20_link" text:visited-style-name="Visited_20_Internet_20_Link">Phaser.Physics.Arcade.Components.Mass</text:a></text:p>
        </text:list-item>
        <text:list-item>
          <text:p text:style-name="P11"><text:a xlink:type="simple" xlink:href="https://newdocs.phaser.io/docs/3.55.2/Phaser.Physics.Arcade.Components.Pushable" text:style-name="Internet_20_link" text:visited-style-name="Visited_20_Internet_20_Link">Phaser.Physics.Arcade.Components.Pushable</text:a></text:p>
        </text:list-item>
        <text:list-item>
          <text:p text:style-name="P11"><text:a xlink:type="simple" xlink:href="https://newdocs.phaser.io/docs/3.55.2/Phaser.Physics.Arcade.Components.Size" text:style-name="Internet_20_link" text:visited-style-name="Visited_20_Internet_20_Link">Phaser.Physics.Arcade.Components.Size</text:a></text:p>
        </text:list-item>
        <text:list-item>
          <text:p text:style-name="P11"><text:a xlink:type="simple" xlink:href="https://newdocs.phaser.io/docs/3.55.2/Phaser.Physics.Arcade.Components.Velocity" text:style-name="Internet_20_link" text:visited-style-name="Visited_20_Internet_20_Link">Phaser.Physics.Arcade.Components.Velocity</text:a></text:p>
        </text:list-item>
        <text:list-item>
          <text:p text:style-name="P11"><text:a xlink:type="simple" xlink:href="https://newdocs.phaser.io/docs/3.55.2/Phaser.Physics.Arcade.Events" text:style-name="Internet_20_link" text:visited-style-name="Visited_20_Internet_20_Link">Phaser.Physics.Arcade.Events</text:a></text:p>
        </text:list-item>
        <text:list-item>
          <text:p text:style-name="P11"><text:a xlink:type="simple" xlink:href="https://newdocs.phaser.io/docs/3.55.2/Phaser.Physics.Arcade.Tilemap" text:style-name="Internet_20_link" text:visited-style-name="Visited_20_Internet_20_Link">Phaser.Physics.Arcade.Tilemap</text:a></text:p>
        </text:list-item>
        <text:list-item>
          <text:p text:style-name="P11"><text:a xlink:type="simple" xlink:href="https://newdocs.phaser.io/docs/3.55.2/Phaser.Physics.Matter" text:style-name="Internet_20_link" text:visited-style-name="Visited_20_Internet_20_Link">Phaser.Physics.Matter</text:a></text:p>
        </text:list-item>
        <text:list-item>
          <text:p text:style-name="P11"><text:a xlink:type="simple" xlink:href="https://newdocs.phaser.io/docs/3.55.2/Phaser.Physics.Matter.Components" text:style-name="Internet_20_link" text:visited-style-name="Visited_20_Internet_20_Link">Phaser.Physics.Matter.Components</text:a></text:p>
        </text:list-item>
        <text:list-item>
          <text:p text:style-name="P11"><text:a xlink:type="simple" xlink:href="https://newdocs.phaser.io/docs/3.55.2/Phaser.Physics.Matter.Components.Bounce" text:style-name="Internet_20_link" text:visited-style-name="Visited_20_Internet_20_Link">Phaser.Physics.Matter.Components.Bounce</text:a></text:p>
        </text:list-item>
        <text:list-item>
          <text:p text:style-name="P11"><text:a xlink:type="simple" xlink:href="https://newdocs.phaser.io/docs/3.55.2/Phaser.Physics.Matter.Components.Collision" text:style-name="Internet_20_link" text:visited-style-name="Visited_20_Internet_20_Link">Phaser.Physics.Matter.Components.Collision</text:a></text:p>
        </text:list-item>
        <text:list-item>
          <text:p text:style-name="P11"><text:a xlink:type="simple" xlink:href="https://newdocs.phaser.io/docs/3.55.2/Phaser.Physics.Matter.Components.Force" text:style-name="Internet_20_link" text:visited-style-name="Visited_20_Internet_20_Link">Phaser.Physics.Matter.Components.Force</text:a></text:p>
        </text:list-item>
        <text:list-item>
          <text:p text:style-name="P11"><text:a xlink:type="simple" xlink:href="https://newdocs.phaser.io/docs/3.55.2/Phaser.Physics.Matter.Components.Friction" text:style-name="Internet_20_link" text:visited-style-name="Visited_20_Internet_20_Link">Phaser.Physics.Matter.Components.Friction</text:a></text:p>
        </text:list-item>
        <text:list-item>
          <text:p text:style-name="P11"><text:a xlink:type="simple" xlink:href="https://newdocs.phaser.io/docs/3.55.2/Phaser.Physics.Matter.Components.Gravity" text:style-name="Internet_20_link" text:visited-style-name="Visited_20_Internet_20_Link">Phaser.Physics.Matter.Components.Gravity</text:a></text:p>
        </text:list-item>
        <text:list-item>
          <text:p text:style-name="P11"><text:a xlink:type="simple" xlink:href="https://newdocs.phaser.io/docs/3.55.2/Phaser.Physics.Matter.Components.Mass" text:style-name="Internet_20_link" text:visited-style-name="Visited_20_Internet_20_Link">Phaser.Physics.Matter.Components.Mass</text:a></text:p>
        </text:list-item>
        <text:list-item>
          <text:p text:style-name="P11"><text:a xlink:type="simple" xlink:href="https://newdocs.phaser.io/docs/3.55.2/Phaser.Physics.Matter.Components.Sensor" text:style-name="Internet_20_link" text:visited-style-name="Visited_20_Internet_20_Link">Phaser.Physics.Matter.Components.Sensor</text:a></text:p>
        </text:list-item>
        <text:list-item>
          <text:p text:style-name="P11"><text:a xlink:type="simple" xlink:href="https://newdocs.phaser.io/docs/3.55.2/Phaser.Physics.Matter.Components.SetBody" text:style-name="Internet_20_link" text:visited-style-name="Visited_20_Internet_20_Link">Phaser.Physics.Matter.Components.SetBody</text:a></text:p>
        </text:list-item>
        <text:list-item>
          <text:p text:style-name="P11"><text:a xlink:type="simple" xlink:href="https://newdocs.phaser.io/docs/3.55.2/Phaser.Physics.Matter.Components.Sleep" text:style-name="Internet_20_link" text:visited-style-name="Visited_20_Internet_20_Link">Phaser.Physics.Matter.Components.Sleep</text:a></text:p>
        </text:list-item>
        <text:list-item>
          <text:p text:style-name="P11"><text:a xlink:type="simple" xlink:href="https://newdocs.phaser.io/docs/3.55.2/Phaser.Physics.Matter.Components.Static" text:style-name="Internet_20_link" text:visited-style-name="Visited_20_Internet_20_Link">Phaser.Physics.Matter.Components.Static</text:a></text:p>
        </text:list-item>
        <text:list-item>
          <text:p text:style-name="P11"><text:a xlink:type="simple" xlink:href="https://newdocs.phaser.io/docs/3.55.2/Phaser.Physics.Matter.Components.Transform" text:style-name="Internet_20_link" text:visited-style-name="Visited_20_Internet_20_Link">Phaser.Physics.Matter.Components.Transform</text:a></text:p>
        </text:list-item>
        <text:list-item>
          <text:p text:style-name="P11"><text:a xlink:type="simple" xlink:href="https://newdocs.phaser.io/docs/3.55.2/Phaser.Physics.Matter.Components.Velocity" text:style-name="Internet_20_link" text:visited-style-name="Visited_20_Internet_20_Link">Phaser.Physics.Matter.Components.Velocity</text:a></text:p>
        </text:list-item>
        <text:list-item>
          <text:p text:style-name="P11"><text:a xlink:type="simple" xlink:href="https://newdocs.phaser.io/docs/3.55.2/Phaser.Physics.Matter.Events" text:style-name="Internet_20_link" text:visited-style-name="Visited_20_Internet_20_Link">Phaser.Physics.Matter.Events</text:a></text:p>
        </text:list-item>
        <text:list-item>
          <text:p text:style-name="P11"><text:a xlink:type="simple" xlink:href="https://newdocs.phaser.io/docs/3.55.2/Phaser.Physics.Matter.Matter" text:style-name="Internet_20_link" text:visited-style-name="Visited_20_Internet_20_Link">Phaser.Physics.Matter.Matter</text:a></text:p>
        </text:list-item>
        <text:list-item>
          <text:p text:style-name="P11"><text:a xlink:type="simple" xlink:href="https://newdocs.phaser.io/docs/3.55.2/Phaser.Physics.Matter.PhysicsEditorParser" text:style-name="Internet_20_link" text:visited-style-name="Visited_20_Internet_20_Link">Phaser.Physics.Matter.PhysicsEditorParser</text:a></text:p>
        </text:list-item>
        <text:list-item>
          <text:p text:style-name="P11"><text:a xlink:type="simple" xlink:href="https://newdocs.phaser.io/docs/3.55.2/Phaser.Physics.Matter.PhysicsJSONParser" text:style-name="Internet_20_link" text:visited-style-name="Visited_20_Internet_20_Link">Phaser.Physics.Matter.PhysicsJSONParser</text:a></text:p>
        </text:list-item>
        <text:list-item>
          <text:p text:style-name="P11"><text:a xlink:type="simple" xlink:href="https://newdocs.phaser.io/docs/3.55.2/Phaser.Plugins" text:style-name="Internet_20_link" text:visited-style-name="Visited_20_Internet_20_Link">Phaser.Plugins</text:a></text:p>
        </text:list-item>
        <text:list-item>
          <text:p text:style-name="P11"><text:a xlink:type="simple" xlink:href="https://newdocs.phaser.io/docs/3.55.2/Phaser.Plugins.DefaultPlugins" text:style-name="Internet_20_link" text:visited-style-name="Visited_20_Internet_20_Link">Phaser.Plugins.DefaultPlugins</text:a></text:p>
        </text:list-item>
        <text:list-item>
          <text:p text:style-name="P11"><text:a xlink:type="simple" xlink:href="https://newdocs.phaser.io/docs/3.55.2/Phaser.Plugins.PluginCache" text:style-name="Internet_20_link" text:visited-style-name="Visited_20_Internet_20_Link">Phaser.Plugins.PluginCache</text:a></text:p>
        </text:list-item>
        <text:list-item>
          <text:p text:style-name="P11"><text:a xlink:type="simple" xlink:href="https://newdocs.phaser.io/docs/3.55.2/Phaser.Renderer" text:style-name="Internet_20_link" text:visited-style-name="Visited_20_Internet_20_Link">Phaser.Renderer</text:a></text:p>
        </text:list-item>
        <text:list-item>
          <text:p text:style-name="P11"><text:soft-page-break/><text:a xlink:type="simple" xlink:href="https://newdocs.phaser.io/docs/3.55.2/Phaser.Renderer.Canvas" text:style-name="Internet_20_link" text:visited-style-name="Visited_20_Internet_20_Link">Phaser.Renderer.Canvas</text:a></text:p>
        </text:list-item>
        <text:list-item>
          <text:p text:style-name="P11"><text:a xlink:type="simple" xlink:href="https://newdocs.phaser.io/docs/3.55.2/Phaser.Renderer.Events" text:style-name="Internet_20_link" text:visited-style-name="Visited_20_Internet_20_Link">Phaser.Renderer.Events</text:a></text:p>
        </text:list-item>
        <text:list-item>
          <text:p text:style-name="P11"><text:a xlink:type="simple" xlink:href="https://newdocs.phaser.io/docs/3.55.2/Phaser.Renderer.Snapshot" text:style-name="Internet_20_link" text:visited-style-name="Visited_20_Internet_20_Link">Phaser.Renderer.Snapshot</text:a></text:p>
        </text:list-item>
        <text:list-item>
          <text:p text:style-name="P11"><text:a xlink:type="simple" xlink:href="https://newdocs.phaser.io/docs/3.55.2/Phaser.Renderer.WebGL" text:style-name="Internet_20_link" text:visited-style-name="Visited_20_Internet_20_Link">Phaser.Renderer.WebGL</text:a></text:p>
        </text:list-item>
        <text:list-item>
          <text:p text:style-name="P11"><text:a xlink:type="simple" xlink:href="https://newdocs.phaser.io/docs/3.55.2/Phaser.Renderer.WebGL.Pipelines" text:style-name="Internet_20_link" text:visited-style-name="Visited_20_Internet_20_Link">Phaser.Renderer.WebGL.Pipelines</text:a></text:p>
        </text:list-item>
        <text:list-item>
          <text:p text:style-name="P11"><text:a xlink:type="simple" xlink:href="https://newdocs.phaser.io/docs/3.55.2/Phaser.Renderer.WebGL.Pipelines.Events" text:style-name="Internet_20_link" text:visited-style-name="Visited_20_Internet_20_Link">Phaser.Renderer.WebGL.Pipelines.Events</text:a></text:p>
        </text:list-item>
        <text:list-item>
          <text:p text:style-name="P11"><text:a xlink:type="simple" xlink:href="https://newdocs.phaser.io/docs/3.55.2/Phaser.Renderer.WebGL.Utils" text:style-name="Internet_20_link" text:visited-style-name="Visited_20_Internet_20_Link">Phaser.Renderer.WebGL.Utils</text:a></text:p>
        </text:list-item>
        <text:list-item>
          <text:p text:style-name="P11"><text:a xlink:type="simple" xlink:href="https://newdocs.phaser.io/docs/3.55.2/Phaser.Scale" text:style-name="Internet_20_link" text:visited-style-name="Visited_20_Internet_20_Link">Phaser.Scale</text:a></text:p>
        </text:list-item>
        <text:list-item>
          <text:p text:style-name="P11"><text:a xlink:type="simple" xlink:href="https://newdocs.phaser.io/docs/3.55.2/Phaser.Scale.Center" text:style-name="Internet_20_link" text:visited-style-name="Visited_20_Internet_20_Link">Phaser.Scale.Center</text:a></text:p>
        </text:list-item>
        <text:list-item>
          <text:p text:style-name="P11"><text:a xlink:type="simple" xlink:href="https://newdocs.phaser.io/docs/3.55.2/Phaser.Scale.Events" text:style-name="Internet_20_link" text:visited-style-name="Visited_20_Internet_20_Link">Phaser.Scale.Events</text:a></text:p>
        </text:list-item>
        <text:list-item>
          <text:p text:style-name="P11"><text:a xlink:type="simple" xlink:href="https://newdocs.phaser.io/docs/3.55.2/Phaser.Scale.Orientation" text:style-name="Internet_20_link" text:visited-style-name="Visited_20_Internet_20_Link">Phaser.Scale.Orientation</text:a></text:p>
        </text:list-item>
        <text:list-item>
          <text:p text:style-name="P11"><text:a xlink:type="simple" xlink:href="https://newdocs.phaser.io/docs/3.55.2/Phaser.Scale.ScaleModes" text:style-name="Internet_20_link" text:visited-style-name="Visited_20_Internet_20_Link">Phaser.Scale.ScaleModes</text:a></text:p>
        </text:list-item>
        <text:list-item>
          <text:p text:style-name="P11"><text:a xlink:type="simple" xlink:href="https://newdocs.phaser.io/docs/3.55.2/Phaser.Scale.Zoom" text:style-name="Internet_20_link" text:visited-style-name="Visited_20_Internet_20_Link">Phaser.Scale.Zoom</text:a></text:p>
        </text:list-item>
        <text:list-item>
          <text:p text:style-name="P11"><text:a xlink:type="simple" xlink:href="https://newdocs.phaser.io/docs/3.55.2/Phaser.ScaleModes" text:style-name="Internet_20_link" text:visited-style-name="Visited_20_Internet_20_Link">Phaser.ScaleModes</text:a></text:p>
        </text:list-item>
        <text:list-item>
          <text:p text:style-name="P11"><text:a xlink:type="simple" xlink:href="https://newdocs.phaser.io/docs/3.55.2/Phaser.Scenes" text:style-name="Internet_20_link" text:visited-style-name="Visited_20_Internet_20_Link">Phaser.Scenes</text:a></text:p>
        </text:list-item>
        <text:list-item>
          <text:p text:style-name="P11"><text:a xlink:type="simple" xlink:href="https://newdocs.phaser.io/docs/3.55.2/Phaser.Scenes.Events" text:style-name="Internet_20_link" text:visited-style-name="Visited_20_Internet_20_Link">Phaser.Scenes.Events</text:a></text:p>
        </text:list-item>
        <text:list-item>
          <text:p text:style-name="P11"><text:a xlink:type="simple" xlink:href="https://newdocs.phaser.io/docs/3.55.2/Phaser.Scenes.Settings" text:style-name="Internet_20_link" text:visited-style-name="Visited_20_Internet_20_Link">Phaser.Scenes.Settings</text:a></text:p>
        </text:list-item>
        <text:list-item>
          <text:p text:style-name="P11"><text:a xlink:type="simple" xlink:href="https://newdocs.phaser.io/docs/3.55.2/Phaser.Sound" text:style-name="Internet_20_link" text:visited-style-name="Visited_20_Internet_20_Link">Phaser.Sound</text:a></text:p>
        </text:list-item>
        <text:list-item>
          <text:p text:style-name="P11"><text:a xlink:type="simple" xlink:href="https://newdocs.phaser.io/docs/3.55.2/Phaser.Sound.Events" text:style-name="Internet_20_link" text:visited-style-name="Visited_20_Internet_20_Link">Phaser.Sound.Events</text:a></text:p>
        </text:list-item>
        <text:list-item>
          <text:p text:style-name="P11"><text:a xlink:type="simple" xlink:href="https://newdocs.phaser.io/docs/3.55.2/Phaser.Structs" text:style-name="Internet_20_link" text:visited-style-name="Visited_20_Internet_20_Link">Phaser.Structs</text:a></text:p>
        </text:list-item>
        <text:list-item>
          <text:p text:style-name="P11"><text:a xlink:type="simple" xlink:href="https://newdocs.phaser.io/docs/3.55.2/Phaser.Structs.Events" text:style-name="Internet_20_link" text:visited-style-name="Visited_20_Internet_20_Link">Phaser.Structs.Events</text:a></text:p>
        </text:list-item>
        <text:list-item>
          <text:p text:style-name="P11"><text:a xlink:type="simple" xlink:href="https://newdocs.phaser.io/docs/3.55.2/Phaser.Textures" text:style-name="Internet_20_link" text:visited-style-name="Visited_20_Internet_20_Link">Phaser.Textures</text:a></text:p>
        </text:list-item>
        <text:list-item>
          <text:p text:style-name="P11"><text:a xlink:type="simple" xlink:href="https://newdocs.phaser.io/docs/3.55.2/Phaser.Textures.Events" text:style-name="Internet_20_link" text:visited-style-name="Visited_20_Internet_20_Link">Phaser.Textures.Events</text:a></text:p>
        </text:list-item>
        <text:list-item>
          <text:p text:style-name="P11"><text:a xlink:type="simple" xlink:href="https://newdocs.phaser.io/docs/3.55.2/Phaser.Textures.FilterMode" text:style-name="Internet_20_link" text:visited-style-name="Visited_20_Internet_20_Link">Phaser.Textures.FilterMode</text:a></text:p>
        </text:list-item>
        <text:list-item>
          <text:p text:style-name="P11"><text:a xlink:type="simple" xlink:href="https://newdocs.phaser.io/docs/3.55.2/Phaser.Textures.Parsers" text:style-name="Internet_20_link" text:visited-style-name="Visited_20_Internet_20_Link">Phaser.Textures.Parsers</text:a></text:p>
        </text:list-item>
        <text:list-item>
          <text:p text:style-name="P11"><text:a xlink:type="simple" xlink:href="https://newdocs.phaser.io/docs/3.55.2/Phaser.Tilemaps" text:style-name="Internet_20_link" text:visited-style-name="Visited_20_Internet_20_Link">Phaser.Tilemaps</text:a></text:p>
        </text:list-item>
        <text:list-item>
          <text:p text:style-name="P11"><text:a xlink:type="simple" xlink:href="https://newdocs.phaser.io/docs/3.55.2/Phaser.Tilemaps.Components" text:style-name="Internet_20_link" text:visited-style-name="Visited_20_Internet_20_Link">Phaser.Tilemaps.Components</text:a></text:p>
        </text:list-item>
        <text:list-item>
          <text:p text:style-name="P11"><text:a xlink:type="simple" xlink:href="https://newdocs.phaser.io/docs/3.55.2/Phaser.Tilemaps.Formats" text:style-name="Internet_20_link" text:visited-style-name="Visited_20_Internet_20_Link">Phaser.Tilemaps.Formats</text:a></text:p>
        </text:list-item>
        <text:list-item>
          <text:p text:style-name="P11"><text:a xlink:type="simple" xlink:href="https://newdocs.phaser.io/docs/3.55.2/Phaser.Tilemaps.Orientation" text:style-name="Internet_20_link" text:visited-style-name="Visited_20_Internet_20_Link">Phaser.Tilemaps.Orientation</text:a></text:p>
        </text:list-item>
        <text:list-item>
          <text:p text:style-name="P11"><text:a xlink:type="simple" xlink:href="https://newdocs.phaser.io/docs/3.55.2/Phaser.Tilemaps.Parsers" text:style-name="Internet_20_link" text:visited-style-name="Visited_20_Internet_20_Link">Phaser.Tilemaps.Parsers</text:a></text:p>
        </text:list-item>
        <text:list-item>
          <text:p text:style-name="P11"><text:a xlink:type="simple" xlink:href="https://newdocs.phaser.io/docs/3.55.2/Phaser.Tilemaps.Parsers.Impact" text:style-name="Internet_20_link" text:visited-style-name="Visited_20_Internet_20_Link">Phaser.Tilemaps.Parsers.Impact</text:a></text:p>
        </text:list-item>
        <text:list-item>
          <text:p text:style-name="P11"><text:a xlink:type="simple" xlink:href="https://newdocs.phaser.io/docs/3.55.2/Phaser.Tilemaps.Parsers.Tiled" text:style-name="Internet_20_link" text:visited-style-name="Visited_20_Internet_20_Link">Phaser.Tilemaps.Parsers.Tiled</text:a></text:p>
        </text:list-item>
        <text:list-item>
          <text:p text:style-name="P11"><text:a xlink:type="simple" xlink:href="https://newdocs.phaser.io/docs/3.55.2/Phaser.Time" text:style-name="Internet_20_link" text:visited-style-name="Visited_20_Internet_20_Link">Phaser.Time</text:a></text:p>
        </text:list-item>
        <text:list-item>
          <text:p text:style-name="P11"><text:a xlink:type="simple" xlink:href="https://newdocs.phaser.io/docs/3.55.2/Phaser.Tweens" text:style-name="Internet_20_link" text:visited-style-name="Visited_20_Internet_20_Link">Phaser.Tweens</text:a></text:p>
        </text:list-item>
        <text:list-item>
          <text:p text:style-name="P11"><text:a xlink:type="simple" xlink:href="https://newdocs.phaser.io/docs/3.55.2/Phaser.Tweens.Builders" text:style-name="Internet_20_link" text:visited-style-name="Visited_20_Internet_20_Link">Phaser.Tweens.Builders</text:a></text:p>
        </text:list-item>
        <text:list-item>
          <text:p text:style-name="P11"><text:a xlink:type="simple" xlink:href="https://newdocs.phaser.io/docs/3.55.2/Phaser.Tweens.Events" text:style-name="Internet_20_link" text:visited-style-name="Visited_20_Internet_20_Link">Phaser.Tweens.Events</text:a></text:p>
        </text:list-item>
        <text:list-item>
          <text:p text:style-name="P11"><text:a xlink:type="simple" xlink:href="https://newdocs.phaser.io/docs/3.55.2/Phaser.Types" text:style-name="Internet_20_link" text:visited-style-name="Visited_20_Internet_20_Link">Phaser.Types</text:a></text:p>
        </text:list-item>
        <text:list-item>
          <text:p text:style-name="P11"><text:a xlink:type="simple" xlink:href="https://newdocs.phaser.io/docs/3.55.2/Phaser.Types.Actions" text:style-name="Internet_20_link" text:visited-style-name="Visited_20_Internet_20_Link">Phaser.Types.Actions</text:a></text:p>
        </text:list-item>
        <text:list-item>
          <text:p text:style-name="P11"><text:a xlink:type="simple" xlink:href="https://newdocs.phaser.io/docs/3.55.2/Phaser.Types.Animations" text:style-name="Internet_20_link" text:visited-style-name="Visited_20_Internet_20_Link">Phaser.Types.Animations</text:a></text:p>
        </text:list-item>
        <text:list-item>
          <text:p text:style-name="P11"><text:a xlink:type="simple" xlink:href="https://newdocs.phaser.io/docs/3.55.2/Phaser.Types.Cameras" text:style-name="Internet_20_link" text:visited-style-name="Visited_20_Internet_20_Link">Phaser.Types.Cameras</text:a></text:p>
        </text:list-item>
        <text:list-item>
          <text:p text:style-name="P11"><text:a xlink:type="simple" xlink:href="https://newdocs.phaser.io/docs/3.55.2/Phaser.Types.Cameras.Controls" text:style-name="Internet_20_link" text:visited-style-name="Visited_20_Internet_20_Link">Phaser.Types.Cameras.Controls</text:a></text:p>
        </text:list-item>
        <text:list-item>
          <text:p text:style-name="P11"><text:a xlink:type="simple" xlink:href="https://newdocs.phaser.io/docs/3.55.2/Phaser.Types.Cameras.Scene2D" text:style-name="Internet_20_link" text:visited-style-name="Visited_20_Internet_20_Link">Phaser.Types.Cameras.Scene2D</text:a></text:p>
        </text:list-item>
        <text:list-item>
          <text:p text:style-name="P11"><text:a xlink:type="simple" xlink:href="https://newdocs.phaser.io/docs/3.55.2/Phaser.Types.Core" text:style-name="Internet_20_link" text:visited-style-name="Visited_20_Internet_20_Link">Phaser.Types.Core</text:a></text:p>
        </text:list-item>
        <text:list-item>
          <text:p text:style-name="P11"><text:a xlink:type="simple" xlink:href="https://newdocs.phaser.io/docs/3.55.2/Phaser.Types.Create" text:style-name="Internet_20_link" text:visited-style-name="Visited_20_Internet_20_Link">Phaser.Types.Create</text:a></text:p>
        </text:list-item>
        <text:list-item>
          <text:p text:style-name="P11"><text:a xlink:type="simple" xlink:href="https://newdocs.phaser.io/docs/3.55.2/Phaser.Types.Curves" text:style-name="Internet_20_link" text:visited-style-name="Visited_20_Internet_20_Link">Phaser.Types.Curves</text:a></text:p>
        </text:list-item>
        <text:list-item>
          <text:p text:style-name="P11"><text:a xlink:type="simple" xlink:href="https://newdocs.phaser.io/docs/3.55.2/Phaser.Types.Display" text:style-name="Internet_20_link" text:visited-style-name="Visited_20_Internet_20_Link">Phaser.Types.Display</text:a></text:p>
        </text:list-item>
        <text:list-item>
          <text:p text:style-name="P11"><text:soft-page-break/><text:a xlink:type="simple" xlink:href="https://newdocs.phaser.io/docs/3.55.2/Phaser.Types.GameObjects" text:style-name="Internet_20_link" text:visited-style-name="Visited_20_Internet_20_Link">Phaser.Types.GameObjects</text:a></text:p>
        </text:list-item>
        <text:list-item>
          <text:p text:style-name="P11"><text:a xlink:type="simple" xlink:href="https://newdocs.phaser.io/docs/3.55.2/Phaser.Types.GameObjects.BitmapText" text:style-name="Internet_20_link" text:visited-style-name="Visited_20_Internet_20_Link">Phaser.Types.GameObjects.BitmapText</text:a></text:p>
        </text:list-item>
        <text:list-item>
          <text:p text:style-name="P11"><text:a xlink:type="simple" xlink:href="https://newdocs.phaser.io/docs/3.55.2/Phaser.Types.GameObjects.Graphics" text:style-name="Internet_20_link" text:visited-style-name="Visited_20_Internet_20_Link">Phaser.Types.GameObjects.Graphics</text:a></text:p>
        </text:list-item>
        <text:list-item>
          <text:p text:style-name="P11"><text:a xlink:type="simple" xlink:href="https://newdocs.phaser.io/docs/3.55.2/Phaser.Types.GameObjects.Group" text:style-name="Internet_20_link" text:visited-style-name="Visited_20_Internet_20_Link">Phaser.Types.GameObjects.Group</text:a></text:p>
        </text:list-item>
        <text:list-item>
          <text:p text:style-name="P11"><text:a xlink:type="simple" xlink:href="https://newdocs.phaser.io/docs/3.55.2/Phaser.Types.GameObjects.Particles" text:style-name="Internet_20_link" text:visited-style-name="Visited_20_Internet_20_Link">Phaser.Types.GameObjects.Particles</text:a></text:p>
        </text:list-item>
        <text:list-item>
          <text:p text:style-name="P11"><text:a xlink:type="simple" xlink:href="https://newdocs.phaser.io/docs/3.55.2/Phaser.Types.GameObjects.PathFollower" text:style-name="Internet_20_link" text:visited-style-name="Visited_20_Internet_20_Link">Phaser.Types.GameObjects.PathFollower</text:a></text:p>
        </text:list-item>
        <text:list-item>
          <text:p text:style-name="P11"><text:a xlink:type="simple" xlink:href="https://newdocs.phaser.io/docs/3.55.2/Phaser.Types.GameObjects.RenderTexture" text:style-name="Internet_20_link" text:visited-style-name="Visited_20_Internet_20_Link">Phaser.Types.GameObjects.RenderTexture</text:a></text:p>
        </text:list-item>
        <text:list-item>
          <text:p text:style-name="P11"><text:a xlink:type="simple" xlink:href="https://newdocs.phaser.io/docs/3.55.2/Phaser.Types.GameObjects.Sprite" text:style-name="Internet_20_link" text:visited-style-name="Visited_20_Internet_20_Link">Phaser.Types.GameObjects.Sprite</text:a></text:p>
        </text:list-item>
        <text:list-item>
          <text:p text:style-name="P11"><text:a xlink:type="simple" xlink:href="https://newdocs.phaser.io/docs/3.55.2/Phaser.Types.GameObjects.Text" text:style-name="Internet_20_link" text:visited-style-name="Visited_20_Internet_20_Link">Phaser.Types.GameObjects.Text</text:a></text:p>
        </text:list-item>
        <text:list-item>
          <text:p text:style-name="P11"><text:a xlink:type="simple" xlink:href="https://newdocs.phaser.io/docs/3.55.2/Phaser.Types.GameObjects.TileSprite" text:style-name="Internet_20_link" text:visited-style-name="Visited_20_Internet_20_Link">Phaser.Types.GameObjects.TileSprite</text:a></text:p>
        </text:list-item>
        <text:list-item>
          <text:p text:style-name="P11"><text:a xlink:type="simple" xlink:href="https://newdocs.phaser.io/docs/3.55.2/Phaser.Types.Geom" text:style-name="Internet_20_link" text:visited-style-name="Visited_20_Internet_20_Link">Phaser.Types.Geom</text:a></text:p>
        </text:list-item>
        <text:list-item>
          <text:p text:style-name="P11"><text:a xlink:type="simple" xlink:href="https://newdocs.phaser.io/docs/3.55.2/Phaser.Types.Geom.Mesh" text:style-name="Internet_20_link" text:visited-style-name="Visited_20_Internet_20_Link">Phaser.Types.Geom.Mesh</text:a></text:p>
        </text:list-item>
        <text:list-item>
          <text:p text:style-name="P11"><text:a xlink:type="simple" xlink:href="https://newdocs.phaser.io/docs/3.55.2/Phaser.Types.Input" text:style-name="Internet_20_link" text:visited-style-name="Visited_20_Internet_20_Link">Phaser.Types.Input</text:a></text:p>
        </text:list-item>
        <text:list-item>
          <text:p text:style-name="P11"><text:a xlink:type="simple" xlink:href="https://newdocs.phaser.io/docs/3.55.2/Phaser.Types.Input.Gamepad" text:style-name="Internet_20_link" text:visited-style-name="Visited_20_Internet_20_Link">Phaser.Types.Input.Gamepad</text:a></text:p>
        </text:list-item>
        <text:list-item>
          <text:p text:style-name="P11"><text:a xlink:type="simple" xlink:href="https://newdocs.phaser.io/docs/3.55.2/Phaser.Types.Input.Keyboard" text:style-name="Internet_20_link" text:visited-style-name="Visited_20_Internet_20_Link">Phaser.Types.Input.Keyboard</text:a></text:p>
        </text:list-item>
        <text:list-item>
          <text:p text:style-name="P11"><text:a xlink:type="simple" xlink:href="https://newdocs.phaser.io/docs/3.55.2/Phaser.Types.Loader" text:style-name="Internet_20_link" text:visited-style-name="Visited_20_Internet_20_Link">Phaser.Types.Loader</text:a></text:p>
        </text:list-item>
        <text:list-item>
          <text:p text:style-name="P11"><text:a xlink:type="simple" xlink:href="https://newdocs.phaser.io/docs/3.55.2/Phaser.Types.Loader.FileTypes" text:style-name="Internet_20_link" text:visited-style-name="Visited_20_Internet_20_Link">Phaser.Types.Loader.FileTypes</text:a></text:p>
        </text:list-item>
        <text:list-item>
          <text:p text:style-name="P11"><text:a xlink:type="simple" xlink:href="https://newdocs.phaser.io/docs/3.55.2/Phaser.Types.Math" text:style-name="Internet_20_link" text:visited-style-name="Visited_20_Internet_20_Link">Phaser.Types.Math</text:a></text:p>
        </text:list-item>
        <text:list-item>
          <text:p text:style-name="P11"><text:a xlink:type="simple" xlink:href="https://newdocs.phaser.io/docs/3.55.2/Phaser.Types.Physics" text:style-name="Internet_20_link" text:visited-style-name="Visited_20_Internet_20_Link">Phaser.Types.Physics</text:a></text:p>
        </text:list-item>
        <text:list-item>
          <text:p text:style-name="P11"><text:a xlink:type="simple" xlink:href="https://newdocs.phaser.io/docs/3.55.2/Phaser.Types.Physics.Arcade" text:style-name="Internet_20_link" text:visited-style-name="Visited_20_Internet_20_Link">Phaser.Types.Physics.Arcade</text:a></text:p>
        </text:list-item>
        <text:list-item>
          <text:p text:style-name="P11"><text:a xlink:type="simple" xlink:href="https://newdocs.phaser.io/docs/3.55.2/Phaser.Types.Physics.Matter" text:style-name="Internet_20_link" text:visited-style-name="Visited_20_Internet_20_Link">Phaser.Types.Physics.Matter</text:a></text:p>
        </text:list-item>
        <text:list-item>
          <text:p text:style-name="P11"><text:a xlink:type="simple" xlink:href="https://newdocs.phaser.io/docs/3.55.2/Phaser.Types.Plugins" text:style-name="Internet_20_link" text:visited-style-name="Visited_20_Internet_20_Link">Phaser.Types.Plugins</text:a></text:p>
        </text:list-item>
        <text:list-item>
          <text:p text:style-name="P11"><text:a xlink:type="simple" xlink:href="https://newdocs.phaser.io/docs/3.55.2/Phaser.Types.Renderer" text:style-name="Internet_20_link" text:visited-style-name="Visited_20_Internet_20_Link">Phaser.Types.Renderer</text:a></text:p>
        </text:list-item>
        <text:list-item>
          <text:p text:style-name="P11"><text:a xlink:type="simple" xlink:href="https://newdocs.phaser.io/docs/3.55.2/Phaser.Types.Renderer.Snapshot" text:style-name="Internet_20_link" text:visited-style-name="Visited_20_Internet_20_Link">Phaser.Types.Renderer.Snapshot</text:a></text:p>
        </text:list-item>
        <text:list-item>
          <text:p text:style-name="P11"><text:a xlink:type="simple" xlink:href="https://newdocs.phaser.io/docs/3.55.2/Phaser.Types.Renderer.WebGL" text:style-name="Internet_20_link" text:visited-style-name="Visited_20_Internet_20_Link">Phaser.Types.Renderer.WebGL</text:a></text:p>
        </text:list-item>
        <text:list-item>
          <text:p text:style-name="P11"><text:a xlink:type="simple" xlink:href="https://newdocs.phaser.io/docs/3.55.2/Phaser.Types.Scenes" text:style-name="Internet_20_link" text:visited-style-name="Visited_20_Internet_20_Link">Phaser.Types.Scenes</text:a></text:p>
        </text:list-item>
        <text:list-item>
          <text:p text:style-name="P11"><text:a xlink:type="simple" xlink:href="https://newdocs.phaser.io/docs/3.55.2/Phaser.Types.Sound" text:style-name="Internet_20_link" text:visited-style-name="Visited_20_Internet_20_Link">Phaser.Types.Sound</text:a></text:p>
        </text:list-item>
        <text:list-item>
          <text:p text:style-name="P11"><text:a xlink:type="simple" xlink:href="https://newdocs.phaser.io/docs/3.55.2/Phaser.Types.Textures" text:style-name="Internet_20_link" text:visited-style-name="Visited_20_Internet_20_Link">Phaser.Types.Textures</text:a></text:p>
        </text:list-item>
        <text:list-item>
          <text:p text:style-name="P11"><text:a xlink:type="simple" xlink:href="https://newdocs.phaser.io/docs/3.55.2/Phaser.Types.Tilemaps" text:style-name="Internet_20_link" text:visited-style-name="Visited_20_Internet_20_Link">Phaser.Types.Tilemaps</text:a></text:p>
        </text:list-item>
        <text:list-item>
          <text:p text:style-name="P11"><text:a xlink:type="simple" xlink:href="https://newdocs.phaser.io/docs/3.55.2/Phaser.Types.Time" text:style-name="Internet_20_link" text:visited-style-name="Visited_20_Internet_20_Link">Phaser.Types.Time</text:a></text:p>
        </text:list-item>
        <text:list-item>
          <text:p text:style-name="P11"><text:a xlink:type="simple" xlink:href="https://newdocs.phaser.io/docs/3.55.2/Phaser.Types.Tweens" text:style-name="Internet_20_link" text:visited-style-name="Visited_20_Internet_20_Link">Phaser.Types.Tweens</text:a></text:p>
        </text:list-item>
        <text:list-item>
          <text:p text:style-name="P11"><text:a xlink:type="simple" xlink:href="https://newdocs.phaser.io/docs/3.55.2/Phaser.Utils" text:style-name="Internet_20_link" text:visited-style-name="Visited_20_Internet_20_Link">Phaser.Utils</text:a></text:p>
        </text:list-item>
        <text:list-item>
          <text:p text:style-name="P11"><text:a xlink:type="simple" xlink:href="https://newdocs.phaser.io/docs/3.55.2/Phaser.Utils.Array" text:style-name="Internet_20_link" text:visited-style-name="Visited_20_Internet_20_Link">Phaser.Utils.Array</text:a></text:p>
        </text:list-item>
        <text:list-item>
          <text:p text:style-name="P11"><text:a xlink:type="simple" xlink:href="https://newdocs.phaser.io/docs/3.55.2/Phaser.Utils.Array.Matrix" text:style-name="Internet_20_link" text:visited-style-name="Visited_20_Internet_20_Link">Phaser.Utils.Array.Matrix</text:a></text:p>
        </text:list-item>
        <text:list-item>
          <text:p text:style-name="P11"><text:a xlink:type="simple" xlink:href="https://newdocs.phaser.io/docs/3.55.2/Phaser.Utils.Base64" text:style-name="Internet_20_link" text:visited-style-name="Visited_20_Internet_20_Link">Phaser.Utils.Base64</text:a></text:p>
        </text:list-item>
        <text:list-item>
          <text:p text:style-name="P11"><text:a xlink:type="simple" xlink:href="https://newdocs.phaser.io/docs/3.55.2/Phaser.Utils.Objects" text:style-name="Internet_20_link" text:visited-style-name="Visited_20_Internet_20_Link">Phaser.Utils.Objects</text:a></text:p>
        </text:list-item>
        <text:list-item>
          <text:p text:style-name="P10"><text:a xlink:type="simple" xlink:href="https://newdocs.phaser.io/docs/3.55.2/Phaser.Utils.String" text:style-name="Internet_20_link" text:visited-style-name="Visited_20_Internet_20_Link">Phaser.Utils.String</text:a></text:p>
        </text:list-item>
      </text:list>
      <text:p text:style-name="Standard"/>
      <text:h text:style-name="P2" text:outline-level="3">Class</text:h>
      <text:list xml:id="list3408562662" text:style-name="L4">
        <text:list-item>
          <text:p text:style-name="P13"><text:a xlink:type="simple" xlink:href="https://newdocs.phaser.io/docs/3.55.2/Phaser.Animations.Animation" text:style-name="Internet_20_link" text:visited-style-name="Visited_20_Internet_20_Link">Phaser.Animations.Animation</text:a></text:p>
        </text:list-item>
        <text:list-item>
          <text:p text:style-name="P13"><text:a xlink:type="simple" xlink:href="https://newdocs.phaser.io/docs/3.55.2/Phaser.Animations.AnimationFrame" text:style-name="Internet_20_link" text:visited-style-name="Visited_20_Internet_20_Link">Phaser.Animations.AnimationFrame</text:a></text:p>
        </text:list-item>
        <text:list-item>
          <text:p text:style-name="P13"><text:a xlink:type="simple" xlink:href="https://newdocs.phaser.io/docs/3.55.2/Phaser.Animations.AnimationManager" text:style-name="Internet_20_link" text:visited-style-name="Visited_20_Internet_20_Link">Phaser.Animations.AnimationManager</text:a></text:p>
        </text:list-item>
        <text:list-item>
          <text:p text:style-name="P13"><text:a xlink:type="simple" xlink:href="https://newdocs.phaser.io/docs/3.55.2/Phaser.Animations.AnimationState" text:style-name="Internet_20_link" text:visited-style-name="Visited_20_Internet_20_Link">Phaser.Animations.AnimationState</text:a></text:p>
        </text:list-item>
        <text:list-item>
          <text:p text:style-name="P13"><text:a xlink:type="simple" xlink:href="https://newdocs.phaser.io/docs/3.55.2/Phaser.Cache.BaseCache" text:style-name="Internet_20_link" text:visited-style-name="Visited_20_Internet_20_Link">Phaser.Cache.BaseCache</text:a></text:p>
        </text:list-item>
        <text:list-item>
          <text:p text:style-name="P13"><text:a xlink:type="simple" xlink:href="https://newdocs.phaser.io/docs/3.55.2/Phaser.Cache.CacheManager" text:style-name="Internet_20_link" text:visited-style-name="Visited_20_Internet_20_Link">Phaser.Cache.CacheManager</text:a></text:p>
        </text:list-item>
        <text:list-item>
          <text:p text:style-name="P13"><text:a xlink:type="simple" xlink:href="https://newdocs.phaser.io/docs/3.55.2/Phaser.Cameras.Scene2D.BaseCamera" text:style-name="Internet_20_link" text:visited-style-name="Visited_20_Internet_20_Link">Phaser.Cameras.Scene2D.BaseCamera</text:a></text:p>
        </text:list-item>
        <text:list-item>
          <text:p text:style-name="P13"><text:a xlink:type="simple" xlink:href="https://newdocs.phaser.io/docs/3.55.2/Phaser.Cameras.Scene2D.Camera" text:style-name="Internet_20_link" text:visited-style-name="Visited_20_Internet_20_Link">Phaser.Cameras.Scene2D.Camera</text:a></text:p>
        </text:list-item>
        <text:list-item>
          <text:p text:style-name="P13"><text:a xlink:type="simple" xlink:href="https://newdocs.phaser.io/docs/3.55.2/Phaser.Cameras.Scene2D.CameraManager" text:style-name="Internet_20_link" text:visited-style-name="Visited_20_Internet_20_Link">Phaser.Cameras.Scene2D.CameraManager</text:a></text:p>
        </text:list-item>
        <text:list-item>
          <text:p text:style-name="P13"><text:a xlink:type="simple" xlink:href="https://newdocs.phaser.io/docs/3.55.2/Phaser.Cameras.Scene2D.Effects.Fade" text:style-name="Internet_20_link" text:visited-style-name="Visited_20_Internet_20_Link">Phaser.Cameras.Scene2D.Effects.Fade</text:a></text:p>
        </text:list-item>
        <text:list-item>
          <text:p text:style-name="P13"><text:a xlink:type="simple" xlink:href="https://newdocs.phaser.io/docs/3.55.2/Phaser.Cameras.Scene2D.Effects.Flash" text:style-name="Internet_20_link" text:visited-style-name="Visited_20_Internet_20_Link">Phaser.Cameras.Scene2D.Effects.Flash</text:a></text:p>
        </text:list-item>
        <text:list-item>
          <text:p text:style-name="P13"><text:a xlink:type="simple" xlink:href="https://newdocs.phaser.io/docs/3.55.2/Phaser.Cameras.Scene2D.Effects.Pan" text:style-name="Internet_20_link" text:visited-style-name="Visited_20_Internet_20_Link">Phaser.Cameras.Scene2D.Effects.Pan</text:a></text:p>
        </text:list-item>
        <text:list-item>
          <text:p text:style-name="P13"><text:a xlink:type="simple" xlink:href="https://newdocs.phaser.io/docs/3.55.2/Phaser.Cameras.Scene2D.Effects.RotateTo" text:style-name="Internet_20_link" text:visited-style-name="Visited_20_Internet_20_Link">Phaser.Cameras.Scene2D.Effects.RotateTo</text:a></text:p>
        </text:list-item>
        <text:list-item>
          <text:p text:style-name="P13"><text:a xlink:type="simple" xlink:href="https://newdocs.phaser.io/docs/3.55.2/Phaser.Cameras.Scene2D.Effects.Shake" text:style-name="Internet_20_link" text:visited-style-name="Visited_20_Internet_20_Link">Phaser.Cameras.Scene2D.Effects.Shake</text:a></text:p>
        </text:list-item>
        <text:list-item>
          <text:p text:style-name="P13"><text:a xlink:type="simple" xlink:href="https://newdocs.phaser.io/docs/3.55.2/Phaser.Cameras.Scene2D.Effects.Zoom" text:style-name="Internet_20_link" text:visited-style-name="Visited_20_Internet_20_Link">Phaser.Cameras.Scene2D.Effects.Zoom</text:a></text:p>
        </text:list-item>
        <text:list-item>
          <text:p text:style-name="P13"><text:a xlink:type="simple" xlink:href="https://newdocs.phaser.io/docs/3.55.2/Phaser.Cameras.Controls.FixedKeyControl" text:style-name="Internet_20_link" text:visited-style-name="Visited_20_Internet_20_Link">Phaser.Cameras.Controls.FixedKeyControl</text:a></text:p>
        </text:list-item>
        <text:list-item>
          <text:p text:style-name="P13"><text:a xlink:type="simple" xlink:href="https://newdocs.phaser.io/docs/3.55.2/Phaser.Cameras.Controls.SmoothedKeyControl" text:style-name="Internet_20_link" text:visited-style-name="Visited_20_Internet_20_Link">Phaser.Cameras.Controls.SmoothedKeyControl</text:a></text:p>
        </text:list-item>
        <text:list-item>
          <text:p text:style-name="P13"><text:a xlink:type="simple" xlink:href="https://newdocs.phaser.io/docs/3.55.2/Phaser.Core.Config" text:style-name="Internet_20_link" text:visited-style-name="Visited_20_Internet_20_Link">Phaser.Core.Config</text:a></text:p>
        </text:list-item>
        <text:list-item>
          <text:p text:style-name="P13"><text:a xlink:type="simple" xlink:href="https://newdocs.phaser.io/docs/3.55.2/Phaser.Game" text:style-name="Internet_20_link" text:visited-style-name="Visited_20_Internet_20_Link">Phaser.Game</text:a></text:p>
        </text:list-item>
        <text:list-item>
          <text:p text:style-name="P13"><text:a xlink:type="simple" xlink:href="https://newdocs.phaser.io/docs/3.55.2/Phaser.Core.TimeStep" text:style-name="Internet_20_link" text:visited-style-name="Visited_20_Internet_20_Link">Phaser.Core.TimeStep</text:a></text:p>
        </text:list-item>
        <text:list-item>
          <text:p text:style-name="P13"><text:a xlink:type="simple" xlink:href="https://newdocs.phaser.io/docs/3.55.2/Phaser.Curves.CubicBezier" text:style-name="Internet_20_link" text:visited-style-name="Visited_20_Internet_20_Link">Phaser.Curves.CubicBezier</text:a></text:p>
        </text:list-item>
        <text:list-item>
          <text:p text:style-name="P13"><text:a xlink:type="simple" xlink:href="https://newdocs.phaser.io/docs/3.55.2/Phaser.Curves.Curve" text:style-name="Internet_20_link" text:visited-style-name="Visited_20_Internet_20_Link">Phaser.Curves.Curve</text:a></text:p>
        </text:list-item>
        <text:list-item>
          <text:p text:style-name="P13"><text:a xlink:type="simple" xlink:href="https://newdocs.phaser.io/docs/3.55.2/Phaser.Curves.Ellipse" text:style-name="Internet_20_link" text:visited-style-name="Visited_20_Internet_20_Link">Phaser.Curves.Ellipse</text:a></text:p>
        </text:list-item>
        <text:list-item>
          <text:p text:style-name="P13"><text:a xlink:type="simple" xlink:href="https://newdocs.phaser.io/docs/3.55.2/Phaser.Curves.Line" text:style-name="Internet_20_link" text:visited-style-name="Visited_20_Internet_20_Link">Phaser.Curves.Line</text:a></text:p>
        </text:list-item>
        <text:list-item>
          <text:p text:style-name="P13"><text:a xlink:type="simple" xlink:href="https://newdocs.phaser.io/docs/3.55.2/Phaser.Curves.MoveTo" text:style-name="Internet_20_link" text:visited-style-name="Visited_20_Internet_20_Link">Phaser.Curves.MoveTo</text:a></text:p>
        </text:list-item>
        <text:list-item>
          <text:p text:style-name="P13"><text:a xlink:type="simple" xlink:href="https://newdocs.phaser.io/docs/3.55.2/Phaser.Curves.Path" text:style-name="Internet_20_link" text:visited-style-name="Visited_20_Internet_20_Link">Phaser.Curves.Path</text:a></text:p>
        </text:list-item>
        <text:list-item>
          <text:p text:style-name="P13"><text:a xlink:type="simple" xlink:href="https://newdocs.phaser.io/docs/3.55.2/Phaser.Curves.QuadraticBezier" text:style-name="Internet_20_link" text:visited-style-name="Visited_20_Internet_20_Link">Phaser.Curves.QuadraticBezier</text:a></text:p>
        </text:list-item>
        <text:list-item>
          <text:p text:style-name="P13"><text:a xlink:type="simple" xlink:href="https://newdocs.phaser.io/docs/3.55.2/Phaser.Curves.Spline" text:style-name="Internet_20_link" text:visited-style-name="Visited_20_Internet_20_Link">Phaser.Curves.Spline</text:a></text:p>
        </text:list-item>
        <text:list-item>
          <text:p text:style-name="P13"><text:a xlink:type="simple" xlink:href="https://newdocs.phaser.io/docs/3.55.2/Phaser.Data.DataManager" text:style-name="Internet_20_link" text:visited-style-name="Visited_20_Internet_20_Link">Phaser.Data.DataManager</text:a></text:p>
        </text:list-item>
        <text:list-item>
          <text:p text:style-name="P13"><text:a xlink:type="simple" xlink:href="https://newdocs.phaser.io/docs/3.55.2/Phaser.Data.DataManagerPlugin" text:style-name="Internet_20_link" text:visited-style-name="Visited_20_Internet_20_Link">Phaser.Data.DataManagerPlugin</text:a></text:p>
        </text:list-item>
        <text:list-item>
          <text:p text:style-name="P13"><text:a xlink:type="simple" xlink:href="https://newdocs.phaser.io/docs/3.55.2/Phaser.Display.Color" text:style-name="Internet_20_link" text:visited-style-name="Visited_20_Internet_20_Link">Phaser.Display.Color</text:a></text:p>
        </text:list-item>
        <text:list-item>
          <text:p text:style-name="P13"><text:a xlink:type="simple" xlink:href="https://newdocs.phaser.io/docs/3.55.2/Phaser.Display.ColorMatrix" text:style-name="Internet_20_link" text:visited-style-name="Visited_20_Internet_20_Link">Phaser.Display.ColorMatrix</text:a></text:p>
        </text:list-item>
        <text:list-item>
          <text:p text:style-name="P13"><text:a xlink:type="simple" xlink:href="https://newdocs.phaser.io/docs/3.55.2/Phaser.Display.Masks.BitmapMask" text:style-name="Internet_20_link" text:visited-style-name="Visited_20_Internet_20_Link">Phaser.Display.Masks.BitmapMask</text:a></text:p>
        </text:list-item>
        <text:list-item>
          <text:p text:style-name="P13"><text:a xlink:type="simple" xlink:href="https://newdocs.phaser.io/docs/3.55.2/Phaser.Display.Masks.GeometryMask" text:style-name="Internet_20_link" text:visited-style-name="Visited_20_Internet_20_Link">Phaser.Display.Masks.GeometryMask</text:a></text:p>
        </text:list-item>
        <text:list-item>
          <text:p text:style-name="P13"><text:a xlink:type="simple" xlink:href="https://newdocs.phaser.io/docs/3.55.2/Phaser.Display.RGB" text:style-name="Internet_20_link" text:visited-style-name="Visited_20_Internet_20_Link">Phaser.Display.RGB</text:a></text:p>
        </text:list-item>
        <text:list-item>
          <text:p text:style-name="P13"><text:a xlink:type="simple" xlink:href="https://newdocs.phaser.io/docs/3.55.2/Phaser.Display.BaseShader" text:style-name="Internet_20_link" text:visited-style-name="Visited_20_Internet_20_Link">Phaser.Display.BaseShader</text:a></text:p>
        </text:list-item>
        <text:list-item>
          <text:p text:style-name="P13"><text:a xlink:type="simple" xlink:href="https://newdocs.phaser.io/docs/3.55.2/Phaser.DOM.RequestAnimationFrame" text:style-name="Internet_20_link" text:visited-style-name="Visited_20_Internet_20_Link">Phaser.DOM.RequestAnimationFrame</text:a></text:p>
        </text:list-item>
        <text:list-item>
          <text:p text:style-name="P13"><text:a xlink:type="simple" xlink:href="https://newdocs.phaser.io/docs/3.55.2/Phaser.Events.EventEmitter" text:style-name="Internet_20_link" text:visited-style-name="Visited_20_Internet_20_Link">Phaser.Events.EventEmitter</text:a></text:p>
        </text:list-item>
        <text:list-item>
          <text:p text:style-name="P13"><text:a xlink:type="simple" xlink:href="https://newdocs.phaser.io/docs/3.55.2/Phaser.GameObjects.DynamicBitmapText" text:style-name="Internet_20_link" text:visited-style-name="Visited_20_Internet_20_Link">Phaser.GameObjects.DynamicBitmapText</text:a></text:p>
        </text:list-item>
        <text:list-item>
          <text:p text:style-name="P13"><text:a xlink:type="simple" xlink:href="https://newdocs.phaser.io/docs/3.55.2/Phaser.GameObjects.BitmapText" text:style-name="Internet_20_link" text:visited-style-name="Visited_20_Internet_20_Link">Phaser.GameObjects.BitmapText</text:a></text:p>
        </text:list-item>
        <text:list-item>
          <text:p text:style-name="P13"><text:a xlink:type="simple" xlink:href="https://newdocs.phaser.io/docs/3.55.2/Phaser.GameObjects.Blitter" text:style-name="Internet_20_link" text:visited-style-name="Visited_20_Internet_20_Link">Phaser.GameObjects.Blitter</text:a></text:p>
        </text:list-item>
        <text:list-item>
          <text:p text:style-name="P13"><text:a xlink:type="simple" xlink:href="https://newdocs.phaser.io/docs/3.55.2/Phaser.GameObjects.Bob" text:style-name="Internet_20_link" text:visited-style-name="Visited_20_Internet_20_Link">Phaser.GameObjects.Bob</text:a></text:p>
        </text:list-item>
        <text:list-item>
          <text:p text:style-name="P13"><text:a xlink:type="simple" xlink:href="https://newdocs.phaser.io/docs/3.55.2/Phaser.GameObjects.Components.TransformMatrix" text:style-name="Internet_20_link" text:visited-style-name="Visited_20_Internet_20_Link">Phaser.GameObjects.Components.TransformMatrix</text:a></text:p>
        </text:list-item>
        <text:list-item>
          <text:p text:style-name="P13"><text:a xlink:type="simple" xlink:href="https://newdocs.phaser.io/docs/3.55.2/Phaser.GameObjects.Container" text:style-name="Internet_20_link" text:visited-style-name="Visited_20_Internet_20_Link">Phaser.GameObjects.Container</text:a></text:p>
        </text:list-item>
        <text:list-item>
          <text:p text:style-name="P13"><text:soft-page-break/><text:a xlink:type="simple" xlink:href="https://newdocs.phaser.io/docs/3.55.2/Phaser.GameObjects.DisplayList" text:style-name="Internet_20_link" text:visited-style-name="Visited_20_Internet_20_Link">Phaser.GameObjects.DisplayList</text:a></text:p>
        </text:list-item>
        <text:list-item>
          <text:p text:style-name="P13"><text:a xlink:type="simple" xlink:href="https://newdocs.phaser.io/docs/3.55.2/Phaser.GameObjects.DOMElement" text:style-name="Internet_20_link" text:visited-style-name="Visited_20_Internet_20_Link">Phaser.GameObjects.DOMElement</text:a></text:p>
        </text:list-item>
        <text:list-item>
          <text:p text:style-name="P13"><text:a xlink:type="simple" xlink:href="https://newdocs.phaser.io/docs/3.55.2/Phaser.GameObjects.Extern" text:style-name="Internet_20_link" text:visited-style-name="Visited_20_Internet_20_Link">Phaser.GameObjects.Extern</text:a></text:p>
        </text:list-item>
        <text:list-item>
          <text:p text:style-name="P13"><text:a xlink:type="simple" xlink:href="https://newdocs.phaser.io/docs/3.55.2/Phaser.GameObjects.GameObject" text:style-name="Internet_20_link" text:visited-style-name="Visited_20_Internet_20_Link">Phaser.GameObjects.GameObject</text:a></text:p>
        </text:list-item>
        <text:list-item>
          <text:p text:style-name="P13"><text:a xlink:type="simple" xlink:href="https://newdocs.phaser.io/docs/3.55.2/Phaser.GameObjects.GameObjectCreator" text:style-name="Internet_20_link" text:visited-style-name="Visited_20_Internet_20_Link">Phaser.GameObjects.GameObjectCreator</text:a></text:p>
        </text:list-item>
        <text:list-item>
          <text:p text:style-name="P13"><text:a xlink:type="simple" xlink:href="https://newdocs.phaser.io/docs/3.55.2/Phaser.GameObjects.GameObjectFactory" text:style-name="Internet_20_link" text:visited-style-name="Visited_20_Internet_20_Link">Phaser.GameObjects.GameObjectFactory</text:a></text:p>
        </text:list-item>
        <text:list-item>
          <text:p text:style-name="P13"><text:a xlink:type="simple" xlink:href="https://newdocs.phaser.io/docs/3.55.2/Phaser.GameObjects.Graphics" text:style-name="Internet_20_link" text:visited-style-name="Visited_20_Internet_20_Link">Phaser.GameObjects.Graphics</text:a></text:p>
        </text:list-item>
        <text:list-item>
          <text:p text:style-name="P13"><text:a xlink:type="simple" xlink:href="https://newdocs.phaser.io/docs/3.55.2/Phaser.GameObjects.Group" text:style-name="Internet_20_link" text:visited-style-name="Visited_20_Internet_20_Link">Phaser.GameObjects.Group</text:a></text:p>
        </text:list-item>
        <text:list-item>
          <text:p text:style-name="P13"><text:a xlink:type="simple" xlink:href="https://newdocs.phaser.io/docs/3.55.2/Phaser.GameObjects.Image" text:style-name="Internet_20_link" text:visited-style-name="Visited_20_Internet_20_Link">Phaser.GameObjects.Image</text:a></text:p>
        </text:list-item>
        <text:list-item>
          <text:p text:style-name="P13"><text:a xlink:type="simple" xlink:href="https://newdocs.phaser.io/docs/3.55.2/Phaser.GameObjects.Layer" text:style-name="Internet_20_link" text:visited-style-name="Visited_20_Internet_20_Link">Phaser.GameObjects.Layer</text:a></text:p>
        </text:list-item>
        <text:list-item>
          <text:p text:style-name="P13"><text:a xlink:type="simple" xlink:href="https://newdocs.phaser.io/docs/3.55.2/Phaser.GameObjects.Light" text:style-name="Internet_20_link" text:visited-style-name="Visited_20_Internet_20_Link">Phaser.GameObjects.Light</text:a></text:p>
        </text:list-item>
        <text:list-item>
          <text:p text:style-name="P13"><text:a xlink:type="simple" xlink:href="https://newdocs.phaser.io/docs/3.55.2/Phaser.GameObjects.LightsManager" text:style-name="Internet_20_link" text:visited-style-name="Visited_20_Internet_20_Link">Phaser.GameObjects.LightsManager</text:a></text:p>
        </text:list-item>
        <text:list-item>
          <text:p text:style-name="P13"><text:a xlink:type="simple" xlink:href="https://newdocs.phaser.io/docs/3.55.2/Phaser.GameObjects.LightsPlugin" text:style-name="Internet_20_link" text:visited-style-name="Visited_20_Internet_20_Link">Phaser.GameObjects.LightsPlugin</text:a></text:p>
        </text:list-item>
        <text:list-item>
          <text:p text:style-name="P13"><text:a xlink:type="simple" xlink:href="https://newdocs.phaser.io/docs/3.55.2/Phaser.GameObjects.Mesh" text:style-name="Internet_20_link" text:visited-style-name="Visited_20_Internet_20_Link">Phaser.GameObjects.Mesh</text:a></text:p>
        </text:list-item>
        <text:list-item>
          <text:p text:style-name="P13"><text:a xlink:type="simple" xlink:href="https://newdocs.phaser.io/docs/3.55.2/Phaser.GameObjects.Particles.EmitterOp" text:style-name="Internet_20_link" text:visited-style-name="Visited_20_Internet_20_Link">Phaser.GameObjects.Particles.EmitterOp</text:a></text:p>
        </text:list-item>
        <text:list-item>
          <text:p text:style-name="P13"><text:a xlink:type="simple" xlink:href="https://newdocs.phaser.io/docs/3.55.2/Phaser.GameObjects.Particles.GravityWell" text:style-name="Internet_20_link" text:visited-style-name="Visited_20_Internet_20_Link">Phaser.GameObjects.Particles.GravityWell</text:a></text:p>
        </text:list-item>
        <text:list-item>
          <text:p text:style-name="P13"><text:a xlink:type="simple" xlink:href="https://newdocs.phaser.io/docs/3.55.2/Phaser.GameObjects.Particles.Particle" text:style-name="Internet_20_link" text:visited-style-name="Visited_20_Internet_20_Link">Phaser.GameObjects.Particles.Particle</text:a></text:p>
        </text:list-item>
        <text:list-item>
          <text:p text:style-name="P13"><text:a xlink:type="simple" xlink:href="https://newdocs.phaser.io/docs/3.55.2/Phaser.GameObjects.Particles.ParticleEmitter" text:style-name="Internet_20_link" text:visited-style-name="Visited_20_Internet_20_Link">Phaser.GameObjects.Particles.ParticleEmitter</text:a></text:p>
        </text:list-item>
        <text:list-item>
          <text:p text:style-name="P13"><text:a xlink:type="simple" xlink:href="https://newdocs.phaser.io/docs/3.55.2/Phaser.GameObjects.Particles.ParticleEmitterManager" text:style-name="Internet_20_link" text:visited-style-name="Visited_20_Internet_20_Link">Phaser.GameObjects.Particles.ParticleEmitterManager</text:a></text:p>
        </text:list-item>
        <text:list-item>
          <text:p text:style-name="P13"><text:a xlink:type="simple" xlink:href="https://newdocs.phaser.io/docs/3.55.2/Phaser.GameObjects.Particles.Zones.DeathZone" text:style-name="Internet_20_link" text:visited-style-name="Visited_20_Internet_20_Link">Phaser.GameObjects.Particles.Zones.DeathZone</text:a></text:p>
        </text:list-item>
        <text:list-item>
          <text:p text:style-name="P13"><text:a xlink:type="simple" xlink:href="https://newdocs.phaser.io/docs/3.55.2/Phaser.GameObjects.Particles.Zones.EdgeZone" text:style-name="Internet_20_link" text:visited-style-name="Visited_20_Internet_20_Link">Phaser.GameObjects.Particles.Zones.EdgeZone</text:a></text:p>
        </text:list-item>
        <text:list-item>
          <text:p text:style-name="P13"><text:a xlink:type="simple" xlink:href="https://newdocs.phaser.io/docs/3.55.2/Phaser.GameObjects.Particles.Zones.RandomZone" text:style-name="Internet_20_link" text:visited-style-name="Visited_20_Internet_20_Link">Phaser.GameObjects.Particles.Zones.RandomZone</text:a></text:p>
        </text:list-item>
        <text:list-item>
          <text:p text:style-name="P13"><text:a xlink:type="simple" xlink:href="https://newdocs.phaser.io/docs/3.55.2/Phaser.GameObjects.PathFollower" text:style-name="Internet_20_link" text:visited-style-name="Visited_20_Internet_20_Link">Phaser.GameObjects.PathFollower</text:a></text:p>
        </text:list-item>
        <text:list-item>
          <text:p text:style-name="P13"><text:a xlink:type="simple" xlink:href="https://newdocs.phaser.io/docs/3.55.2/Phaser.GameObjects.PointLight" text:style-name="Internet_20_link" text:visited-style-name="Visited_20_Internet_20_Link">Phaser.GameObjects.PointLight</text:a></text:p>
        </text:list-item>
        <text:list-item>
          <text:p text:style-name="P13"><text:a xlink:type="simple" xlink:href="https://newdocs.phaser.io/docs/3.55.2/Phaser.GameObjects.RenderTexture" text:style-name="Internet_20_link" text:visited-style-name="Visited_20_Internet_20_Link">Phaser.GameObjects.RenderTexture</text:a></text:p>
        </text:list-item>
        <text:list-item>
          <text:p text:style-name="P13"><text:a xlink:type="simple" xlink:href="https://newdocs.phaser.io/docs/3.55.2/Phaser.GameObjects.Rope" text:style-name="Internet_20_link" text:visited-style-name="Visited_20_Internet_20_Link">Phaser.GameObjects.Rope</text:a></text:p>
        </text:list-item>
        <text:list-item>
          <text:p text:style-name="P13"><text:a xlink:type="simple" xlink:href="https://newdocs.phaser.io/docs/3.55.2/Phaser.GameObjects.Shader" text:style-name="Internet_20_link" text:visited-style-name="Visited_20_Internet_20_Link">Phaser.GameObjects.Shader</text:a></text:p>
        </text:list-item>
        <text:list-item>
          <text:p text:style-name="P13"><text:a xlink:type="simple" xlink:href="https://newdocs.phaser.io/docs/3.55.2/Phaser.GameObjects.Arc" text:style-name="Internet_20_link" text:visited-style-name="Visited_20_Internet_20_Link">Phaser.GameObjects.Arc</text:a></text:p>
        </text:list-item>
        <text:list-item>
          <text:p text:style-name="P13"><text:a xlink:type="simple" xlink:href="https://newdocs.phaser.io/docs/3.55.2/Phaser.GameObjects.Curve" text:style-name="Internet_20_link" text:visited-style-name="Visited_20_Internet_20_Link">Phaser.GameObjects.Curve</text:a></text:p>
        </text:list-item>
        <text:list-item>
          <text:p text:style-name="P13"><text:a xlink:type="simple" xlink:href="https://newdocs.phaser.io/docs/3.55.2/Phaser.GameObjects.Ellipse" text:style-name="Internet_20_link" text:visited-style-name="Visited_20_Internet_20_Link">Phaser.GameObjects.Ellipse</text:a></text:p>
        </text:list-item>
        <text:list-item>
          <text:p text:style-name="P13"><text:a xlink:type="simple" xlink:href="https://newdocs.phaser.io/docs/3.55.2/Phaser.GameObjects.Grid" text:style-name="Internet_20_link" text:visited-style-name="Visited_20_Internet_20_Link">Phaser.GameObjects.Grid</text:a></text:p>
        </text:list-item>
        <text:list-item>
          <text:p text:style-name="P13"><text:a xlink:type="simple" xlink:href="https://newdocs.phaser.io/docs/3.55.2/Phaser.GameObjects.IsoBox" text:style-name="Internet_20_link" text:visited-style-name="Visited_20_Internet_20_Link">Phaser.GameObjects.IsoBox</text:a></text:p>
        </text:list-item>
        <text:list-item>
          <text:p text:style-name="P13"><text:a xlink:type="simple" xlink:href="https://newdocs.phaser.io/docs/3.55.2/Phaser.GameObjects.IsoTriangle" text:style-name="Internet_20_link" text:visited-style-name="Visited_20_Internet_20_Link">Phaser.GameObjects.IsoTriangle</text:a></text:p>
        </text:list-item>
        <text:list-item>
          <text:p text:style-name="P13"><text:a xlink:type="simple" xlink:href="https://newdocs.phaser.io/docs/3.55.2/Phaser.GameObjects.Line" text:style-name="Internet_20_link" text:visited-style-name="Visited_20_Internet_20_Link">Phaser.GameObjects.Line</text:a></text:p>
        </text:list-item>
        <text:list-item>
          <text:p text:style-name="P13"><text:a xlink:type="simple" xlink:href="https://newdocs.phaser.io/docs/3.55.2/Phaser.GameObjects.Polygon" text:style-name="Internet_20_link" text:visited-style-name="Visited_20_Internet_20_Link">Phaser.GameObjects.Polygon</text:a></text:p>
        </text:list-item>
        <text:list-item>
          <text:p text:style-name="P13"><text:a xlink:type="simple" xlink:href="https://newdocs.phaser.io/docs/3.55.2/Phaser.GameObjects.Rectangle" text:style-name="Internet_20_link" text:visited-style-name="Visited_20_Internet_20_Link">Phaser.GameObjects.Rectangle</text:a></text:p>
        </text:list-item>
        <text:list-item>
          <text:p text:style-name="P13"><text:a xlink:type="simple" xlink:href="https://newdocs.phaser.io/docs/3.55.2/Phaser.GameObjects.Shape" text:style-name="Internet_20_link" text:visited-style-name="Visited_20_Internet_20_Link">Phaser.GameObjects.Shape</text:a></text:p>
        </text:list-item>
        <text:list-item>
          <text:p text:style-name="P13"><text:a xlink:type="simple" xlink:href="https://newdocs.phaser.io/docs/3.55.2/Phaser.GameObjects.Star" text:style-name="Internet_20_link" text:visited-style-name="Visited_20_Internet_20_Link">Phaser.GameObjects.Star</text:a></text:p>
        </text:list-item>
        <text:list-item>
          <text:p text:style-name="P13"><text:a xlink:type="simple" xlink:href="https://newdocs.phaser.io/docs/3.55.2/Phaser.GameObjects.Triangle" text:style-name="Internet_20_link" text:visited-style-name="Visited_20_Internet_20_Link">Phaser.GameObjects.Triangle</text:a></text:p>
        </text:list-item>
        <text:list-item>
          <text:p text:style-name="P13"><text:a xlink:type="simple" xlink:href="https://newdocs.phaser.io/docs/3.55.2/Phaser.GameObjects.Sprite" text:style-name="Internet_20_link" text:visited-style-name="Visited_20_Internet_20_Link">Phaser.GameObjects.Sprite</text:a></text:p>
        </text:list-item>
        <text:list-item>
          <text:p text:style-name="P13"><text:a xlink:type="simple" xlink:href="https://newdocs.phaser.io/docs/3.55.2/Phaser.GameObjects.Text" text:style-name="Internet_20_link" text:visited-style-name="Visited_20_Internet_20_Link">Phaser.GameObjects.Text</text:a></text:p>
        </text:list-item>
        <text:list-item>
          <text:p text:style-name="P13"><text:a xlink:type="simple" xlink:href="https://newdocs.phaser.io/docs/3.55.2/Phaser.GameObjects.TextStyle" text:style-name="Internet_20_link" text:visited-style-name="Visited_20_Internet_20_Link">Phaser.GameObjects.TextStyle</text:a></text:p>
        </text:list-item>
        <text:list-item>
          <text:p text:style-name="P13"><text:a xlink:type="simple" xlink:href="https://newdocs.phaser.io/docs/3.55.2/Phaser.GameObjects.TileSprite" text:style-name="Internet_20_link" text:visited-style-name="Visited_20_Internet_20_Link">Phaser.GameObjects.TileSprite</text:a></text:p>
        </text:list-item>
        <text:list-item>
          <text:p text:style-name="P13"><text:a xlink:type="simple" xlink:href="https://newdocs.phaser.io/docs/3.55.2/Phaser.GameObjects.UpdateList" text:style-name="Internet_20_link" text:visited-style-name="Visited_20_Internet_20_Link">Phaser.GameObjects.UpdateList</text:a></text:p>
        </text:list-item>
        <text:list-item>
          <text:p text:style-name="P13"><text:a xlink:type="simple" xlink:href="https://newdocs.phaser.io/docs/3.55.2/Phaser.GameObjects.Video" text:style-name="Internet_20_link" text:visited-style-name="Visited_20_Internet_20_Link">Phaser.GameObjects.Video</text:a></text:p>
        </text:list-item>
        <text:list-item>
          <text:p text:style-name="P13"><text:a xlink:type="simple" xlink:href="https://newdocs.phaser.io/docs/3.55.2/Phaser.GameObjects.Zone" text:style-name="Internet_20_link" text:visited-style-name="Visited_20_Internet_20_Link">Phaser.GameObjects.Zone</text:a></text:p>
        </text:list-item>
        <text:list-item>
          <text:p text:style-name="P13"><text:soft-page-break/><text:a xlink:type="simple" xlink:href="https://newdocs.phaser.io/docs/3.55.2/Phaser.Geom.Circle" text:style-name="Internet_20_link" text:visited-style-name="Visited_20_Internet_20_Link">Phaser.Geom.Circle</text:a></text:p>
        </text:list-item>
        <text:list-item>
          <text:p text:style-name="P13"><text:a xlink:type="simple" xlink:href="https://newdocs.phaser.io/docs/3.55.2/Phaser.Geom.Ellipse" text:style-name="Internet_20_link" text:visited-style-name="Visited_20_Internet_20_Link">Phaser.Geom.Ellipse</text:a></text:p>
        </text:list-item>
        <text:list-item>
          <text:p text:style-name="P13"><text:a xlink:type="simple" xlink:href="https://newdocs.phaser.io/docs/3.55.2/Phaser.Geom.Line" text:style-name="Internet_20_link" text:visited-style-name="Visited_20_Internet_20_Link">Phaser.Geom.Line</text:a></text:p>
        </text:list-item>
        <text:list-item>
          <text:p text:style-name="P13"><text:a xlink:type="simple" xlink:href="https://newdocs.phaser.io/docs/3.55.2/Phaser.Geom.Mesh.Face" text:style-name="Internet_20_link" text:visited-style-name="Visited_20_Internet_20_Link">Phaser.Geom.Mesh.Face</text:a></text:p>
        </text:list-item>
        <text:list-item>
          <text:p text:style-name="P13"><text:a xlink:type="simple" xlink:href="https://newdocs.phaser.io/docs/3.55.2/Phaser.Geom.Mesh.Vertex" text:style-name="Internet_20_link" text:visited-style-name="Visited_20_Internet_20_Link">Phaser.Geom.Mesh.Vertex</text:a></text:p>
        </text:list-item>
        <text:list-item>
          <text:p text:style-name="P13"><text:a xlink:type="simple" xlink:href="https://newdocs.phaser.io/docs/3.55.2/Phaser.Geom.Point" text:style-name="Internet_20_link" text:visited-style-name="Visited_20_Internet_20_Link">Phaser.Geom.Point</text:a></text:p>
        </text:list-item>
        <text:list-item>
          <text:p text:style-name="P13"><text:a xlink:type="simple" xlink:href="https://newdocs.phaser.io/docs/3.55.2/Phaser.Geom.Polygon" text:style-name="Internet_20_link" text:visited-style-name="Visited_20_Internet_20_Link">Phaser.Geom.Polygon</text:a></text:p>
        </text:list-item>
        <text:list-item>
          <text:p text:style-name="P13"><text:a xlink:type="simple" xlink:href="https://newdocs.phaser.io/docs/3.55.2/Phaser.Geom.Rectangle" text:style-name="Internet_20_link" text:visited-style-name="Visited_20_Internet_20_Link">Phaser.Geom.Rectangle</text:a></text:p>
        </text:list-item>
        <text:list-item>
          <text:p text:style-name="P13"><text:a xlink:type="simple" xlink:href="https://newdocs.phaser.io/docs/3.55.2/Phaser.Geom.Triangle" text:style-name="Internet_20_link" text:visited-style-name="Visited_20_Internet_20_Link">Phaser.Geom.Triangle</text:a></text:p>
        </text:list-item>
        <text:list-item>
          <text:p text:style-name="P13"><text:a xlink:type="simple" xlink:href="https://newdocs.phaser.io/docs/3.55.2/Phaser.Input.Gamepad.Axis" text:style-name="Internet_20_link" text:visited-style-name="Visited_20_Internet_20_Link">Phaser.Input.Gamepad.Axis</text:a></text:p>
        </text:list-item>
        <text:list-item>
          <text:p text:style-name="P13"><text:a xlink:type="simple" xlink:href="https://newdocs.phaser.io/docs/3.55.2/Phaser.Input.Gamepad.Button" text:style-name="Internet_20_link" text:visited-style-name="Visited_20_Internet_20_Link">Phaser.Input.Gamepad.Button</text:a></text:p>
        </text:list-item>
        <text:list-item>
          <text:p text:style-name="P13"><text:a xlink:type="simple" xlink:href="https://newdocs.phaser.io/docs/3.55.2/Phaser.Input.Gamepad.Gamepad" text:style-name="Internet_20_link" text:visited-style-name="Visited_20_Internet_20_Link">Phaser.Input.Gamepad.Gamepad</text:a></text:p>
        </text:list-item>
        <text:list-item>
          <text:p text:style-name="P13"><text:a xlink:type="simple" xlink:href="https://newdocs.phaser.io/docs/3.55.2/Phaser.Input.Gamepad.GamepadPlugin" text:style-name="Internet_20_link" text:visited-style-name="Visited_20_Internet_20_Link">Phaser.Input.Gamepad.GamepadPlugin</text:a></text:p>
        </text:list-item>
        <text:list-item>
          <text:p text:style-name="P13"><text:a xlink:type="simple" xlink:href="https://newdocs.phaser.io/docs/3.55.2/Phaser.Input.InputManager" text:style-name="Internet_20_link" text:visited-style-name="Visited_20_Internet_20_Link">Phaser.Input.InputManager</text:a></text:p>
        </text:list-item>
        <text:list-item>
          <text:p text:style-name="P13"><text:a xlink:type="simple" xlink:href="https://newdocs.phaser.io/docs/3.55.2/Phaser.Input.InputPlugin" text:style-name="Internet_20_link" text:visited-style-name="Visited_20_Internet_20_Link">Phaser.Input.InputPlugin</text:a></text:p>
        </text:list-item>
        <text:list-item>
          <text:p text:style-name="P13"><text:a xlink:type="simple" xlink:href="https://newdocs.phaser.io/docs/3.55.2/Phaser.Input.Keyboard.KeyCombo" text:style-name="Internet_20_link" text:visited-style-name="Visited_20_Internet_20_Link">Phaser.Input.Keyboard.KeyCombo</text:a></text:p>
        </text:list-item>
        <text:list-item>
          <text:p text:style-name="P13"><text:a xlink:type="simple" xlink:href="https://newdocs.phaser.io/docs/3.55.2/Phaser.Input.Keyboard.KeyboardManager" text:style-name="Internet_20_link" text:visited-style-name="Visited_20_Internet_20_Link">Phaser.Input.Keyboard.KeyboardManager</text:a></text:p>
        </text:list-item>
        <text:list-item>
          <text:p text:style-name="P13"><text:a xlink:type="simple" xlink:href="https://newdocs.phaser.io/docs/3.55.2/Phaser.Input.Keyboard.KeyboardPlugin" text:style-name="Internet_20_link" text:visited-style-name="Visited_20_Internet_20_Link">Phaser.Input.Keyboard.KeyboardPlugin</text:a></text:p>
        </text:list-item>
        <text:list-item>
          <text:p text:style-name="P13"><text:a xlink:type="simple" xlink:href="https://newdocs.phaser.io/docs/3.55.2/Phaser.Input.Keyboard.Key" text:style-name="Internet_20_link" text:visited-style-name="Visited_20_Internet_20_Link">Phaser.Input.Keyboard.Key</text:a></text:p>
        </text:list-item>
        <text:list-item>
          <text:p text:style-name="P13"><text:a xlink:type="simple" xlink:href="https://newdocs.phaser.io/docs/3.55.2/Phaser.Input.Mouse.MouseManager" text:style-name="Internet_20_link" text:visited-style-name="Visited_20_Internet_20_Link">Phaser.Input.Mouse.MouseManager</text:a></text:p>
        </text:list-item>
        <text:list-item>
          <text:p text:style-name="P13"><text:a xlink:type="simple" xlink:href="https://newdocs.phaser.io/docs/3.55.2/Phaser.Input.Pointer" text:style-name="Internet_20_link" text:visited-style-name="Visited_20_Internet_20_Link">Phaser.Input.Pointer</text:a></text:p>
        </text:list-item>
        <text:list-item>
          <text:p text:style-name="P13"><text:a xlink:type="simple" xlink:href="https://newdocs.phaser.io/docs/3.55.2/Phaser.Input.Touch.TouchManager" text:style-name="Internet_20_link" text:visited-style-name="Visited_20_Internet_20_Link">Phaser.Input.Touch.TouchManager</text:a></text:p>
        </text:list-item>
        <text:list-item>
          <text:p text:style-name="P13"><text:a xlink:type="simple" xlink:href="https://newdocs.phaser.io/docs/3.55.2/Phaser.Loader.File" text:style-name="Internet_20_link" text:visited-style-name="Visited_20_Internet_20_Link">Phaser.Loader.File</text:a></text:p>
        </text:list-item>
        <text:list-item>
          <text:p text:style-name="P13"><text:a xlink:type="simple" xlink:href="https://newdocs.phaser.io/docs/3.55.2/Phaser.Loader.FileTypes.AnimationJSONFile" text:style-name="Internet_20_link" text:visited-style-name="Visited_20_Internet_20_Link">Phaser.Loader.FileTypes.AnimationJSONFile</text:a></text:p>
        </text:list-item>
        <text:list-item>
          <text:p text:style-name="P13"><text:a xlink:type="simple" xlink:href="https://newdocs.phaser.io/docs/3.55.2/Phaser.Loader.FileTypes.AsepriteFile" text:style-name="Internet_20_link" text:visited-style-name="Visited_20_Internet_20_Link">Phaser.Loader.FileTypes.AsepriteFile</text:a></text:p>
        </text:list-item>
        <text:list-item>
          <text:p text:style-name="P13"><text:a xlink:type="simple" xlink:href="https://newdocs.phaser.io/docs/3.55.2/Phaser.Loader.FileTypes.AtlasJSONFile" text:style-name="Internet_20_link" text:visited-style-name="Visited_20_Internet_20_Link">Phaser.Loader.FileTypes.AtlasJSONFile</text:a></text:p>
        </text:list-item>
        <text:list-item>
          <text:p text:style-name="P13"><text:a xlink:type="simple" xlink:href="https://newdocs.phaser.io/docs/3.55.2/Phaser.Loader.FileTypes.AtlasXMLFile" text:style-name="Internet_20_link" text:visited-style-name="Visited_20_Internet_20_Link">Phaser.Loader.FileTypes.AtlasXMLFile</text:a></text:p>
        </text:list-item>
        <text:list-item>
          <text:p text:style-name="P13"><text:a xlink:type="simple" xlink:href="https://newdocs.phaser.io/docs/3.55.2/Phaser.Loader.FileTypes.AudioFile" text:style-name="Internet_20_link" text:visited-style-name="Visited_20_Internet_20_Link">Phaser.Loader.FileTypes.AudioFile</text:a></text:p>
        </text:list-item>
        <text:list-item>
          <text:p text:style-name="P13"><text:a xlink:type="simple" xlink:href="https://newdocs.phaser.io/docs/3.55.2/Phaser.Loader.FileTypes.AudioSpriteFile" text:style-name="Internet_20_link" text:visited-style-name="Visited_20_Internet_20_Link">Phaser.Loader.FileTypes.AudioSpriteFile</text:a></text:p>
        </text:list-item>
        <text:list-item>
          <text:p text:style-name="P13"><text:a xlink:type="simple" xlink:href="https://newdocs.phaser.io/docs/3.55.2/Phaser.Loader.FileTypes.BinaryFile" text:style-name="Internet_20_link" text:visited-style-name="Visited_20_Internet_20_Link">Phaser.Loader.FileTypes.BinaryFile</text:a></text:p>
        </text:list-item>
        <text:list-item>
          <text:p text:style-name="P13"><text:a xlink:type="simple" xlink:href="https://newdocs.phaser.io/docs/3.55.2/Phaser.Loader.FileTypes.BitmapFontFile" text:style-name="Internet_20_link" text:visited-style-name="Visited_20_Internet_20_Link">Phaser.Loader.FileTypes.BitmapFontFile</text:a></text:p>
        </text:list-item>
        <text:list-item>
          <text:p text:style-name="P13"><text:a xlink:type="simple" xlink:href="https://newdocs.phaser.io/docs/3.55.2/Phaser.Loader.FileTypes.CSSFile" text:style-name="Internet_20_link" text:visited-style-name="Visited_20_Internet_20_Link">Phaser.Loader.FileTypes.CSSFile</text:a></text:p>
        </text:list-item>
        <text:list-item>
          <text:p text:style-name="P13"><text:a xlink:type="simple" xlink:href="https://newdocs.phaser.io/docs/3.55.2/Phaser.Loader.FileTypes.GLSLFile" text:style-name="Internet_20_link" text:visited-style-name="Visited_20_Internet_20_Link">Phaser.Loader.FileTypes.GLSLFile</text:a></text:p>
        </text:list-item>
        <text:list-item>
          <text:p text:style-name="P13"><text:a xlink:type="simple" xlink:href="https://newdocs.phaser.io/docs/3.55.2/Phaser.Loader.FileTypes.HTML5AudioFile" text:style-name="Internet_20_link" text:visited-style-name="Visited_20_Internet_20_Link">Phaser.Loader.FileTypes.HTML5AudioFile</text:a></text:p>
        </text:list-item>
        <text:list-item>
          <text:p text:style-name="P13"><text:a xlink:type="simple" xlink:href="https://newdocs.phaser.io/docs/3.55.2/Phaser.Loader.FileTypes.HTMLFile" text:style-name="Internet_20_link" text:visited-style-name="Visited_20_Internet_20_Link">Phaser.Loader.FileTypes.HTMLFile</text:a></text:p>
        </text:list-item>
        <text:list-item>
          <text:p text:style-name="P13"><text:a xlink:type="simple" xlink:href="https://newdocs.phaser.io/docs/3.55.2/Phaser.Loader.FileTypes.HTMLTextureFile" text:style-name="Internet_20_link" text:visited-style-name="Visited_20_Internet_20_Link">Phaser.Loader.FileTypes.HTMLTextureFile</text:a></text:p>
        </text:list-item>
        <text:list-item>
          <text:p text:style-name="P13"><text:a xlink:type="simple" xlink:href="https://newdocs.phaser.io/docs/3.55.2/Phaser.Loader.FileTypes.ImageFile" text:style-name="Internet_20_link" text:visited-style-name="Visited_20_Internet_20_Link">Phaser.Loader.FileTypes.ImageFile</text:a></text:p>
        </text:list-item>
        <text:list-item>
          <text:p text:style-name="P13"><text:a xlink:type="simple" xlink:href="https://newdocs.phaser.io/docs/3.55.2/Phaser.Loader.FileTypes.JSONFile" text:style-name="Internet_20_link" text:visited-style-name="Visited_20_Internet_20_Link">Phaser.Loader.FileTypes.JSONFile</text:a></text:p>
        </text:list-item>
        <text:list-item>
          <text:p text:style-name="P13"><text:a xlink:type="simple" xlink:href="https://newdocs.phaser.io/docs/3.55.2/Phaser.Loader.FileTypes.MultiAtlasFile" text:style-name="Internet_20_link" text:visited-style-name="Visited_20_Internet_20_Link">Phaser.Loader.FileTypes.MultiAtlasFile</text:a></text:p>
        </text:list-item>
        <text:list-item>
          <text:p text:style-name="P13"><text:a xlink:type="simple" xlink:href="https://newdocs.phaser.io/docs/3.55.2/Phaser.Loader.FileTypes.MultiScriptFile" text:style-name="Internet_20_link" text:visited-style-name="Visited_20_Internet_20_Link">Phaser.Loader.FileTypes.MultiScriptFile</text:a></text:p>
        </text:list-item>
        <text:list-item>
          <text:p text:style-name="P13"><text:a xlink:type="simple" xlink:href="https://newdocs.phaser.io/docs/3.55.2/Phaser.Loader.FileTypes.OBJFile" text:style-name="Internet_20_link" text:visited-style-name="Visited_20_Internet_20_Link">Phaser.Loader.FileTypes.OBJFile</text:a></text:p>
        </text:list-item>
        <text:list-item>
          <text:p text:style-name="P13"><text:a xlink:type="simple" xlink:href="https://newdocs.phaser.io/docs/3.55.2/Phaser.Loader.FileTypes.PackFile" text:style-name="Internet_20_link" text:visited-style-name="Visited_20_Internet_20_Link">Phaser.Loader.FileTypes.PackFile</text:a></text:p>
        </text:list-item>
        <text:list-item>
          <text:p text:style-name="P13"><text:a xlink:type="simple" xlink:href="https://newdocs.phaser.io/docs/3.55.2/Phaser.Loader.FileTypes.PluginFile" text:style-name="Internet_20_link" text:visited-style-name="Visited_20_Internet_20_Link">Phaser.Loader.FileTypes.PluginFile</text:a></text:p>
        </text:list-item>
        <text:list-item>
          <text:p text:style-name="P13"><text:a xlink:type="simple" xlink:href="https://newdocs.phaser.io/docs/3.55.2/Phaser.Loader.FileTypes.SceneFile" text:style-name="Internet_20_link" text:visited-style-name="Visited_20_Internet_20_Link">Phaser.Loader.FileTypes.SceneFile</text:a></text:p>
        </text:list-item>
        <text:list-item>
          <text:p text:style-name="P13"><text:a xlink:type="simple" xlink:href="https://newdocs.phaser.io/docs/3.55.2/Phaser.Loader.FileTypes.ScenePluginFile" text:style-name="Internet_20_link" text:visited-style-name="Visited_20_Internet_20_Link">Phaser.Loader.FileTypes.ScenePluginFile</text:a></text:p>
        </text:list-item>
        <text:list-item>
          <text:p text:style-name="P13"><text:a xlink:type="simple" xlink:href="https://newdocs.phaser.io/docs/3.55.2/Phaser.Loader.FileTypes.ScriptFile" text:style-name="Internet_20_link" text:visited-style-name="Visited_20_Internet_20_Link">Phaser.Loader.FileTypes.ScriptFile</text:a></text:p>
        </text:list-item>
        <text:list-item>
          <text:p text:style-name="P13"><text:soft-page-break/><text:a xlink:type="simple" xlink:href="https://newdocs.phaser.io/docs/3.55.2/Phaser.Loader.FileTypes.SpriteSheetFile" text:style-name="Internet_20_link" text:visited-style-name="Visited_20_Internet_20_Link">Phaser.Loader.FileTypes.SpriteSheetFile</text:a></text:p>
        </text:list-item>
        <text:list-item>
          <text:p text:style-name="P13"><text:a xlink:type="simple" xlink:href="https://newdocs.phaser.io/docs/3.55.2/Phaser.Loader.FileTypes.SVGFile" text:style-name="Internet_20_link" text:visited-style-name="Visited_20_Internet_20_Link">Phaser.Loader.FileTypes.SVGFile</text:a></text:p>
        </text:list-item>
        <text:list-item>
          <text:p text:style-name="P13"><text:a xlink:type="simple" xlink:href="https://newdocs.phaser.io/docs/3.55.2/Phaser.Loader.FileTypes.TextFile" text:style-name="Internet_20_link" text:visited-style-name="Visited_20_Internet_20_Link">Phaser.Loader.FileTypes.TextFile</text:a></text:p>
        </text:list-item>
        <text:list-item>
          <text:p text:style-name="P13"><text:a xlink:type="simple" xlink:href="https://newdocs.phaser.io/docs/3.55.2/Phaser.Loader.FileTypes.TilemapCSVFile" text:style-name="Internet_20_link" text:visited-style-name="Visited_20_Internet_20_Link">Phaser.Loader.FileTypes.TilemapCSVFile</text:a></text:p>
        </text:list-item>
        <text:list-item>
          <text:p text:style-name="P13"><text:a xlink:type="simple" xlink:href="https://newdocs.phaser.io/docs/3.55.2/Phaser.Loader.FileTypes.TilemapImpactFile" text:style-name="Internet_20_link" text:visited-style-name="Visited_20_Internet_20_Link">Phaser.Loader.FileTypes.TilemapImpactFile</text:a></text:p>
        </text:list-item>
        <text:list-item>
          <text:p text:style-name="P13"><text:a xlink:type="simple" xlink:href="https://newdocs.phaser.io/docs/3.55.2/Phaser.Loader.FileTypes.TilemapJSONFile" text:style-name="Internet_20_link" text:visited-style-name="Visited_20_Internet_20_Link">Phaser.Loader.FileTypes.TilemapJSONFile</text:a></text:p>
        </text:list-item>
        <text:list-item>
          <text:p text:style-name="P13"><text:a xlink:type="simple" xlink:href="https://newdocs.phaser.io/docs/3.55.2/Phaser.Loader.FileTypes.UnityAtlasFile" text:style-name="Internet_20_link" text:visited-style-name="Visited_20_Internet_20_Link">Phaser.Loader.FileTypes.UnityAtlasFile</text:a></text:p>
        </text:list-item>
        <text:list-item>
          <text:p text:style-name="P13"><text:a xlink:type="simple" xlink:href="https://newdocs.phaser.io/docs/3.55.2/Phaser.Loader.FileTypes.VideoFile" text:style-name="Internet_20_link" text:visited-style-name="Visited_20_Internet_20_Link">Phaser.Loader.FileTypes.VideoFile</text:a></text:p>
        </text:list-item>
        <text:list-item>
          <text:p text:style-name="P13"><text:a xlink:type="simple" xlink:href="https://newdocs.phaser.io/docs/3.55.2/Phaser.Loader.FileTypes.XMLFile" text:style-name="Internet_20_link" text:visited-style-name="Visited_20_Internet_20_Link">Phaser.Loader.FileTypes.XMLFile</text:a></text:p>
        </text:list-item>
        <text:list-item>
          <text:p text:style-name="P13"><text:a xlink:type="simple" xlink:href="https://newdocs.phaser.io/docs/3.55.2/Phaser.Loader.LoaderPlugin" text:style-name="Internet_20_link" text:visited-style-name="Visited_20_Internet_20_Link">Phaser.Loader.LoaderPlugin</text:a></text:p>
        </text:list-item>
        <text:list-item>
          <text:p text:style-name="P13"><text:a xlink:type="simple" xlink:href="https://newdocs.phaser.io/docs/3.55.2/Phaser.Loader.MultiFile" text:style-name="Internet_20_link" text:visited-style-name="Visited_20_Internet_20_Link">Phaser.Loader.MultiFile</text:a></text:p>
        </text:list-item>
        <text:list-item>
          <text:p text:style-name="P13"><text:a xlink:type="simple" xlink:href="https://newdocs.phaser.io/docs/3.55.2/Phaser.Math.Euler" text:style-name="Internet_20_link" text:visited-style-name="Visited_20_Internet_20_Link">Phaser.Math.Euler</text:a></text:p>
        </text:list-item>
        <text:list-item>
          <text:p text:style-name="P13"><text:a xlink:type="simple" xlink:href="https://newdocs.phaser.io/docs/3.55.2/Phaser.Math.Matrix3" text:style-name="Internet_20_link" text:visited-style-name="Visited_20_Internet_20_Link">Phaser.Math.Matrix3</text:a></text:p>
        </text:list-item>
        <text:list-item>
          <text:p text:style-name="P13"><text:a xlink:type="simple" xlink:href="https://newdocs.phaser.io/docs/3.55.2/Phaser.Math.Matrix4" text:style-name="Internet_20_link" text:visited-style-name="Visited_20_Internet_20_Link">Phaser.Math.Matrix4</text:a></text:p>
        </text:list-item>
        <text:list-item>
          <text:p text:style-name="P13"><text:a xlink:type="simple" xlink:href="https://newdocs.phaser.io/docs/3.55.2/Phaser.Math.Quaternion" text:style-name="Internet_20_link" text:visited-style-name="Visited_20_Internet_20_Link">Phaser.Math.Quaternion</text:a></text:p>
        </text:list-item>
        <text:list-item>
          <text:p text:style-name="P13"><text:a xlink:type="simple" xlink:href="https://newdocs.phaser.io/docs/3.55.2/Phaser.Math.RandomDataGenerator" text:style-name="Internet_20_link" text:visited-style-name="Visited_20_Internet_20_Link">Phaser.Math.RandomDataGenerator</text:a></text:p>
        </text:list-item>
        <text:list-item>
          <text:p text:style-name="P13"><text:a xlink:type="simple" xlink:href="https://newdocs.phaser.io/docs/3.55.2/Phaser.Math.Vector2" text:style-name="Internet_20_link" text:visited-style-name="Visited_20_Internet_20_Link">Phaser.Math.Vector2</text:a></text:p>
        </text:list-item>
        <text:list-item>
          <text:p text:style-name="P13"><text:a xlink:type="simple" xlink:href="https://newdocs.phaser.io/docs/3.55.2/Phaser.Math.Vector3" text:style-name="Internet_20_link" text:visited-style-name="Visited_20_Internet_20_Link">Phaser.Math.Vector3</text:a></text:p>
        </text:list-item>
        <text:list-item>
          <text:p text:style-name="P13"><text:a xlink:type="simple" xlink:href="https://newdocs.phaser.io/docs/3.55.2/Phaser.Math.Vector4" text:style-name="Internet_20_link" text:visited-style-name="Visited_20_Internet_20_Link">Phaser.Math.Vector4</text:a></text:p>
        </text:list-item>
        <text:list-item>
          <text:p text:style-name="P13"><text:a xlink:type="simple" xlink:href="https://newdocs.phaser.io/docs/3.55.2/Phaser.Physics.Arcade.Image" text:style-name="Internet_20_link" text:visited-style-name="Visited_20_Internet_20_Link">Phaser.Physics.Arcade.Image</text:a></text:p>
        </text:list-item>
        <text:list-item>
          <text:p text:style-name="P13"><text:a xlink:type="simple" xlink:href="https://newdocs.phaser.io/docs/3.55.2/Phaser.Physics.Arcade.ArcadePhysics" text:style-name="Internet_20_link" text:visited-style-name="Visited_20_Internet_20_Link">Phaser.Physics.Arcade.ArcadePhysics</text:a></text:p>
        </text:list-item>
        <text:list-item>
          <text:p text:style-name="P13"><text:a xlink:type="simple" xlink:href="https://newdocs.phaser.io/docs/3.55.2/Phaser.Physics.Arcade.Sprite" text:style-name="Internet_20_link" text:visited-style-name="Visited_20_Internet_20_Link">Phaser.Physics.Arcade.Sprite</text:a></text:p>
        </text:list-item>
        <text:list-item>
          <text:p text:style-name="P13"><text:a xlink:type="simple" xlink:href="https://newdocs.phaser.io/docs/3.55.2/Phaser.Physics.Arcade.Body" text:style-name="Internet_20_link" text:visited-style-name="Visited_20_Internet_20_Link">Phaser.Physics.Arcade.Body</text:a></text:p>
        </text:list-item>
        <text:list-item>
          <text:p text:style-name="P13"><text:a xlink:type="simple" xlink:href="https://newdocs.phaser.io/docs/3.55.2/Phaser.Physics.Arcade.Collider" text:style-name="Internet_20_link" text:visited-style-name="Visited_20_Internet_20_Link">Phaser.Physics.Arcade.Collider</text:a></text:p>
        </text:list-item>
        <text:list-item>
          <text:p text:style-name="P13"><text:a xlink:type="simple" xlink:href="https://newdocs.phaser.io/docs/3.55.2/Phaser.Physics.Arcade.Factory" text:style-name="Internet_20_link" text:visited-style-name="Visited_20_Internet_20_Link">Phaser.Physics.Arcade.Factory</text:a></text:p>
        </text:list-item>
        <text:list-item>
          <text:p text:style-name="P13"><text:a xlink:type="simple" xlink:href="https://newdocs.phaser.io/docs/3.55.2/Phaser.Physics.Arcade.Group" text:style-name="Internet_20_link" text:visited-style-name="Visited_20_Internet_20_Link">Phaser.Physics.Arcade.Group</text:a></text:p>
        </text:list-item>
        <text:list-item>
          <text:p text:style-name="P13"><text:a xlink:type="simple" xlink:href="https://newdocs.phaser.io/docs/3.55.2/Phaser.Physics.Arcade.StaticBody" text:style-name="Internet_20_link" text:visited-style-name="Visited_20_Internet_20_Link">Phaser.Physics.Arcade.StaticBody</text:a></text:p>
        </text:list-item>
        <text:list-item>
          <text:p text:style-name="P13"><text:a xlink:type="simple" xlink:href="https://newdocs.phaser.io/docs/3.55.2/Phaser.Physics.Arcade.StaticGroup" text:style-name="Internet_20_link" text:visited-style-name="Visited_20_Internet_20_Link">Phaser.Physics.Arcade.StaticGroup</text:a></text:p>
        </text:list-item>
        <text:list-item>
          <text:p text:style-name="P13"><text:a xlink:type="simple" xlink:href="https://newdocs.phaser.io/docs/3.55.2/Phaser.Physics.Arcade.World" text:style-name="Internet_20_link" text:visited-style-name="Visited_20_Internet_20_Link">Phaser.Physics.Arcade.World</text:a></text:p>
        </text:list-item>
        <text:list-item>
          <text:p text:style-name="P13"><text:a xlink:type="simple" xlink:href="https://newdocs.phaser.io/docs/3.55.2/Phaser.Physics.Matter.BodyBounds" text:style-name="Internet_20_link" text:visited-style-name="Visited_20_Internet_20_Link">Phaser.Physics.Matter.BodyBounds</text:a></text:p>
        </text:list-item>
        <text:list-item>
          <text:p text:style-name="P13"><text:a xlink:type="simple" xlink:href="https://newdocs.phaser.io/docs/3.55.2/Phaser.Physics.Matter.Factory" text:style-name="Internet_20_link" text:visited-style-name="Visited_20_Internet_20_Link">Phaser.Physics.Matter.Factory</text:a></text:p>
        </text:list-item>
        <text:list-item>
          <text:p text:style-name="P13"><text:a xlink:type="simple" xlink:href="https://newdocs.phaser.io/docs/3.55.2/Phaser.Physics.Matter.Image" text:style-name="Internet_20_link" text:visited-style-name="Visited_20_Internet_20_Link">Phaser.Physics.Matter.Image</text:a></text:p>
        </text:list-item>
        <text:list-item>
          <text:p text:style-name="P13"><text:a xlink:type="simple" xlink:href="https://newdocs.phaser.io/docs/3.55.2/Phaser.Physics.Matter.MatterPhysics" text:style-name="Internet_20_link" text:visited-style-name="Visited_20_Internet_20_Link">Phaser.Physics.Matter.MatterPhysics</text:a></text:p>
        </text:list-item>
        <text:list-item>
          <text:p text:style-name="P13"><text:a xlink:type="simple" xlink:href="https://newdocs.phaser.io/docs/3.55.2/Phaser.Physics.Matter.Sprite" text:style-name="Internet_20_link" text:visited-style-name="Visited_20_Internet_20_Link">Phaser.Physics.Matter.Sprite</text:a></text:p>
        </text:list-item>
        <text:list-item>
          <text:p text:style-name="P13"><text:a xlink:type="simple" xlink:href="https://newdocs.phaser.io/docs/3.55.2/Phaser.Physics.Matter.TileBody" text:style-name="Internet_20_link" text:visited-style-name="Visited_20_Internet_20_Link">Phaser.Physics.Matter.TileBody</text:a></text:p>
        </text:list-item>
        <text:list-item>
          <text:p text:style-name="P13"><text:a xlink:type="simple" xlink:href="https://newdocs.phaser.io/docs/3.55.2/Phaser.Physics.Matter.PointerConstraint" text:style-name="Internet_20_link" text:visited-style-name="Visited_20_Internet_20_Link">Phaser.Physics.Matter.PointerConstraint</text:a></text:p>
        </text:list-item>
        <text:list-item>
          <text:p text:style-name="P13"><text:a xlink:type="simple" xlink:href="https://newdocs.phaser.io/docs/3.55.2/Phaser.Physics.Matter.World" text:style-name="Internet_20_link" text:visited-style-name="Visited_20_Internet_20_Link">Phaser.Physics.Matter.World</text:a></text:p>
        </text:list-item>
        <text:list-item>
          <text:p text:style-name="P13"><text:a xlink:type="simple" xlink:href="https://newdocs.phaser.io/docs/3.55.2/Phaser.Plugins.BasePlugin" text:style-name="Internet_20_link" text:visited-style-name="Visited_20_Internet_20_Link">Phaser.Plugins.BasePlugin</text:a></text:p>
        </text:list-item>
        <text:list-item>
          <text:p text:style-name="P13"><text:a xlink:type="simple" xlink:href="https://newdocs.phaser.io/docs/3.55.2/Phaser.Plugins.PluginManager" text:style-name="Internet_20_link" text:visited-style-name="Visited_20_Internet_20_Link">Phaser.Plugins.PluginManager</text:a></text:p>
        </text:list-item>
        <text:list-item>
          <text:p text:style-name="P13"><text:a xlink:type="simple" xlink:href="https://newdocs.phaser.io/docs/3.55.2/Phaser.Plugins.ScenePlugin" text:style-name="Internet_20_link" text:visited-style-name="Visited_20_Internet_20_Link">Phaser.Plugins.ScenePlugin</text:a></text:p>
        </text:list-item>
        <text:list-item>
          <text:p text:style-name="P13"><text:a xlink:type="simple" xlink:href="https://newdocs.phaser.io/docs/3.55.2/Phaser.Renderer.Canvas.CanvasRenderer" text:style-name="Internet_20_link" text:visited-style-name="Visited_20_Internet_20_Link">Phaser.Renderer.Canvas.CanvasRenderer</text:a></text:p>
        </text:list-item>
        <text:list-item>
          <text:p text:style-name="P13"><text:a xlink:type="simple" xlink:href="https://newdocs.phaser.io/docs/3.55.2/Phaser.Renderer.WebGL.PipelineManager" text:style-name="Internet_20_link" text:visited-style-name="Visited_20_Internet_20_Link">Phaser.Renderer.WebGL.PipelineManager</text:a></text:p>
        </text:list-item>
        <text:list-item>
          <text:p text:style-name="P13"><text:a xlink:type="simple" xlink:href="https://newdocs.phaser.io/docs/3.55.2/Phaser.Renderer.WebGL.Pipelines.BitmapMaskPipeline" text:style-name="Internet_20_link" text:visited-style-name="Visited_20_Internet_20_Link">Phaser.Renderer.WebGL.Pipelines.BitmapMaskPipeline</text:a></text:p>
        </text:list-item>
        <text:list-item>
          <text:p text:style-name="P13"><text:a xlink:type="simple" xlink:href="https://newdocs.phaser.io/docs/3.55.2/Phaser.Renderer.WebGL.Pipelines.GraphicsPipeline" text:style-name="Internet_20_link" text:visited-style-name="Visited_20_Internet_20_Link">Phaser.Renderer.WebGL.Pipelines.GraphicsPipeline</text:a></text:p>
        </text:list-item>
        <text:list-item>
          <text:p text:style-name="P13"><text:a xlink:type="simple" xlink:href="https://newdocs.phaser.io/docs/3.55.2/Phaser.Renderer.WebGL.Pipelines.LightPipeline" text:style-name="Internet_20_link" text:visited-style-name="Visited_20_Internet_20_Link">Phaser.Renderer.WebGL.Pipelines.LightPipeline</text:a></text:p>
        </text:list-item>
        <text:list-item>
          <text:p text:style-name="P13"><text:a xlink:type="simple" xlink:href="https://newdocs.phaser.io/docs/3.55.2/Phaser.Renderer.WebGL.Pipelines.MultiPipeline" text:style-name="Internet_20_link" text:visited-style-name="Visited_20_Internet_20_Link">Phaser.Renderer.WebGL.Pipelines.MultiPipeline</text:a></text:p>
        </text:list-item>
        <text:list-item>
          <text:p text:style-name="P13"><text:soft-page-break/><text:a xlink:type="simple" xlink:href="https://newdocs.phaser.io/docs/3.55.2/Phaser.Renderer.WebGL.Pipelines.PointLightPipeline" text:style-name="Internet_20_link" text:visited-style-name="Visited_20_Internet_20_Link">Phaser.Renderer.WebGL.Pipelines.PointLightPipeline</text:a></text:p>
        </text:list-item>
        <text:list-item>
          <text:p text:style-name="P13"><text:a xlink:type="simple" xlink:href="https://newdocs.phaser.io/docs/3.55.2/Phaser.Renderer.WebGL.Pipelines.PostFXPipeline" text:style-name="Internet_20_link" text:visited-style-name="Visited_20_Internet_20_Link">Phaser.Renderer.WebGL.Pipelines.PostFXPipeline</text:a></text:p>
        </text:list-item>
        <text:list-item>
          <text:p text:style-name="P13"><text:a xlink:type="simple" xlink:href="https://newdocs.phaser.io/docs/3.55.2/Phaser.Renderer.WebGL.Pipelines.RopePipeline" text:style-name="Internet_20_link" text:visited-style-name="Visited_20_Internet_20_Link">Phaser.Renderer.WebGL.Pipelines.RopePipeline</text:a></text:p>
        </text:list-item>
        <text:list-item>
          <text:p text:style-name="P13"><text:a xlink:type="simple" xlink:href="https://newdocs.phaser.io/docs/3.55.2/Phaser.Renderer.WebGL.Pipelines.SinglePipeline" text:style-name="Internet_20_link" text:visited-style-name="Visited_20_Internet_20_Link">Phaser.Renderer.WebGL.Pipelines.SinglePipeline</text:a></text:p>
        </text:list-item>
        <text:list-item>
          <text:p text:style-name="P13"><text:a xlink:type="simple" xlink:href="https://newdocs.phaser.io/docs/3.55.2/Phaser.Renderer.WebGL.Pipelines.UtilityPipeline" text:style-name="Internet_20_link" text:visited-style-name="Visited_20_Internet_20_Link">Phaser.Renderer.WebGL.Pipelines.UtilityPipeline</text:a></text:p>
        </text:list-item>
        <text:list-item>
          <text:p text:style-name="P13"><text:a xlink:type="simple" xlink:href="https://newdocs.phaser.io/docs/3.55.2/Phaser.Renderer.WebGL.RenderTarget" text:style-name="Internet_20_link" text:visited-style-name="Visited_20_Internet_20_Link">Phaser.Renderer.WebGL.RenderTarget</text:a></text:p>
        </text:list-item>
        <text:list-item>
          <text:p text:style-name="P13"><text:a xlink:type="simple" xlink:href="https://newdocs.phaser.io/docs/3.55.2/Phaser.Renderer.WebGL.WebGLPipeline" text:style-name="Internet_20_link" text:visited-style-name="Visited_20_Internet_20_Link">Phaser.Renderer.WebGL.WebGLPipeline</text:a></text:p>
        </text:list-item>
        <text:list-item>
          <text:p text:style-name="P13"><text:a xlink:type="simple" xlink:href="https://newdocs.phaser.io/docs/3.55.2/Phaser.Renderer.WebGL.WebGLRenderer" text:style-name="Internet_20_link" text:visited-style-name="Visited_20_Internet_20_Link">Phaser.Renderer.WebGL.WebGLRenderer</text:a></text:p>
        </text:list-item>
        <text:list-item>
          <text:p text:style-name="P13"><text:a xlink:type="simple" xlink:href="https://newdocs.phaser.io/docs/3.55.2/Phaser.Renderer.WebGL.WebGLShader" text:style-name="Internet_20_link" text:visited-style-name="Visited_20_Internet_20_Link">Phaser.Renderer.WebGL.WebGLShader</text:a></text:p>
        </text:list-item>
        <text:list-item>
          <text:p text:style-name="P13"><text:a xlink:type="simple" xlink:href="https://newdocs.phaser.io/docs/3.55.2/Phaser.Scale.ScaleManager" text:style-name="Internet_20_link" text:visited-style-name="Visited_20_Internet_20_Link">Phaser.Scale.ScaleManager</text:a></text:p>
        </text:list-item>
        <text:list-item>
          <text:p text:style-name="P13"><text:a xlink:type="simple" xlink:href="https://newdocs.phaser.io/docs/3.55.2/Phaser.Scene" text:style-name="Internet_20_link" text:visited-style-name="Visited_20_Internet_20_Link">Phaser.Scene</text:a></text:p>
        </text:list-item>
        <text:list-item>
          <text:p text:style-name="P13"><text:a xlink:type="simple" xlink:href="https://newdocs.phaser.io/docs/3.55.2/Phaser.Scenes.SceneManager" text:style-name="Internet_20_link" text:visited-style-name="Visited_20_Internet_20_Link">Phaser.Scenes.SceneManager</text:a></text:p>
        </text:list-item>
        <text:list-item>
          <text:p text:style-name="P13"><text:a xlink:type="simple" xlink:href="https://newdocs.phaser.io/docs/3.55.2/Phaser.Scenes.ScenePlugin" text:style-name="Internet_20_link" text:visited-style-name="Visited_20_Internet_20_Link">Phaser.Scenes.ScenePlugin</text:a></text:p>
        </text:list-item>
        <text:list-item>
          <text:p text:style-name="P13"><text:a xlink:type="simple" xlink:href="https://newdocs.phaser.io/docs/3.55.2/Phaser.Scenes.Systems" text:style-name="Internet_20_link" text:visited-style-name="Visited_20_Internet_20_Link">Phaser.Scenes.Systems</text:a></text:p>
        </text:list-item>
        <text:list-item>
          <text:p text:style-name="P13"><text:a xlink:type="simple" xlink:href="https://newdocs.phaser.io/docs/3.55.2/Phaser.Sound.BaseSound" text:style-name="Internet_20_link" text:visited-style-name="Visited_20_Internet_20_Link">Phaser.Sound.BaseSound</text:a></text:p>
        </text:list-item>
        <text:list-item>
          <text:p text:style-name="P13"><text:a xlink:type="simple" xlink:href="https://newdocs.phaser.io/docs/3.55.2/Phaser.Sound.BaseSoundManager" text:style-name="Internet_20_link" text:visited-style-name="Visited_20_Internet_20_Link">Phaser.Sound.BaseSoundManager</text:a></text:p>
        </text:list-item>
        <text:list-item>
          <text:p text:style-name="P13"><text:a xlink:type="simple" xlink:href="https://newdocs.phaser.io/docs/3.55.2/Phaser.Sound.HTML5AudioSound" text:style-name="Internet_20_link" text:visited-style-name="Visited_20_Internet_20_Link">Phaser.Sound.HTML5AudioSound</text:a></text:p>
        </text:list-item>
        <text:list-item>
          <text:p text:style-name="P13"><text:a xlink:type="simple" xlink:href="https://newdocs.phaser.io/docs/3.55.2/Phaser.Sound.HTML5AudioSoundManager" text:style-name="Internet_20_link" text:visited-style-name="Visited_20_Internet_20_Link">Phaser.Sound.HTML5AudioSoundManager</text:a></text:p>
        </text:list-item>
        <text:list-item>
          <text:p text:style-name="P13"><text:a xlink:type="simple" xlink:href="https://newdocs.phaser.io/docs/3.55.2/Phaser.Sound.NoAudioSound" text:style-name="Internet_20_link" text:visited-style-name="Visited_20_Internet_20_Link">Phaser.Sound.NoAudioSound</text:a></text:p>
        </text:list-item>
        <text:list-item>
          <text:p text:style-name="P13"><text:a xlink:type="simple" xlink:href="https://newdocs.phaser.io/docs/3.55.2/Phaser.Sound.NoAudioSoundManager" text:style-name="Internet_20_link" text:visited-style-name="Visited_20_Internet_20_Link">Phaser.Sound.NoAudioSoundManager</text:a></text:p>
        </text:list-item>
        <text:list-item>
          <text:p text:style-name="P13"><text:a xlink:type="simple" xlink:href="https://newdocs.phaser.io/docs/3.55.2/Phaser.Sound.WebAudioSound" text:style-name="Internet_20_link" text:visited-style-name="Visited_20_Internet_20_Link">Phaser.Sound.WebAudioSound</text:a></text:p>
        </text:list-item>
        <text:list-item>
          <text:p text:style-name="P13"><text:a xlink:type="simple" xlink:href="https://newdocs.phaser.io/docs/3.55.2/Phaser.Sound.WebAudioSoundManager" text:style-name="Internet_20_link" text:visited-style-name="Visited_20_Internet_20_Link">Phaser.Sound.WebAudioSoundManager</text:a></text:p>
        </text:list-item>
        <text:list-item>
          <text:p text:style-name="P13"><text:a xlink:type="simple" xlink:href="https://newdocs.phaser.io/docs/3.55.2/Phaser.Structs.List" text:style-name="Internet_20_link" text:visited-style-name="Visited_20_Internet_20_Link">Phaser.Structs.List</text:a></text:p>
        </text:list-item>
        <text:list-item>
          <text:p text:style-name="P13"><text:a xlink:type="simple" xlink:href="https://newdocs.phaser.io/docs/3.55.2/Phaser.Structs.Map" text:style-name="Internet_20_link" text:visited-style-name="Visited_20_Internet_20_Link">Phaser.Structs.Map</text:a></text:p>
        </text:list-item>
        <text:list-item>
          <text:p text:style-name="P13"><text:a xlink:type="simple" xlink:href="https://newdocs.phaser.io/docs/3.55.2/Phaser.Structs.ProcessQueue" text:style-name="Internet_20_link" text:visited-style-name="Visited_20_Internet_20_Link">Phaser.Structs.ProcessQueue</text:a></text:p>
        </text:list-item>
        <text:list-item>
          <text:p text:style-name="P13"><text:a xlink:type="simple" xlink:href="https://newdocs.phaser.io/docs/3.55.2/Phaser.Structs.RTree" text:style-name="Internet_20_link" text:visited-style-name="Visited_20_Internet_20_Link">Phaser.Structs.RTree</text:a></text:p>
        </text:list-item>
        <text:list-item>
          <text:p text:style-name="P13"><text:a xlink:type="simple" xlink:href="https://newdocs.phaser.io/docs/3.55.2/Phaser.Structs.Set" text:style-name="Internet_20_link" text:visited-style-name="Visited_20_Internet_20_Link">Phaser.Structs.Set</text:a></text:p>
        </text:list-item>
        <text:list-item>
          <text:p text:style-name="P13"><text:a xlink:type="simple" xlink:href="https://newdocs.phaser.io/docs/3.55.2/Phaser.Structs.Size" text:style-name="Internet_20_link" text:visited-style-name="Visited_20_Internet_20_Link">Phaser.Structs.Size</text:a></text:p>
        </text:list-item>
        <text:list-item>
          <text:p text:style-name="P13"><text:a xlink:type="simple" xlink:href="https://newdocs.phaser.io/docs/3.55.2/Phaser.Textures.CanvasTexture" text:style-name="Internet_20_link" text:visited-style-name="Visited_20_Internet_20_Link">Phaser.Textures.CanvasTexture</text:a></text:p>
        </text:list-item>
        <text:list-item>
          <text:p text:style-name="P13"><text:a xlink:type="simple" xlink:href="https://newdocs.phaser.io/docs/3.55.2/Phaser.Textures.Frame" text:style-name="Internet_20_link" text:visited-style-name="Visited_20_Internet_20_Link">Phaser.Textures.Frame</text:a></text:p>
        </text:list-item>
        <text:list-item>
          <text:p text:style-name="P13"><text:a xlink:type="simple" xlink:href="https://newdocs.phaser.io/docs/3.55.2/Phaser.Textures.Texture" text:style-name="Internet_20_link" text:visited-style-name="Visited_20_Internet_20_Link">Phaser.Textures.Texture</text:a></text:p>
        </text:list-item>
        <text:list-item>
          <text:p text:style-name="P13"><text:a xlink:type="simple" xlink:href="https://newdocs.phaser.io/docs/3.55.2/Phaser.Textures.TextureManager" text:style-name="Internet_20_link" text:visited-style-name="Visited_20_Internet_20_Link">Phaser.Textures.TextureManager</text:a></text:p>
        </text:list-item>
        <text:list-item>
          <text:p text:style-name="P13"><text:a xlink:type="simple" xlink:href="https://newdocs.phaser.io/docs/3.55.2/Phaser.Textures.TextureSource" text:style-name="Internet_20_link" text:visited-style-name="Visited_20_Internet_20_Link">Phaser.Textures.TextureSource</text:a></text:p>
        </text:list-item>
        <text:list-item>
          <text:p text:style-name="P13"><text:a xlink:type="simple" xlink:href="https://newdocs.phaser.io/docs/3.55.2/Phaser.Tilemaps.ImageCollection" text:style-name="Internet_20_link" text:visited-style-name="Visited_20_Internet_20_Link">Phaser.Tilemaps.ImageCollection</text:a></text:p>
        </text:list-item>
        <text:list-item>
          <text:p text:style-name="P13"><text:a xlink:type="simple" xlink:href="https://newdocs.phaser.io/docs/3.55.2/Phaser.Tilemaps.LayerData" text:style-name="Internet_20_link" text:visited-style-name="Visited_20_Internet_20_Link">Phaser.Tilemaps.LayerData</text:a></text:p>
        </text:list-item>
        <text:list-item>
          <text:p text:style-name="P13"><text:a xlink:type="simple" xlink:href="https://newdocs.phaser.io/docs/3.55.2/Phaser.Tilemaps.MapData" text:style-name="Internet_20_link" text:visited-style-name="Visited_20_Internet_20_Link">Phaser.Tilemaps.MapData</text:a></text:p>
        </text:list-item>
        <text:list-item>
          <text:p text:style-name="P13"><text:a xlink:type="simple" xlink:href="https://newdocs.phaser.io/docs/3.55.2/Phaser.Tilemaps.ObjectLayer" text:style-name="Internet_20_link" text:visited-style-name="Visited_20_Internet_20_Link">Phaser.Tilemaps.ObjectLayer</text:a></text:p>
        </text:list-item>
        <text:list-item>
          <text:p text:style-name="P13"><text:a xlink:type="simple" xlink:href="https://newdocs.phaser.io/docs/3.55.2/Phaser.Tilemaps.Tile" text:style-name="Internet_20_link" text:visited-style-name="Visited_20_Internet_20_Link">Phaser.Tilemaps.Tile</text:a></text:p>
        </text:list-item>
        <text:list-item>
          <text:p text:style-name="P13"><text:a xlink:type="simple" xlink:href="https://newdocs.phaser.io/docs/3.55.2/Phaser.Tilemaps.Tilemap" text:style-name="Internet_20_link" text:visited-style-name="Visited_20_Internet_20_Link">Phaser.Tilemaps.Tilemap</text:a></text:p>
        </text:list-item>
        <text:list-item>
          <text:p text:style-name="P13"><text:a xlink:type="simple" xlink:href="https://newdocs.phaser.io/docs/3.55.2/Phaser.Tilemaps.TilemapLayer" text:style-name="Internet_20_link" text:visited-style-name="Visited_20_Internet_20_Link">Phaser.Tilemaps.TilemapLayer</text:a></text:p>
        </text:list-item>
        <text:list-item>
          <text:p text:style-name="P13"><text:a xlink:type="simple" xlink:href="https://newdocs.phaser.io/docs/3.55.2/Phaser.Tilemaps.Tileset" text:style-name="Internet_20_link" text:visited-style-name="Visited_20_Internet_20_Link">Phaser.Tilemaps.Tileset</text:a></text:p>
        </text:list-item>
        <text:list-item>
          <text:p text:style-name="P13"><text:a xlink:type="simple" xlink:href="https://newdocs.phaser.io/docs/3.55.2/Phaser.Time.Clock" text:style-name="Internet_20_link" text:visited-style-name="Visited_20_Internet_20_Link">Phaser.Time.Clock</text:a></text:p>
        </text:list-item>
        <text:list-item>
          <text:p text:style-name="P13"><text:a xlink:type="simple" xlink:href="https://newdocs.phaser.io/docs/3.55.2/Phaser.Time.TimerEvent" text:style-name="Internet_20_link" text:visited-style-name="Visited_20_Internet_20_Link">Phaser.Time.TimerEvent</text:a></text:p>
        </text:list-item>
        <text:list-item>
          <text:p text:style-name="P13"><text:a xlink:type="simple" xlink:href="https://newdocs.phaser.io/docs/3.55.2/Phaser.Tweens.Timeline" text:style-name="Internet_20_link" text:visited-style-name="Visited_20_Internet_20_Link">Phaser.Tweens.Timeline</text:a></text:p>
        </text:list-item>
        <text:list-item>
          <text:p text:style-name="P13"><text:a xlink:type="simple" xlink:href="https://newdocs.phaser.io/docs/3.55.2/Phaser.Tweens.Tween" text:style-name="Internet_20_link" text:visited-style-name="Visited_20_Internet_20_Link">Phaser.Tweens.Tween</text:a></text:p>
        </text:list-item>
        <text:list-item>
          <text:p text:style-name="P13"><text:a xlink:type="simple" xlink:href="https://newdocs.phaser.io/docs/3.55.2/Phaser.Tweens.TweenManager" text:style-name="Internet_20_link" text:visited-style-name="Visited_20_Internet_20_Link">Phaser.Tweens.TweenManager</text:a></text:p>
        </text:list-item>
        <text:list-item>
          <text:p text:style-name="P13"><text:soft-page-break/><text:a xlink:type="simple" xlink:href="https://newdocs.phaser.io/docs/3.55.2/Phaser.FacebookInstantGamesPlugin" text:style-name="Internet_20_link" text:visited-style-name="Visited_20_Internet_20_Link">Phaser.FacebookInstantGamesPlugin</text:a></text:p>
        </text:list-item>
        <text:list-item>
          <text:p text:style-name="P12"><text:a xlink:type="simple" xlink:href="https://newdocs.phaser.io/docs/3.55.2/Phaser.FacebookInstantGamesLeaderboard" text:style-name="Internet_20_link" text:visited-style-name="Visited_20_Internet_20_Link">Phaser.FacebookInstantGamesLeaderboard</text:a></text:p>
        </text:list-item>
      </text:list>
      <text:p text:style-name="Standard"/>
      <text:p text:style-name="Standard"/>
      <text:h text:style-name="Heading_20_3" text:outline-level="3">Events</text:h>
      <text:h text:style-name="Heading_20_2" text:outline-level="2">Phaser.Animations.Events</text:h>
      <text:list xml:id="list1923817782" text:style-name="L5">
        <text:list-item>
          <text:p text:style-name="P15"><text:a xlink:type="simple" xlink:href="https://newdocs.phaser.io/docs/3.55.2/Phaser.Animations.Events.ADD_ANIMATION" text:style-name="Internet_20_link" text:visited-style-name="Visited_20_Internet_20_Link">ADD_ANIMATION</text:a></text:p>
        </text:list-item>
        <text:list-item>
          <text:p text:style-name="P15"><text:a xlink:type="simple" xlink:href="https://newdocs.phaser.io/docs/3.55.2/Phaser.Animations.Events.ANIMATION_COMPLETE" text:style-name="Internet_20_link" text:visited-style-name="Visited_20_Internet_20_Link">ANIMATION_COMPLETE</text:a></text:p>
        </text:list-item>
        <text:list-item>
          <text:p text:style-name="P15"><text:a xlink:type="simple" xlink:href="https://newdocs.phaser.io/docs/3.55.2/Phaser.Animations.Events.ANIMATION_COMPLETE_KEY" text:style-name="Internet_20_link" text:visited-style-name="Visited_20_Internet_20_Link">ANIMATION_COMPLETE_KEY</text:a></text:p>
        </text:list-item>
        <text:list-item>
          <text:p text:style-name="P15"><text:a xlink:type="simple" xlink:href="https://newdocs.phaser.io/docs/3.55.2/Phaser.Animations.Events.ANIMATION_REPEAT" text:style-name="Internet_20_link" text:visited-style-name="Visited_20_Internet_20_Link">ANIMATION_REPEAT</text:a></text:p>
        </text:list-item>
        <text:list-item>
          <text:p text:style-name="P15"><text:a xlink:type="simple" xlink:href="https://newdocs.phaser.io/docs/3.55.2/Phaser.Animations.Events.ANIMATION_RESTART" text:style-name="Internet_20_link" text:visited-style-name="Visited_20_Internet_20_Link">ANIMATION_RESTART</text:a></text:p>
        </text:list-item>
        <text:list-item>
          <text:p text:style-name="P15"><text:a xlink:type="simple" xlink:href="https://newdocs.phaser.io/docs/3.55.2/Phaser.Animations.Events.ANIMATION_START" text:style-name="Internet_20_link" text:visited-style-name="Visited_20_Internet_20_Link">ANIMATION_START</text:a></text:p>
        </text:list-item>
        <text:list-item>
          <text:p text:style-name="P15"><text:a xlink:type="simple" xlink:href="https://newdocs.phaser.io/docs/3.55.2/Phaser.Animations.Events.ANIMATION_STOP" text:style-name="Internet_20_link" text:visited-style-name="Visited_20_Internet_20_Link">ANIMATION_STOP</text:a></text:p>
        </text:list-item>
        <text:list-item>
          <text:p text:style-name="P15"><text:a xlink:type="simple" xlink:href="https://newdocs.phaser.io/docs/3.55.2/Phaser.Animations.Events.ANIMATION_UPDATE" text:style-name="Internet_20_link" text:visited-style-name="Visited_20_Internet_20_Link">ANIMATION_UPDATE</text:a></text:p>
        </text:list-item>
        <text:list-item>
          <text:p text:style-name="P15"><text:a xlink:type="simple" xlink:href="https://newdocs.phaser.io/docs/3.55.2/Phaser.Animations.Events.PAUSE_ALL" text:style-name="Internet_20_link" text:visited-style-name="Visited_20_Internet_20_Link">PAUSE_ALL</text:a></text:p>
        </text:list-item>
        <text:list-item>
          <text:p text:style-name="P15"><text:a xlink:type="simple" xlink:href="https://newdocs.phaser.io/docs/3.55.2/Phaser.Animations.Events.REMOVE_ANIMATION" text:style-name="Internet_20_link" text:visited-style-name="Visited_20_Internet_20_Link">REMOVE_ANIMATION</text:a></text:p>
        </text:list-item>
        <text:list-item>
          <text:p text:style-name="P14"><text:a xlink:type="simple" xlink:href="https://newdocs.phaser.io/docs/3.55.2/Phaser.Animations.Events.RESUME_ALL" text:style-name="Internet_20_link" text:visited-style-name="Visited_20_Internet_20_Link">RESUME_ALL</text:a></text:p>
        </text:list-item>
      </text:list>
      <text:h text:style-name="Heading_20_2" text:outline-level="2">Phaser.Cache.Events</text:h>
      <text:list xml:id="list4194224852" text:style-name="L6">
        <text:list-item>
          <text:p text:style-name="P17"><text:a xlink:type="simple" xlink:href="https://newdocs.phaser.io/docs/3.55.2/Phaser.Cache.Events.ADD" text:style-name="Internet_20_link" text:visited-style-name="Visited_20_Internet_20_Link">ADD</text:a></text:p>
        </text:list-item>
        <text:list-item>
          <text:p text:style-name="P16"><text:a xlink:type="simple" xlink:href="https://newdocs.phaser.io/docs/3.55.2/Phaser.Cache.Events.REMOVE" text:style-name="Internet_20_link" text:visited-style-name="Visited_20_Internet_20_Link">REMOVE</text:a></text:p>
        </text:list-item>
      </text:list>
      <text:h text:style-name="Heading_20_2" text:outline-level="2">Phaser.Cameras.Scene2D.Events</text:h>
      <text:list xml:id="list2236332576" text:style-name="L7">
        <text:list-item>
          <text:p text:style-name="P19"><text:a xlink:type="simple" xlink:href="https://newdocs.phaser.io/docs/3.55.2/Phaser.Cameras.Scene2D.Events.DESTROY" text:style-name="Internet_20_link" text:visited-style-name="Visited_20_Internet_20_Link">DESTROY</text:a></text:p>
        </text:list-item>
        <text:list-item>
          <text:p text:style-name="P19"><text:a xlink:type="simple" xlink:href="https://newdocs.phaser.io/docs/3.55.2/Phaser.Cameras.Scene2D.Events.FADE_IN_COMPLETE" text:style-name="Internet_20_link" text:visited-style-name="Visited_20_Internet_20_Link">FADE_IN_COMPLETE</text:a></text:p>
        </text:list-item>
        <text:list-item>
          <text:p text:style-name="P19"><text:a xlink:type="simple" xlink:href="https://newdocs.phaser.io/docs/3.55.2/Phaser.Cameras.Scene2D.Events.FADE_IN_START" text:style-name="Internet_20_link" text:visited-style-name="Visited_20_Internet_20_Link">FADE_IN_START</text:a></text:p>
        </text:list-item>
        <text:list-item>
          <text:p text:style-name="P19"><text:a xlink:type="simple" xlink:href="https://newdocs.phaser.io/docs/3.55.2/Phaser.Cameras.Scene2D.Events.FADE_OUT_COMPLETE" text:style-name="Internet_20_link" text:visited-style-name="Visited_20_Internet_20_Link">FADE_OUT_COMPLETE</text:a></text:p>
        </text:list-item>
        <text:list-item>
          <text:p text:style-name="P19"><text:a xlink:type="simple" xlink:href="https://newdocs.phaser.io/docs/3.55.2/Phaser.Cameras.Scene2D.Events.FADE_OUT_START" text:style-name="Internet_20_link" text:visited-style-name="Visited_20_Internet_20_Link">FADE_OUT_START</text:a></text:p>
        </text:list-item>
        <text:list-item>
          <text:p text:style-name="P19"><text:a xlink:type="simple" xlink:href="https://newdocs.phaser.io/docs/3.55.2/Phaser.Cameras.Scene2D.Events.FLASH_COMPLETE" text:style-name="Internet_20_link" text:visited-style-name="Visited_20_Internet_20_Link">FLASH_COMPLETE</text:a></text:p>
        </text:list-item>
        <text:list-item>
          <text:p text:style-name="P19"><text:a xlink:type="simple" xlink:href="https://newdocs.phaser.io/docs/3.55.2/Phaser.Cameras.Scene2D.Events.FLASH_START" text:style-name="Internet_20_link" text:visited-style-name="Visited_20_Internet_20_Link">FLASH_START</text:a></text:p>
        </text:list-item>
        <text:list-item>
          <text:p text:style-name="P19"><text:a xlink:type="simple" xlink:href="https://newdocs.phaser.io/docs/3.55.2/Phaser.Cameras.Scene2D.Events.FOLLOW_UPDATE" text:style-name="Internet_20_link" text:visited-style-name="Visited_20_Internet_20_Link">FOLLOW_UPDATE</text:a></text:p>
        </text:list-item>
        <text:list-item>
          <text:p text:style-name="P19"><text:a xlink:type="simple" xlink:href="https://newdocs.phaser.io/docs/3.55.2/Phaser.Cameras.Scene2D.Events.PAN_COMPLETE" text:style-name="Internet_20_link" text:visited-style-name="Visited_20_Internet_20_Link">PAN_COMPLETE</text:a></text:p>
        </text:list-item>
        <text:list-item>
          <text:p text:style-name="P19"><text:a xlink:type="simple" xlink:href="https://newdocs.phaser.io/docs/3.55.2/Phaser.Cameras.Scene2D.Events.PAN_START" text:style-name="Internet_20_link" text:visited-style-name="Visited_20_Internet_20_Link">PAN_START</text:a></text:p>
        </text:list-item>
        <text:list-item>
          <text:p text:style-name="P19"><text:a xlink:type="simple" xlink:href="https://newdocs.phaser.io/docs/3.55.2/Phaser.Cameras.Scene2D.Events.POST_RENDER" text:style-name="Internet_20_link" text:visited-style-name="Visited_20_Internet_20_Link">POST_RENDER</text:a></text:p>
        </text:list-item>
        <text:list-item>
          <text:p text:style-name="P19"><text:a xlink:type="simple" xlink:href="https://newdocs.phaser.io/docs/3.55.2/Phaser.Cameras.Scene2D.Events.PRE_RENDER" text:style-name="Internet_20_link" text:visited-style-name="Visited_20_Internet_20_Link">PRE_RENDER</text:a></text:p>
        </text:list-item>
        <text:list-item>
          <text:p text:style-name="P19"><text:a xlink:type="simple" xlink:href="https://newdocs.phaser.io/docs/3.55.2/Phaser.Cameras.Scene2D.Events.ROTATE_COMPLETE" text:style-name="Internet_20_link" text:visited-style-name="Visited_20_Internet_20_Link">ROTATE_COMPLETE</text:a></text:p>
        </text:list-item>
        <text:list-item>
          <text:p text:style-name="P19"><text:a xlink:type="simple" xlink:href="https://newdocs.phaser.io/docs/3.55.2/Phaser.Cameras.Scene2D.Events.ROTATE_START" text:style-name="Internet_20_link" text:visited-style-name="Visited_20_Internet_20_Link">ROTATE_START</text:a></text:p>
        </text:list-item>
        <text:list-item>
          <text:p text:style-name="P19"><text:a xlink:type="simple" xlink:href="https://newdocs.phaser.io/docs/3.55.2/Phaser.Cameras.Scene2D.Events.SHAKE_COMPLETE" text:style-name="Internet_20_link" text:visited-style-name="Visited_20_Internet_20_Link">SHAKE_COMPLETE</text:a></text:p>
        </text:list-item>
        <text:list-item>
          <text:p text:style-name="P19"><text:a xlink:type="simple" xlink:href="https://newdocs.phaser.io/docs/3.55.2/Phaser.Cameras.Scene2D.Events.SHAKE_START" text:style-name="Internet_20_link" text:visited-style-name="Visited_20_Internet_20_Link">SHAKE_START</text:a></text:p>
        </text:list-item>
        <text:list-item>
          <text:p text:style-name="P19"><text:a xlink:type="simple" xlink:href="https://newdocs.phaser.io/docs/3.55.2/Phaser.Cameras.Scene2D.Events.ZOOM_COMPLETE" text:style-name="Internet_20_link" text:visited-style-name="Visited_20_Internet_20_Link">ZOOM_COMPLETE</text:a></text:p>
        </text:list-item>
        <text:list-item>
          <text:p text:style-name="P18"><text:a xlink:type="simple" xlink:href="https://newdocs.phaser.io/docs/3.55.2/Phaser.Cameras.Scene2D.Events.ZOOM_START" text:style-name="Internet_20_link" text:visited-style-name="Visited_20_Internet_20_Link">ZOOM_START</text:a></text:p>
        </text:list-item>
      </text:list>
      <text:h text:style-name="Heading_20_2" text:outline-level="2"><text:soft-page-break/>Phaser.Core.Events</text:h>
      <text:list xml:id="list683606356" text:style-name="L8">
        <text:list-item>
          <text:p text:style-name="P21"><text:a xlink:type="simple" xlink:href="https://newdocs.phaser.io/docs/3.55.2/Phaser.Core.Events.BLUR" text:style-name="Internet_20_link" text:visited-style-name="Visited_20_Internet_20_Link">BLUR</text:a></text:p>
        </text:list-item>
        <text:list-item>
          <text:p text:style-name="P21"><text:a xlink:type="simple" xlink:href="https://newdocs.phaser.io/docs/3.55.2/Phaser.Core.Events.BOOT" text:style-name="Internet_20_link" text:visited-style-name="Visited_20_Internet_20_Link">BOOT</text:a></text:p>
        </text:list-item>
        <text:list-item>
          <text:p text:style-name="P21"><text:a xlink:type="simple" xlink:href="https://newdocs.phaser.io/docs/3.55.2/Phaser.Core.Events.CONTEXT_LOST" text:style-name="Internet_20_link" text:visited-style-name="Visited_20_Internet_20_Link">CONTEXT_LOST</text:a></text:p>
        </text:list-item>
        <text:list-item>
          <text:p text:style-name="P21"><text:a xlink:type="simple" xlink:href="https://newdocs.phaser.io/docs/3.55.2/Phaser.Core.Events.CONTEXT_RESTORED" text:style-name="Internet_20_link" text:visited-style-name="Visited_20_Internet_20_Link">CONTEXT_RESTORED</text:a></text:p>
        </text:list-item>
        <text:list-item>
          <text:p text:style-name="P21"><text:a xlink:type="simple" xlink:href="https://newdocs.phaser.io/docs/3.55.2/Phaser.Core.Events.DESTROY" text:style-name="Internet_20_link" text:visited-style-name="Visited_20_Internet_20_Link">DESTROY</text:a></text:p>
        </text:list-item>
        <text:list-item>
          <text:p text:style-name="P21"><text:a xlink:type="simple" xlink:href="https://newdocs.phaser.io/docs/3.55.2/Phaser.Core.Events.FOCUS" text:style-name="Internet_20_link" text:visited-style-name="Visited_20_Internet_20_Link">FOCUS</text:a></text:p>
        </text:list-item>
        <text:list-item>
          <text:p text:style-name="P21"><text:a xlink:type="simple" xlink:href="https://newdocs.phaser.io/docs/3.55.2/Phaser.Core.Events.HIDDEN" text:style-name="Internet_20_link" text:visited-style-name="Visited_20_Internet_20_Link">HIDDEN</text:a></text:p>
        </text:list-item>
        <text:list-item>
          <text:p text:style-name="P21"><text:a xlink:type="simple" xlink:href="https://newdocs.phaser.io/docs/3.55.2/Phaser.Core.Events.PAUSE" text:style-name="Internet_20_link" text:visited-style-name="Visited_20_Internet_20_Link">PAUSE</text:a></text:p>
        </text:list-item>
        <text:list-item>
          <text:p text:style-name="P21"><text:a xlink:type="simple" xlink:href="https://newdocs.phaser.io/docs/3.55.2/Phaser.Core.Events.POST_RENDER" text:style-name="Internet_20_link" text:visited-style-name="Visited_20_Internet_20_Link">POST_RENDER</text:a></text:p>
        </text:list-item>
        <text:list-item>
          <text:p text:style-name="P21"><text:a xlink:type="simple" xlink:href="https://newdocs.phaser.io/docs/3.55.2/Phaser.Core.Events.POST_STEP" text:style-name="Internet_20_link" text:visited-style-name="Visited_20_Internet_20_Link">POST_STEP</text:a></text:p>
        </text:list-item>
        <text:list-item>
          <text:p text:style-name="P21"><text:a xlink:type="simple" xlink:href="https://newdocs.phaser.io/docs/3.55.2/Phaser.Core.Events.PRE_RENDER" text:style-name="Internet_20_link" text:visited-style-name="Visited_20_Internet_20_Link">PRE_RENDER</text:a></text:p>
        </text:list-item>
        <text:list-item>
          <text:p text:style-name="P21"><text:a xlink:type="simple" xlink:href="https://newdocs.phaser.io/docs/3.55.2/Phaser.Core.Events.PRE_STEP" text:style-name="Internet_20_link" text:visited-style-name="Visited_20_Internet_20_Link">PRE_STEP</text:a></text:p>
        </text:list-item>
        <text:list-item>
          <text:p text:style-name="P21"><text:a xlink:type="simple" xlink:href="https://newdocs.phaser.io/docs/3.55.2/Phaser.Core.Events.READY" text:style-name="Internet_20_link" text:visited-style-name="Visited_20_Internet_20_Link">READY</text:a></text:p>
        </text:list-item>
        <text:list-item>
          <text:p text:style-name="P21"><text:a xlink:type="simple" xlink:href="https://newdocs.phaser.io/docs/3.55.2/Phaser.Core.Events.RESUME" text:style-name="Internet_20_link" text:visited-style-name="Visited_20_Internet_20_Link">RESUME</text:a></text:p>
        </text:list-item>
        <text:list-item>
          <text:p text:style-name="P21"><text:a xlink:type="simple" xlink:href="https://newdocs.phaser.io/docs/3.55.2/Phaser.Core.Events.STEP" text:style-name="Internet_20_link" text:visited-style-name="Visited_20_Internet_20_Link">STEP</text:a></text:p>
        </text:list-item>
        <text:list-item>
          <text:p text:style-name="P20"><text:a xlink:type="simple" xlink:href="https://newdocs.phaser.io/docs/3.55.2/Phaser.Core.Events.VISIBLE" text:style-name="Internet_20_link" text:visited-style-name="Visited_20_Internet_20_Link">VISIBLE</text:a></text:p>
        </text:list-item>
      </text:list>
      <text:h text:style-name="Heading_20_2" text:outline-level="2">Phaser.Data.Events</text:h>
      <text:list xml:id="list821476702" text:style-name="L9">
        <text:list-item>
          <text:p text:style-name="P23"><text:a xlink:type="simple" xlink:href="https://newdocs.phaser.io/docs/3.55.2/Phaser.Data.Events.CHANGE_DATA" text:style-name="Internet_20_link" text:visited-style-name="Visited_20_Internet_20_Link">CHANGE_DATA</text:a></text:p>
        </text:list-item>
        <text:list-item>
          <text:p text:style-name="P23"><text:a xlink:type="simple" xlink:href="https://newdocs.phaser.io/docs/3.55.2/Phaser.Data.Events.CHANGE_DATA_KEY" text:style-name="Internet_20_link" text:visited-style-name="Visited_20_Internet_20_Link">CHANGE_DATA_KEY</text:a></text:p>
        </text:list-item>
        <text:list-item>
          <text:p text:style-name="P23"><text:a xlink:type="simple" xlink:href="https://newdocs.phaser.io/docs/3.55.2/Phaser.Data.Events.DESTROY" text:style-name="Internet_20_link" text:visited-style-name="Visited_20_Internet_20_Link">DESTROY</text:a></text:p>
        </text:list-item>
        <text:list-item>
          <text:p text:style-name="P23"><text:a xlink:type="simple" xlink:href="https://newdocs.phaser.io/docs/3.55.2/Phaser.Data.Events.REMOVE_DATA" text:style-name="Internet_20_link" text:visited-style-name="Visited_20_Internet_20_Link">REMOVE_DATA</text:a></text:p>
        </text:list-item>
        <text:list-item>
          <text:p text:style-name="P22"><text:a xlink:type="simple" xlink:href="https://newdocs.phaser.io/docs/3.55.2/Phaser.Data.Events.SET_DATA" text:style-name="Internet_20_link" text:visited-style-name="Visited_20_Internet_20_Link">SET_DATA</text:a></text:p>
        </text:list-item>
      </text:list>
      <text:h text:style-name="Heading_20_2" text:outline-level="2">Phaser.GameObjects.Events</text:h>
      <text:list xml:id="list1390937445" text:style-name="L10">
        <text:list-item>
          <text:p text:style-name="P25"><text:a xlink:type="simple" xlink:href="https://newdocs.phaser.io/docs/3.55.2/Phaser.GameObjects.Events.ADDED_TO_SCENE" text:style-name="Internet_20_link" text:visited-style-name="Visited_20_Internet_20_Link">ADDED_TO_SCENE</text:a></text:p>
        </text:list-item>
        <text:list-item>
          <text:p text:style-name="P25"><text:a xlink:type="simple" xlink:href="https://newdocs.phaser.io/docs/3.55.2/Phaser.GameObjects.Events.DESTROY" text:style-name="Internet_20_link" text:visited-style-name="Visited_20_Internet_20_Link">DESTROY</text:a></text:p>
        </text:list-item>
        <text:list-item>
          <text:p text:style-name="P25"><text:a xlink:type="simple" xlink:href="https://newdocs.phaser.io/docs/3.55.2/Phaser.GameObjects.Events.REMOVED_FROM_SCENE" text:style-name="Internet_20_link" text:visited-style-name="Visited_20_Internet_20_Link">REMOVED_FROM_SCENE</text:a></text:p>
        </text:list-item>
        <text:list-item>
          <text:p text:style-name="P25"><text:a xlink:type="simple" xlink:href="https://newdocs.phaser.io/docs/3.55.2/Phaser.GameObjects.Events.VIDEO_COMPLETE" text:style-name="Internet_20_link" text:visited-style-name="Visited_20_Internet_20_Link">VIDEO_COMPLETE</text:a></text:p>
        </text:list-item>
        <text:list-item>
          <text:p text:style-name="P25"><text:a xlink:type="simple" xlink:href="https://newdocs.phaser.io/docs/3.55.2/Phaser.GameObjects.Events.VIDEO_CREATED" text:style-name="Internet_20_link" text:visited-style-name="Visited_20_Internet_20_Link">VIDEO_CREATED</text:a></text:p>
        </text:list-item>
        <text:list-item>
          <text:p text:style-name="P25"><text:a xlink:type="simple" xlink:href="https://newdocs.phaser.io/docs/3.55.2/Phaser.GameObjects.Events.VIDEO_ERROR" text:style-name="Internet_20_link" text:visited-style-name="Visited_20_Internet_20_Link">VIDEO_ERROR</text:a></text:p>
        </text:list-item>
        <text:list-item>
          <text:p text:style-name="P25"><text:a xlink:type="simple" xlink:href="https://newdocs.phaser.io/docs/3.55.2/Phaser.GameObjects.Events.VIDEO_LOOP" text:style-name="Internet_20_link" text:visited-style-name="Visited_20_Internet_20_Link">VIDEO_LOOP</text:a></text:p>
        </text:list-item>
        <text:list-item>
          <text:p text:style-name="P25"><text:a xlink:type="simple" xlink:href="https://newdocs.phaser.io/docs/3.55.2/Phaser.GameObjects.Events.VIDEO_PLAY" text:style-name="Internet_20_link" text:visited-style-name="Visited_20_Internet_20_Link">VIDEO_PLAY</text:a></text:p>
        </text:list-item>
        <text:list-item>
          <text:p text:style-name="P25"><text:a xlink:type="simple" xlink:href="https://newdocs.phaser.io/docs/3.55.2/Phaser.GameObjects.Events.VIDEO_SEEKED" text:style-name="Internet_20_link" text:visited-style-name="Visited_20_Internet_20_Link">VIDEO_SEEKED</text:a></text:p>
        </text:list-item>
        <text:list-item>
          <text:p text:style-name="P25"><text:a xlink:type="simple" xlink:href="https://newdocs.phaser.io/docs/3.55.2/Phaser.GameObjects.Events.VIDEO_SEEKING" text:style-name="Internet_20_link" text:visited-style-name="Visited_20_Internet_20_Link">VIDEO_SEEKING</text:a></text:p>
        </text:list-item>
        <text:list-item>
          <text:p text:style-name="P25"><text:a xlink:type="simple" xlink:href="https://newdocs.phaser.io/docs/3.55.2/Phaser.GameObjects.Events.VIDEO_STOP" text:style-name="Internet_20_link" text:visited-style-name="Visited_20_Internet_20_Link">VIDEO_STOP</text:a></text:p>
        </text:list-item>
        <text:list-item>
          <text:p text:style-name="P25"><text:a xlink:type="simple" xlink:href="https://newdocs.phaser.io/docs/3.55.2/Phaser.GameObjects.Events.VIDEO_TIMEOUT" text:style-name="Internet_20_link" text:visited-style-name="Visited_20_Internet_20_Link">VIDEO_TIMEOUT</text:a></text:p>
        </text:list-item>
        <text:list-item>
          <text:p text:style-name="P24"><text:a xlink:type="simple" xlink:href="https://newdocs.phaser.io/docs/3.55.2/Phaser.GameObjects.Events.VIDEO_UNLOCKED" text:style-name="Internet_20_link" text:visited-style-name="Visited_20_Internet_20_Link">VIDEO_UNLOCKED</text:a></text:p>
        </text:list-item>
      </text:list>
      <text:h text:style-name="Heading_20_2" text:outline-level="2">Phaser.Input.Events</text:h>
      <text:list xml:id="list1635326410" text:style-name="L11">
        <text:list-item>
          <text:p text:style-name="P27"><text:a xlink:type="simple" xlink:href="https://newdocs.phaser.io/docs/3.55.2/Phaser.Input.Events.BOOT" text:style-name="Internet_20_link" text:visited-style-name="Visited_20_Internet_20_Link">BOOT</text:a></text:p>
        </text:list-item>
        <text:list-item>
          <text:p text:style-name="P27"><text:a xlink:type="simple" xlink:href="https://newdocs.phaser.io/docs/3.55.2/Phaser.Input.Events.DESTROY" text:style-name="Internet_20_link" text:visited-style-name="Visited_20_Internet_20_Link">DESTROY</text:a></text:p>
        </text:list-item>
        <text:list-item>
          <text:p text:style-name="P27"><text:soft-page-break/><text:a xlink:type="simple" xlink:href="https://newdocs.phaser.io/docs/3.55.2/Phaser.Input.Events.DRAG_END" text:style-name="Internet_20_link" text:visited-style-name="Visited_20_Internet_20_Link">DRAG_END</text:a></text:p>
        </text:list-item>
        <text:list-item>
          <text:p text:style-name="P27"><text:a xlink:type="simple" xlink:href="https://newdocs.phaser.io/docs/3.55.2/Phaser.Input.Events.DRAG_ENTER" text:style-name="Internet_20_link" text:visited-style-name="Visited_20_Internet_20_Link">DRAG_ENTER</text:a></text:p>
        </text:list-item>
        <text:list-item>
          <text:p text:style-name="P27"><text:a xlink:type="simple" xlink:href="https://newdocs.phaser.io/docs/3.55.2/Phaser.Input.Events.DRAG" text:style-name="Internet_20_link" text:visited-style-name="Visited_20_Internet_20_Link">DRAG</text:a></text:p>
        </text:list-item>
        <text:list-item>
          <text:p text:style-name="P27"><text:a xlink:type="simple" xlink:href="https://newdocs.phaser.io/docs/3.55.2/Phaser.Input.Events.DRAG_LEAVE" text:style-name="Internet_20_link" text:visited-style-name="Visited_20_Internet_20_Link">DRAG_LEAVE</text:a></text:p>
        </text:list-item>
        <text:list-item>
          <text:p text:style-name="P27"><text:a xlink:type="simple" xlink:href="https://newdocs.phaser.io/docs/3.55.2/Phaser.Input.Events.DRAG_OVER" text:style-name="Internet_20_link" text:visited-style-name="Visited_20_Internet_20_Link">DRAG_OVER</text:a></text:p>
        </text:list-item>
        <text:list-item>
          <text:p text:style-name="P27"><text:a xlink:type="simple" xlink:href="https://newdocs.phaser.io/docs/3.55.2/Phaser.Input.Events.DRAG_START" text:style-name="Internet_20_link" text:visited-style-name="Visited_20_Internet_20_Link">DRAG_START</text:a></text:p>
        </text:list-item>
        <text:list-item>
          <text:p text:style-name="P27"><text:a xlink:type="simple" xlink:href="https://newdocs.phaser.io/docs/3.55.2/Phaser.Input.Events.DROP" text:style-name="Internet_20_link" text:visited-style-name="Visited_20_Internet_20_Link">DROP</text:a></text:p>
        </text:list-item>
        <text:list-item>
          <text:p text:style-name="P27"><text:a xlink:type="simple" xlink:href="https://newdocs.phaser.io/docs/3.55.2/Phaser.Input.Events.GAMEOBJECT_DOWN" text:style-name="Internet_20_link" text:visited-style-name="Visited_20_Internet_20_Link">GAMEOBJECT_DOWN</text:a></text:p>
        </text:list-item>
        <text:list-item>
          <text:p text:style-name="P27"><text:a xlink:type="simple" xlink:href="https://newdocs.phaser.io/docs/3.55.2/Phaser.Input.Events.GAMEOBJECT_DRAG_END" text:style-name="Internet_20_link" text:visited-style-name="Visited_20_Internet_20_Link">GAMEOBJECT_DRAG_END</text:a></text:p>
        </text:list-item>
        <text:list-item>
          <text:p text:style-name="P27"><text:a xlink:type="simple" xlink:href="https://newdocs.phaser.io/docs/3.55.2/Phaser.Input.Events.GAMEOBJECT_DRAG_ENTER" text:style-name="Internet_20_link" text:visited-style-name="Visited_20_Internet_20_Link">GAMEOBJECT_DRAG_ENTER</text:a></text:p>
        </text:list-item>
        <text:list-item>
          <text:p text:style-name="P27"><text:a xlink:type="simple" xlink:href="https://newdocs.phaser.io/docs/3.55.2/Phaser.Input.Events.GAMEOBJECT_DRAG" text:style-name="Internet_20_link" text:visited-style-name="Visited_20_Internet_20_Link">GAMEOBJECT_DRAG</text:a></text:p>
        </text:list-item>
        <text:list-item>
          <text:p text:style-name="P27"><text:a xlink:type="simple" xlink:href="https://newdocs.phaser.io/docs/3.55.2/Phaser.Input.Events.GAMEOBJECT_DRAG_LEAVE" text:style-name="Internet_20_link" text:visited-style-name="Visited_20_Internet_20_Link">GAMEOBJECT_DRAG_LEAVE</text:a></text:p>
        </text:list-item>
        <text:list-item>
          <text:p text:style-name="P27"><text:a xlink:type="simple" xlink:href="https://newdocs.phaser.io/docs/3.55.2/Phaser.Input.Events.GAMEOBJECT_DRAG_OVER" text:style-name="Internet_20_link" text:visited-style-name="Visited_20_Internet_20_Link">GAMEOBJECT_DRAG_OVER</text:a></text:p>
        </text:list-item>
        <text:list-item>
          <text:p text:style-name="P27"><text:a xlink:type="simple" xlink:href="https://newdocs.phaser.io/docs/3.55.2/Phaser.Input.Events.GAMEOBJECT_DRAG_START" text:style-name="Internet_20_link" text:visited-style-name="Visited_20_Internet_20_Link">GAMEOBJECT_DRAG_START</text:a></text:p>
        </text:list-item>
        <text:list-item>
          <text:p text:style-name="P27"><text:a xlink:type="simple" xlink:href="https://newdocs.phaser.io/docs/3.55.2/Phaser.Input.Events.GAMEOBJECT_DROP" text:style-name="Internet_20_link" text:visited-style-name="Visited_20_Internet_20_Link">GAMEOBJECT_DROP</text:a></text:p>
        </text:list-item>
        <text:list-item>
          <text:p text:style-name="P27"><text:a xlink:type="simple" xlink:href="https://newdocs.phaser.io/docs/3.55.2/Phaser.Input.Events.GAMEOBJECT_MOVE" text:style-name="Internet_20_link" text:visited-style-name="Visited_20_Internet_20_Link">GAMEOBJECT_MOVE</text:a></text:p>
        </text:list-item>
        <text:list-item>
          <text:p text:style-name="P27"><text:a xlink:type="simple" xlink:href="https://newdocs.phaser.io/docs/3.55.2/Phaser.Input.Events.GAMEOBJECT_OUT" text:style-name="Internet_20_link" text:visited-style-name="Visited_20_Internet_20_Link">GAMEOBJECT_OUT</text:a></text:p>
        </text:list-item>
        <text:list-item>
          <text:p text:style-name="P27"><text:a xlink:type="simple" xlink:href="https://newdocs.phaser.io/docs/3.55.2/Phaser.Input.Events.GAMEOBJECT_OVER" text:style-name="Internet_20_link" text:visited-style-name="Visited_20_Internet_20_Link">GAMEOBJECT_OVER</text:a></text:p>
        </text:list-item>
        <text:list-item>
          <text:p text:style-name="P27"><text:a xlink:type="simple" xlink:href="https://newdocs.phaser.io/docs/3.55.2/Phaser.Input.Events.GAMEOBJECT_POINTER_DOWN" text:style-name="Internet_20_link" text:visited-style-name="Visited_20_Internet_20_Link">GAMEOBJECT_POINTER_DOWN</text:a></text:p>
        </text:list-item>
        <text:list-item>
          <text:p text:style-name="P27"><text:a xlink:type="simple" xlink:href="https://newdocs.phaser.io/docs/3.55.2/Phaser.Input.Events.GAMEOBJECT_POINTER_MOVE" text:style-name="Internet_20_link" text:visited-style-name="Visited_20_Internet_20_Link">GAMEOBJECT_POINTER_MOVE</text:a></text:p>
        </text:list-item>
        <text:list-item>
          <text:p text:style-name="P27"><text:a xlink:type="simple" xlink:href="https://newdocs.phaser.io/docs/3.55.2/Phaser.Input.Events.GAMEOBJECT_POINTER_OUT" text:style-name="Internet_20_link" text:visited-style-name="Visited_20_Internet_20_Link">GAMEOBJECT_POINTER_OUT</text:a></text:p>
        </text:list-item>
        <text:list-item>
          <text:p text:style-name="P27"><text:a xlink:type="simple" xlink:href="https://newdocs.phaser.io/docs/3.55.2/Phaser.Input.Events.GAMEOBJECT_POINTER_OVER" text:style-name="Internet_20_link" text:visited-style-name="Visited_20_Internet_20_Link">GAMEOBJECT_POINTER_OVER</text:a></text:p>
        </text:list-item>
        <text:list-item>
          <text:p text:style-name="P27"><text:a xlink:type="simple" xlink:href="https://newdocs.phaser.io/docs/3.55.2/Phaser.Input.Events.GAMEOBJECT_POINTER_UP" text:style-name="Internet_20_link" text:visited-style-name="Visited_20_Internet_20_Link">GAMEOBJECT_POINTER_UP</text:a></text:p>
        </text:list-item>
        <text:list-item>
          <text:p text:style-name="P27"><text:a xlink:type="simple" xlink:href="https://newdocs.phaser.io/docs/3.55.2/Phaser.Input.Events.GAMEOBJECT_POINTER_WHEEL" text:style-name="Internet_20_link" text:visited-style-name="Visited_20_Internet_20_Link">GAMEOBJECT_POINTER_WHEEL</text:a></text:p>
        </text:list-item>
        <text:list-item>
          <text:p text:style-name="P27"><text:a xlink:type="simple" xlink:href="https://newdocs.phaser.io/docs/3.55.2/Phaser.Input.Events.GAMEOBJECT_UP" text:style-name="Internet_20_link" text:visited-style-name="Visited_20_Internet_20_Link">GAMEOBJECT_UP</text:a></text:p>
        </text:list-item>
        <text:list-item>
          <text:p text:style-name="P27"><text:a xlink:type="simple" xlink:href="https://newdocs.phaser.io/docs/3.55.2/Phaser.Input.Events.GAMEOBJECT_WHEEL" text:style-name="Internet_20_link" text:visited-style-name="Visited_20_Internet_20_Link">GAMEOBJECT_WHEEL</text:a></text:p>
        </text:list-item>
        <text:list-item>
          <text:p text:style-name="P27"><text:a xlink:type="simple" xlink:href="https://newdocs.phaser.io/docs/3.55.2/Phaser.Input.Events.GAME_OUT" text:style-name="Internet_20_link" text:visited-style-name="Visited_20_Internet_20_Link">GAME_OUT</text:a></text:p>
        </text:list-item>
        <text:list-item>
          <text:p text:style-name="P27"><text:a xlink:type="simple" xlink:href="https://newdocs.phaser.io/docs/3.55.2/Phaser.Input.Events.GAME_OVER" text:style-name="Internet_20_link" text:visited-style-name="Visited_20_Internet_20_Link">GAME_OVER</text:a></text:p>
        </text:list-item>
        <text:list-item>
          <text:p text:style-name="P27"><text:a xlink:type="simple" xlink:href="https://newdocs.phaser.io/docs/3.55.2/Phaser.Input.Events.MANAGER_BOOT" text:style-name="Internet_20_link" text:visited-style-name="Visited_20_Internet_20_Link">MANAGER_BOOT</text:a></text:p>
        </text:list-item>
        <text:list-item>
          <text:p text:style-name="P27"><text:a xlink:type="simple" xlink:href="https://newdocs.phaser.io/docs/3.55.2/Phaser.Input.Events.MANAGER_PROCESS" text:style-name="Internet_20_link" text:visited-style-name="Visited_20_Internet_20_Link">MANAGER_PROCESS</text:a></text:p>
        </text:list-item>
        <text:list-item>
          <text:p text:style-name="P27"><text:a xlink:type="simple" xlink:href="https://newdocs.phaser.io/docs/3.55.2/Phaser.Input.Events.MANAGER_UPDATE" text:style-name="Internet_20_link" text:visited-style-name="Visited_20_Internet_20_Link">MANAGER_UPDATE</text:a></text:p>
        </text:list-item>
        <text:list-item>
          <text:p text:style-name="P27"><text:a xlink:type="simple" xlink:href="https://newdocs.phaser.io/docs/3.55.2/Phaser.Input.Events.POINTERLOCK_CHANGE" text:style-name="Internet_20_link" text:visited-style-name="Visited_20_Internet_20_Link">POINTERLOCK_CHANGE</text:a></text:p>
        </text:list-item>
        <text:list-item>
          <text:p text:style-name="P27"><text:a xlink:type="simple" xlink:href="https://newdocs.phaser.io/docs/3.55.2/Phaser.Input.Events.POINTER_DOWN" text:style-name="Internet_20_link" text:visited-style-name="Visited_20_Internet_20_Link">POINTER_DOWN</text:a></text:p>
        </text:list-item>
        <text:list-item>
          <text:p text:style-name="P27"><text:a xlink:type="simple" xlink:href="https://newdocs.phaser.io/docs/3.55.2/Phaser.Input.Events.POINTER_DOWN_OUTSIDE" text:style-name="Internet_20_link" text:visited-style-name="Visited_20_Internet_20_Link">POINTER_DOWN_OUTSIDE</text:a></text:p>
        </text:list-item>
        <text:list-item>
          <text:p text:style-name="P27"><text:a xlink:type="simple" xlink:href="https://newdocs.phaser.io/docs/3.55.2/Phaser.Input.Events.POINTER_MOVE" text:style-name="Internet_20_link" text:visited-style-name="Visited_20_Internet_20_Link">POINTER_MOVE</text:a></text:p>
        </text:list-item>
        <text:list-item>
          <text:p text:style-name="P27"><text:a xlink:type="simple" xlink:href="https://newdocs.phaser.io/docs/3.55.2/Phaser.Input.Events.POINTER_OUT" text:style-name="Internet_20_link" text:visited-style-name="Visited_20_Internet_20_Link">POINTER_OUT</text:a></text:p>
        </text:list-item>
        <text:list-item>
          <text:p text:style-name="P27"><text:a xlink:type="simple" xlink:href="https://newdocs.phaser.io/docs/3.55.2/Phaser.Input.Events.POINTER_OVER" text:style-name="Internet_20_link" text:visited-style-name="Visited_20_Internet_20_Link">POINTER_OVER</text:a></text:p>
        </text:list-item>
        <text:list-item>
          <text:p text:style-name="P27"><text:a xlink:type="simple" xlink:href="https://newdocs.phaser.io/docs/3.55.2/Phaser.Input.Events.POINTER_UP" text:style-name="Internet_20_link" text:visited-style-name="Visited_20_Internet_20_Link">POINTER_UP</text:a></text:p>
        </text:list-item>
        <text:list-item>
          <text:p text:style-name="P27"><text:a xlink:type="simple" xlink:href="https://newdocs.phaser.io/docs/3.55.2/Phaser.Input.Events.POINTER_UP_OUTSIDE" text:style-name="Internet_20_link" text:visited-style-name="Visited_20_Internet_20_Link">POINTER_UP_OUTSIDE</text:a></text:p>
        </text:list-item>
        <text:list-item>
          <text:p text:style-name="P27"><text:a xlink:type="simple" xlink:href="https://newdocs.phaser.io/docs/3.55.2/Phaser.Input.Events.POINTER_WHEEL" text:style-name="Internet_20_link" text:visited-style-name="Visited_20_Internet_20_Link">POINTER_WHEEL</text:a></text:p>
        </text:list-item>
        <text:list-item>
          <text:p text:style-name="P27"><text:a xlink:type="simple" xlink:href="https://newdocs.phaser.io/docs/3.55.2/Phaser.Input.Events.PRE_UPDATE" text:style-name="Internet_20_link" text:visited-style-name="Visited_20_Internet_20_Link">PRE_UPDATE</text:a></text:p>
        </text:list-item>
        <text:list-item>
          <text:p text:style-name="P27"><text:a xlink:type="simple" xlink:href="https://newdocs.phaser.io/docs/3.55.2/Phaser.Input.Events.SHUTDOWN" text:style-name="Internet_20_link" text:visited-style-name="Visited_20_Internet_20_Link">SHUTDOWN</text:a></text:p>
        </text:list-item>
        <text:list-item>
          <text:p text:style-name="P27"><text:a xlink:type="simple" xlink:href="https://newdocs.phaser.io/docs/3.55.2/Phaser.Input.Events.START" text:style-name="Internet_20_link" text:visited-style-name="Visited_20_Internet_20_Link">START</text:a></text:p>
        </text:list-item>
        <text:list-item>
          <text:p text:style-name="P26"><text:a xlink:type="simple" xlink:href="https://newdocs.phaser.io/docs/3.55.2/Phaser.Input.Events.UPDATE" text:style-name="Internet_20_link" text:visited-style-name="Visited_20_Internet_20_Link">UPDATE</text:a></text:p>
        </text:list-item>
      </text:list>
      <text:h text:style-name="Heading_20_2" text:outline-level="2"><text:soft-page-break/>Phaser.Input.Gamepad.Events</text:h>
      <text:list xml:id="list3787461096" text:style-name="L12">
        <text:list-item>
          <text:p text:style-name="P29"><text:a xlink:type="simple" xlink:href="https://newdocs.phaser.io/docs/3.55.2/Phaser.Input.Gamepad.Events.BUTTON_DOWN" text:style-name="Internet_20_link" text:visited-style-name="Visited_20_Internet_20_Link">BUTTON_DOWN</text:a></text:p>
        </text:list-item>
        <text:list-item>
          <text:p text:style-name="P29"><text:a xlink:type="simple" xlink:href="https://newdocs.phaser.io/docs/3.55.2/Phaser.Input.Gamepad.Events.BUTTON_UP" text:style-name="Internet_20_link" text:visited-style-name="Visited_20_Internet_20_Link">BUTTON_UP</text:a></text:p>
        </text:list-item>
        <text:list-item>
          <text:p text:style-name="P29"><text:a xlink:type="simple" xlink:href="https://newdocs.phaser.io/docs/3.55.2/Phaser.Input.Gamepad.Events.CONNECTED" text:style-name="Internet_20_link" text:visited-style-name="Visited_20_Internet_20_Link">CONNECTED</text:a></text:p>
        </text:list-item>
        <text:list-item>
          <text:p text:style-name="P29"><text:a xlink:type="simple" xlink:href="https://newdocs.phaser.io/docs/3.55.2/Phaser.Input.Gamepad.Events.DISCONNECTED" text:style-name="Internet_20_link" text:visited-style-name="Visited_20_Internet_20_Link">DISCONNECTED</text:a></text:p>
        </text:list-item>
        <text:list-item>
          <text:p text:style-name="P29"><text:a xlink:type="simple" xlink:href="https://newdocs.phaser.io/docs/3.55.2/Phaser.Input.Gamepad.Events.GAMEPAD_BUTTON_DOWN" text:style-name="Internet_20_link" text:visited-style-name="Visited_20_Internet_20_Link">GAMEPAD_BUTTON_DOWN</text:a></text:p>
        </text:list-item>
        <text:list-item>
          <text:p text:style-name="P28"><text:a xlink:type="simple" xlink:href="https://newdocs.phaser.io/docs/3.55.2/Phaser.Input.Gamepad.Events.GAMEPAD_BUTTON_UP" text:style-name="Internet_20_link" text:visited-style-name="Visited_20_Internet_20_Link">GAMEPAD_BUTTON_UP</text:a></text:p>
        </text:list-item>
      </text:list>
      <text:h text:style-name="Heading_20_2" text:outline-level="2">Phaser.Input.Keyboard.Events</text:h>
      <text:list xml:id="list437427317" text:style-name="L13">
        <text:list-item>
          <text:p text:style-name="P31"><text:a xlink:type="simple" xlink:href="https://newdocs.phaser.io/docs/3.55.2/Phaser.Input.Keyboard.Events.ANY_KEY_DOWN" text:style-name="Internet_20_link" text:visited-style-name="Visited_20_Internet_20_Link">ANY_KEY_DOWN</text:a></text:p>
        </text:list-item>
        <text:list-item>
          <text:p text:style-name="P31"><text:a xlink:type="simple" xlink:href="https://newdocs.phaser.io/docs/3.55.2/Phaser.Input.Keyboard.Events.ANY_KEY_UP" text:style-name="Internet_20_link" text:visited-style-name="Visited_20_Internet_20_Link">ANY_KEY_UP</text:a></text:p>
        </text:list-item>
        <text:list-item>
          <text:p text:style-name="P31"><text:a xlink:type="simple" xlink:href="https://newdocs.phaser.io/docs/3.55.2/Phaser.Input.Keyboard.Events.COMBO_MATCH" text:style-name="Internet_20_link" text:visited-style-name="Visited_20_Internet_20_Link">COMBO_MATCH</text:a></text:p>
        </text:list-item>
        <text:list-item>
          <text:p text:style-name="P31"><text:a xlink:type="simple" xlink:href="https://newdocs.phaser.io/docs/3.55.2/Phaser.Input.Keyboard.Events.DOWN" text:style-name="Internet_20_link" text:visited-style-name="Visited_20_Internet_20_Link">DOWN</text:a></text:p>
        </text:list-item>
        <text:list-item>
          <text:p text:style-name="P31"><text:a xlink:type="simple" xlink:href="https://newdocs.phaser.io/docs/3.55.2/Phaser.Input.Keyboard.Events.KEY_DOWN" text:style-name="Internet_20_link" text:visited-style-name="Visited_20_Internet_20_Link">KEY_DOWN</text:a></text:p>
        </text:list-item>
        <text:list-item>
          <text:p text:style-name="P31"><text:a xlink:type="simple" xlink:href="https://newdocs.phaser.io/docs/3.55.2/Phaser.Input.Keyboard.Events.KEY_UP" text:style-name="Internet_20_link" text:visited-style-name="Visited_20_Internet_20_Link">KEY_UP</text:a></text:p>
        </text:list-item>
        <text:list-item>
          <text:p text:style-name="P30"><text:a xlink:type="simple" xlink:href="https://newdocs.phaser.io/docs/3.55.2/Phaser.Input.Keyboard.Events.UP" text:style-name="Internet_20_link" text:visited-style-name="Visited_20_Internet_20_Link">UP</text:a></text:p>
        </text:list-item>
      </text:list>
      <text:h text:style-name="Heading_20_2" text:outline-level="2">Phaser.Loader.Events</text:h>
      <text:list xml:id="list3054377485" text:style-name="L14">
        <text:list-item>
          <text:p text:style-name="P33"><text:a xlink:type="simple" xlink:href="https://newdocs.phaser.io/docs/3.55.2/Phaser.Loader.Events.ADD" text:style-name="Internet_20_link" text:visited-style-name="Visited_20_Internet_20_Link">ADD</text:a></text:p>
        </text:list-item>
        <text:list-item>
          <text:p text:style-name="P33"><text:a xlink:type="simple" xlink:href="https://newdocs.phaser.io/docs/3.55.2/Phaser.Loader.Events.COMPLETE" text:style-name="Internet_20_link" text:visited-style-name="Visited_20_Internet_20_Link">COMPLETE</text:a></text:p>
        </text:list-item>
        <text:list-item>
          <text:p text:style-name="P33"><text:a xlink:type="simple" xlink:href="https://newdocs.phaser.io/docs/3.55.2/Phaser.Loader.Events.FILE_COMPLETE" text:style-name="Internet_20_link" text:visited-style-name="Visited_20_Internet_20_Link">FILE_COMPLETE</text:a></text:p>
        </text:list-item>
        <text:list-item>
          <text:p text:style-name="P33"><text:a xlink:type="simple" xlink:href="https://newdocs.phaser.io/docs/3.55.2/Phaser.Loader.Events.FILE_KEY_COMPLETE" text:style-name="Internet_20_link" text:visited-style-name="Visited_20_Internet_20_Link">FILE_KEY_COMPLETE</text:a></text:p>
        </text:list-item>
        <text:list-item>
          <text:p text:style-name="P33"><text:a xlink:type="simple" xlink:href="https://newdocs.phaser.io/docs/3.55.2/Phaser.Loader.Events.FILE_LOAD_ERROR" text:style-name="Internet_20_link" text:visited-style-name="Visited_20_Internet_20_Link">FILE_LOAD_ERROR</text:a></text:p>
        </text:list-item>
        <text:list-item>
          <text:p text:style-name="P33"><text:a xlink:type="simple" xlink:href="https://newdocs.phaser.io/docs/3.55.2/Phaser.Loader.Events.FILE_LOAD" text:style-name="Internet_20_link" text:visited-style-name="Visited_20_Internet_20_Link">FILE_LOAD</text:a></text:p>
        </text:list-item>
        <text:list-item>
          <text:p text:style-name="P33"><text:a xlink:type="simple" xlink:href="https://newdocs.phaser.io/docs/3.55.2/Phaser.Loader.Events.FILE_PROGRESS" text:style-name="Internet_20_link" text:visited-style-name="Visited_20_Internet_20_Link">FILE_PROGRESS</text:a></text:p>
        </text:list-item>
        <text:list-item>
          <text:p text:style-name="P33"><text:a xlink:type="simple" xlink:href="https://newdocs.phaser.io/docs/3.55.2/Phaser.Loader.Events.POST_PROCESS" text:style-name="Internet_20_link" text:visited-style-name="Visited_20_Internet_20_Link">POST_PROCESS</text:a></text:p>
        </text:list-item>
        <text:list-item>
          <text:p text:style-name="P33"><text:a xlink:type="simple" xlink:href="https://newdocs.phaser.io/docs/3.55.2/Phaser.Loader.Events.PROGRESS" text:style-name="Internet_20_link" text:visited-style-name="Visited_20_Internet_20_Link">PROGRESS</text:a></text:p>
        </text:list-item>
        <text:list-item>
          <text:p text:style-name="P32"><text:a xlink:type="simple" xlink:href="https://newdocs.phaser.io/docs/3.55.2/Phaser.Loader.Events.START" text:style-name="Internet_20_link" text:visited-style-name="Visited_20_Internet_20_Link">START</text:a></text:p>
        </text:list-item>
      </text:list>
      <text:h text:style-name="Heading_20_2" text:outline-level="2">Phaser.Physics.Arcade.Events</text:h>
      <text:list xml:id="list3680787605" text:style-name="L15">
        <text:list-item>
          <text:p text:style-name="P35"><text:a xlink:type="simple" xlink:href="https://newdocs.phaser.io/docs/3.55.2/Phaser.Physics.Arcade.Events.COLLIDE" text:style-name="Internet_20_link" text:visited-style-name="Visited_20_Internet_20_Link">COLLIDE</text:a></text:p>
        </text:list-item>
        <text:list-item>
          <text:p text:style-name="P35"><text:a xlink:type="simple" xlink:href="https://newdocs.phaser.io/docs/3.55.2/Phaser.Physics.Arcade.Events.OVERLAP" text:style-name="Internet_20_link" text:visited-style-name="Visited_20_Internet_20_Link">OVERLAP</text:a></text:p>
        </text:list-item>
        <text:list-item>
          <text:p text:style-name="P35"><text:a xlink:type="simple" xlink:href="https://newdocs.phaser.io/docs/3.55.2/Phaser.Physics.Arcade.Events.PAUSE" text:style-name="Internet_20_link" text:visited-style-name="Visited_20_Internet_20_Link">PAUSE</text:a></text:p>
        </text:list-item>
        <text:list-item>
          <text:p text:style-name="P35"><text:a xlink:type="simple" xlink:href="https://newdocs.phaser.io/docs/3.55.2/Phaser.Physics.Arcade.Events.RESUME" text:style-name="Internet_20_link" text:visited-style-name="Visited_20_Internet_20_Link">RESUME</text:a></text:p>
        </text:list-item>
        <text:list-item>
          <text:p text:style-name="P35"><text:a xlink:type="simple" xlink:href="https://newdocs.phaser.io/docs/3.55.2/Phaser.Physics.Arcade.Events.TILE_COLLIDE" text:style-name="Internet_20_link" text:visited-style-name="Visited_20_Internet_20_Link">TILE_COLLIDE</text:a></text:p>
        </text:list-item>
        <text:list-item>
          <text:p text:style-name="P35"><text:a xlink:type="simple" xlink:href="https://newdocs.phaser.io/docs/3.55.2/Phaser.Physics.Arcade.Events.TILE_OVERLAP" text:style-name="Internet_20_link" text:visited-style-name="Visited_20_Internet_20_Link">TILE_OVERLAP</text:a></text:p>
        </text:list-item>
        <text:list-item>
          <text:p text:style-name="P35"><text:a xlink:type="simple" xlink:href="https://newdocs.phaser.io/docs/3.55.2/Phaser.Physics.Arcade.Events.WORLD_BOUNDS" text:style-name="Internet_20_link" text:visited-style-name="Visited_20_Internet_20_Link">WORLD_BOUNDS</text:a></text:p>
        </text:list-item>
        <text:list-item>
          <text:p text:style-name="P34"><text:a xlink:type="simple" xlink:href="https://newdocs.phaser.io/docs/3.55.2/Phaser.Physics.Arcade.Events.WORLD_STEP" text:style-name="Internet_20_link" text:visited-style-name="Visited_20_Internet_20_Link">WORLD_STEP</text:a></text:p>
        </text:list-item>
      </text:list>
      <text:h text:style-name="Heading_20_2" text:outline-level="2">Phaser.Physics.Matter.Events</text:h>
      <text:list xml:id="list2310226641" text:style-name="L16">
        <text:list-item>
          <text:p text:style-name="P37"><text:a xlink:type="simple" xlink:href="https://newdocs.phaser.io/docs/3.55.2/Phaser.Physics.Matter.Events.AFTER_ADD" text:style-name="Internet_20_link" text:visited-style-name="Visited_20_Internet_20_Link">AFTER_ADD</text:a></text:p>
        </text:list-item>
        <text:list-item>
          <text:p text:style-name="P37"><text:a xlink:type="simple" xlink:href="https://newdocs.phaser.io/docs/3.55.2/Phaser.Physics.Matter.Events.AFTER_REMOVE" text:style-name="Internet_20_link" text:visited-style-name="Visited_20_Internet_20_Link">AFTER_REMOVE</text:a></text:p>
        </text:list-item>
        <text:list-item>
          <text:p text:style-name="P37"><text:soft-page-break/><text:a xlink:type="simple" xlink:href="https://newdocs.phaser.io/docs/3.55.2/Phaser.Physics.Matter.Events.AFTER_UPDATE" text:style-name="Internet_20_link" text:visited-style-name="Visited_20_Internet_20_Link">AFTER_UPDATE</text:a></text:p>
        </text:list-item>
        <text:list-item>
          <text:p text:style-name="P37"><text:a xlink:type="simple" xlink:href="https://newdocs.phaser.io/docs/3.55.2/Phaser.Physics.Matter.Events.BEFORE_ADD" text:style-name="Internet_20_link" text:visited-style-name="Visited_20_Internet_20_Link">BEFORE_ADD</text:a></text:p>
        </text:list-item>
        <text:list-item>
          <text:p text:style-name="P37"><text:a xlink:type="simple" xlink:href="https://newdocs.phaser.io/docs/3.55.2/Phaser.Physics.Matter.Events.BEFORE_REMOVE" text:style-name="Internet_20_link" text:visited-style-name="Visited_20_Internet_20_Link">BEFORE_REMOVE</text:a></text:p>
        </text:list-item>
        <text:list-item>
          <text:p text:style-name="P37"><text:a xlink:type="simple" xlink:href="https://newdocs.phaser.io/docs/3.55.2/Phaser.Physics.Matter.Events.BEFORE_UPDATE" text:style-name="Internet_20_link" text:visited-style-name="Visited_20_Internet_20_Link">BEFORE_UPDATE</text:a></text:p>
        </text:list-item>
        <text:list-item>
          <text:p text:style-name="P37"><text:a xlink:type="simple" xlink:href="https://newdocs.phaser.io/docs/3.55.2/Phaser.Physics.Matter.Events.COLLISION_ACTIVE" text:style-name="Internet_20_link" text:visited-style-name="Visited_20_Internet_20_Link">COLLISION_ACTIVE</text:a></text:p>
        </text:list-item>
        <text:list-item>
          <text:p text:style-name="P37"><text:a xlink:type="simple" xlink:href="https://newdocs.phaser.io/docs/3.55.2/Phaser.Physics.Matter.Events.COLLISION_END" text:style-name="Internet_20_link" text:visited-style-name="Visited_20_Internet_20_Link">COLLISION_END</text:a></text:p>
        </text:list-item>
        <text:list-item>
          <text:p text:style-name="P37"><text:a xlink:type="simple" xlink:href="https://newdocs.phaser.io/docs/3.55.2/Phaser.Physics.Matter.Events.COLLISION_START" text:style-name="Internet_20_link" text:visited-style-name="Visited_20_Internet_20_Link">COLLISION_START</text:a></text:p>
        </text:list-item>
        <text:list-item>
          <text:p text:style-name="P37"><text:a xlink:type="simple" xlink:href="https://newdocs.phaser.io/docs/3.55.2/Phaser.Physics.Matter.Events.DRAG_END" text:style-name="Internet_20_link" text:visited-style-name="Visited_20_Internet_20_Link">DRAG_END</text:a></text:p>
        </text:list-item>
        <text:list-item>
          <text:p text:style-name="P37"><text:a xlink:type="simple" xlink:href="https://newdocs.phaser.io/docs/3.55.2/Phaser.Physics.Matter.Events.DRAG" text:style-name="Internet_20_link" text:visited-style-name="Visited_20_Internet_20_Link">DRAG</text:a></text:p>
        </text:list-item>
        <text:list-item>
          <text:p text:style-name="P37"><text:a xlink:type="simple" xlink:href="https://newdocs.phaser.io/docs/3.55.2/Phaser.Physics.Matter.Events.DRAG_START" text:style-name="Internet_20_link" text:visited-style-name="Visited_20_Internet_20_Link">DRAG_START</text:a></text:p>
        </text:list-item>
        <text:list-item>
          <text:p text:style-name="P37"><text:a xlink:type="simple" xlink:href="https://newdocs.phaser.io/docs/3.55.2/Phaser.Physics.Matter.Events.PAUSE" text:style-name="Internet_20_link" text:visited-style-name="Visited_20_Internet_20_Link">PAUSE</text:a></text:p>
        </text:list-item>
        <text:list-item>
          <text:p text:style-name="P37"><text:a xlink:type="simple" xlink:href="https://newdocs.phaser.io/docs/3.55.2/Phaser.Physics.Matter.Events.RESUME" text:style-name="Internet_20_link" text:visited-style-name="Visited_20_Internet_20_Link">RESUME</text:a></text:p>
        </text:list-item>
        <text:list-item>
          <text:p text:style-name="P37"><text:a xlink:type="simple" xlink:href="https://newdocs.phaser.io/docs/3.55.2/Phaser.Physics.Matter.Events.SLEEP_END" text:style-name="Internet_20_link" text:visited-style-name="Visited_20_Internet_20_Link">SLEEP_END</text:a></text:p>
        </text:list-item>
        <text:list-item>
          <text:p text:style-name="P36"><text:a xlink:type="simple" xlink:href="https://newdocs.phaser.io/docs/3.55.2/Phaser.Physics.Matter.Events.SLEEP_START" text:style-name="Internet_20_link" text:visited-style-name="Visited_20_Internet_20_Link">SLEEP_START</text:a></text:p>
        </text:list-item>
      </text:list>
      <text:h text:style-name="Heading_20_2" text:outline-level="2">Phaser.Renderer.Events</text:h>
      <text:list xml:id="list2184948525" text:style-name="L17">
        <text:list-item>
          <text:p text:style-name="P39"><text:a xlink:type="simple" xlink:href="https://newdocs.phaser.io/docs/3.55.2/Phaser.Renderer.Events.POST_RENDER" text:style-name="Internet_20_link" text:visited-style-name="Visited_20_Internet_20_Link">POST_RENDER</text:a></text:p>
        </text:list-item>
        <text:list-item>
          <text:p text:style-name="P39"><text:a xlink:type="simple" xlink:href="https://newdocs.phaser.io/docs/3.55.2/Phaser.Renderer.Events.PRE_RENDER" text:style-name="Internet_20_link" text:visited-style-name="Visited_20_Internet_20_Link">PRE_RENDER</text:a></text:p>
        </text:list-item>
        <text:list-item>
          <text:p text:style-name="P39"><text:a xlink:type="simple" xlink:href="https://newdocs.phaser.io/docs/3.55.2/Phaser.Renderer.Events.RENDER" text:style-name="Internet_20_link" text:visited-style-name="Visited_20_Internet_20_Link">RENDER</text:a></text:p>
        </text:list-item>
        <text:list-item>
          <text:p text:style-name="P38"><text:a xlink:type="simple" xlink:href="https://newdocs.phaser.io/docs/3.55.2/Phaser.Renderer.Events.RESIZE" text:style-name="Internet_20_link" text:visited-style-name="Visited_20_Internet_20_Link">RESIZE</text:a></text:p>
        </text:list-item>
      </text:list>
      <text:h text:style-name="Heading_20_2" text:outline-level="2">Phaser.Renderer.WebGL.Pipelines.Events</text:h>
      <text:list xml:id="list4125940278" text:style-name="L18">
        <text:list-item>
          <text:p text:style-name="P41"><text:a xlink:type="simple" xlink:href="https://newdocs.phaser.io/docs/3.55.2/Phaser.Renderer.WebGL.Pipelines.Events.AFTER_FLUSH" text:style-name="Internet_20_link" text:visited-style-name="Visited_20_Internet_20_Link">AFTER_FLUSH</text:a></text:p>
        </text:list-item>
        <text:list-item>
          <text:p text:style-name="P41"><text:a xlink:type="simple" xlink:href="https://newdocs.phaser.io/docs/3.55.2/Phaser.Renderer.WebGL.Pipelines.Events.BEFORE_FLUSH" text:style-name="Internet_20_link" text:visited-style-name="Visited_20_Internet_20_Link">BEFORE_FLUSH</text:a></text:p>
        </text:list-item>
        <text:list-item>
          <text:p text:style-name="P41"><text:a xlink:type="simple" xlink:href="https://newdocs.phaser.io/docs/3.55.2/Phaser.Renderer.WebGL.Pipelines.Events.BIND" text:style-name="Internet_20_link" text:visited-style-name="Visited_20_Internet_20_Link">BIND</text:a></text:p>
        </text:list-item>
        <text:list-item>
          <text:p text:style-name="P41"><text:a xlink:type="simple" xlink:href="https://newdocs.phaser.io/docs/3.55.2/Phaser.Renderer.WebGL.Pipelines.Events.BOOT" text:style-name="Internet_20_link" text:visited-style-name="Visited_20_Internet_20_Link">BOOT</text:a></text:p>
        </text:list-item>
        <text:list-item>
          <text:p text:style-name="P41"><text:a xlink:type="simple" xlink:href="https://newdocs.phaser.io/docs/3.55.2/Phaser.Renderer.WebGL.Pipelines.Events.DESTROY" text:style-name="Internet_20_link" text:visited-style-name="Visited_20_Internet_20_Link">DESTROY</text:a></text:p>
        </text:list-item>
        <text:list-item>
          <text:p text:style-name="P41"><text:a xlink:type="simple" xlink:href="https://newdocs.phaser.io/docs/3.55.2/Phaser.Renderer.WebGL.Pipelines.Events.REBIND" text:style-name="Internet_20_link" text:visited-style-name="Visited_20_Internet_20_Link">REBIND</text:a></text:p>
        </text:list-item>
        <text:list-item>
          <text:p text:style-name="P40"><text:a xlink:type="simple" xlink:href="https://newdocs.phaser.io/docs/3.55.2/Phaser.Renderer.WebGL.Pipelines.Events.RESIZE" text:style-name="Internet_20_link" text:visited-style-name="Visited_20_Internet_20_Link">RESIZE</text:a></text:p>
        </text:list-item>
      </text:list>
      <text:h text:style-name="Heading_20_2" text:outline-level="2">Phaser.Scale.Events</text:h>
      <text:list xml:id="list436372445" text:style-name="L19">
        <text:list-item>
          <text:p text:style-name="P43"><text:a xlink:type="simple" xlink:href="https://newdocs.phaser.io/docs/3.55.2/Phaser.Scale.Events.ENTER_FULLSCREEN" text:style-name="Internet_20_link" text:visited-style-name="Visited_20_Internet_20_Link">ENTER_FULLSCREEN</text:a></text:p>
        </text:list-item>
        <text:list-item>
          <text:p text:style-name="P43"><text:a xlink:type="simple" xlink:href="https://newdocs.phaser.io/docs/3.55.2/Phaser.Scale.Events.FULLSCREEN_FAILED" text:style-name="Internet_20_link" text:visited-style-name="Visited_20_Internet_20_Link">FULLSCREEN_FAILED</text:a></text:p>
        </text:list-item>
        <text:list-item>
          <text:p text:style-name="P43"><text:a xlink:type="simple" xlink:href="https://newdocs.phaser.io/docs/3.55.2/Phaser.Scale.Events.FULLSCREEN_UNSUPPORTED" text:style-name="Internet_20_link" text:visited-style-name="Visited_20_Internet_20_Link">FULLSCREEN_UNSUPPORTED</text:a></text:p>
        </text:list-item>
        <text:list-item>
          <text:p text:style-name="P43"><text:a xlink:type="simple" xlink:href="https://newdocs.phaser.io/docs/3.55.2/Phaser.Scale.Events.LEAVE_FULLSCREEN" text:style-name="Internet_20_link" text:visited-style-name="Visited_20_Internet_20_Link">LEAVE_FULLSCREEN</text:a></text:p>
        </text:list-item>
        <text:list-item>
          <text:p text:style-name="P43"><text:a xlink:type="simple" xlink:href="https://newdocs.phaser.io/docs/3.55.2/Phaser.Scale.Events.ORIENTATION_CHANGE" text:style-name="Internet_20_link" text:visited-style-name="Visited_20_Internet_20_Link">ORIENTATION_CHANGE</text:a></text:p>
        </text:list-item>
        <text:list-item>
          <text:p text:style-name="P42"><text:a xlink:type="simple" xlink:href="https://newdocs.phaser.io/docs/3.55.2/Phaser.Scale.Events.RESIZE" text:style-name="Internet_20_link" text:visited-style-name="Visited_20_Internet_20_Link">RESIZE</text:a></text:p>
        </text:list-item>
      </text:list>
      <text:h text:style-name="Heading_20_2" text:outline-level="2">Phaser.Scenes.Events</text:h>
      <text:list xml:id="list2251997171" text:style-name="L20">
        <text:list-item>
          <text:p text:style-name="P45"><text:a xlink:type="simple" xlink:href="https://newdocs.phaser.io/docs/3.55.2/Phaser.Scenes.Events.ADDED_TO_SCENE" text:style-name="Internet_20_link" text:visited-style-name="Visited_20_Internet_20_Link">ADDED_TO_SCENE</text:a></text:p>
        </text:list-item>
        <text:list-item>
          <text:p text:style-name="P45"><text:a xlink:type="simple" xlink:href="https://newdocs.phaser.io/docs/3.55.2/Phaser.Scenes.Events.BOOT" text:style-name="Internet_20_link" text:visited-style-name="Visited_20_Internet_20_Link">BOOT</text:a></text:p>
        </text:list-item>
        <text:list-item>
          <text:p text:style-name="P45"><text:a xlink:type="simple" xlink:href="https://newdocs.phaser.io/docs/3.55.2/Phaser.Scenes.Events.CREATE" text:style-name="Internet_20_link" text:visited-style-name="Visited_20_Internet_20_Link">CREATE</text:a></text:p>
        </text:list-item>
        <text:list-item>
          <text:p text:style-name="P45"><text:a xlink:type="simple" xlink:href="https://newdocs.phaser.io/docs/3.55.2/Phaser.Scenes.Events.DESTROY" text:style-name="Internet_20_link" text:visited-style-name="Visited_20_Internet_20_Link">DESTROY</text:a></text:p>
        </text:list-item>
        <text:list-item>
          <text:p text:style-name="P45"><text:soft-page-break/><text:a xlink:type="simple" xlink:href="https://newdocs.phaser.io/docs/3.55.2/Phaser.Scenes.Events.PAUSE" text:style-name="Internet_20_link" text:visited-style-name="Visited_20_Internet_20_Link">PAUSE</text:a></text:p>
        </text:list-item>
        <text:list-item>
          <text:p text:style-name="P45"><text:a xlink:type="simple" xlink:href="https://newdocs.phaser.io/docs/3.55.2/Phaser.Scenes.Events.POST_UPDATE" text:style-name="Internet_20_link" text:visited-style-name="Visited_20_Internet_20_Link">POST_UPDATE</text:a></text:p>
        </text:list-item>
        <text:list-item>
          <text:p text:style-name="P45"><text:a xlink:type="simple" xlink:href="https://newdocs.phaser.io/docs/3.55.2/Phaser.Scenes.Events.PRE_RENDER" text:style-name="Internet_20_link" text:visited-style-name="Visited_20_Internet_20_Link">PRE_RENDER</text:a></text:p>
        </text:list-item>
        <text:list-item>
          <text:p text:style-name="P45"><text:a xlink:type="simple" xlink:href="https://newdocs.phaser.io/docs/3.55.2/Phaser.Scenes.Events.PRE_UPDATE" text:style-name="Internet_20_link" text:visited-style-name="Visited_20_Internet_20_Link">PRE_UPDATE</text:a></text:p>
        </text:list-item>
        <text:list-item>
          <text:p text:style-name="P45"><text:a xlink:type="simple" xlink:href="https://newdocs.phaser.io/docs/3.55.2/Phaser.Scenes.Events.READY" text:style-name="Internet_20_link" text:visited-style-name="Visited_20_Internet_20_Link">READY</text:a></text:p>
        </text:list-item>
        <text:list-item>
          <text:p text:style-name="P45"><text:a xlink:type="simple" xlink:href="https://newdocs.phaser.io/docs/3.55.2/Phaser.Scenes.Events.REMOVED_FROM_SCENE" text:style-name="Internet_20_link" text:visited-style-name="Visited_20_Internet_20_Link">REMOVED_FROM_SCENE</text:a></text:p>
        </text:list-item>
        <text:list-item>
          <text:p text:style-name="P45"><text:a xlink:type="simple" xlink:href="https://newdocs.phaser.io/docs/3.55.2/Phaser.Scenes.Events.RENDER" text:style-name="Internet_20_link" text:visited-style-name="Visited_20_Internet_20_Link">RENDER</text:a></text:p>
        </text:list-item>
        <text:list-item>
          <text:p text:style-name="P45"><text:a xlink:type="simple" xlink:href="https://newdocs.phaser.io/docs/3.55.2/Phaser.Scenes.Events.RESUME" text:style-name="Internet_20_link" text:visited-style-name="Visited_20_Internet_20_Link">RESUME</text:a></text:p>
        </text:list-item>
        <text:list-item>
          <text:p text:style-name="P45"><text:a xlink:type="simple" xlink:href="https://newdocs.phaser.io/docs/3.55.2/Phaser.Scenes.Events.SHUTDOWN" text:style-name="Internet_20_link" text:visited-style-name="Visited_20_Internet_20_Link">SHUTDOWN</text:a></text:p>
        </text:list-item>
        <text:list-item>
          <text:p text:style-name="P45"><text:a xlink:type="simple" xlink:href="https://newdocs.phaser.io/docs/3.55.2/Phaser.Scenes.Events.SLEEP" text:style-name="Internet_20_link" text:visited-style-name="Visited_20_Internet_20_Link">SLEEP</text:a></text:p>
        </text:list-item>
        <text:list-item>
          <text:p text:style-name="P45"><text:a xlink:type="simple" xlink:href="https://newdocs.phaser.io/docs/3.55.2/Phaser.Scenes.Events.START" text:style-name="Internet_20_link" text:visited-style-name="Visited_20_Internet_20_Link">START</text:a></text:p>
        </text:list-item>
        <text:list-item>
          <text:p text:style-name="P45"><text:a xlink:type="simple" xlink:href="https://newdocs.phaser.io/docs/3.55.2/Phaser.Scenes.Events.TRANSITION_COMPLETE" text:style-name="Internet_20_link" text:visited-style-name="Visited_20_Internet_20_Link">TRANSITION_COMPLETE</text:a></text:p>
        </text:list-item>
        <text:list-item>
          <text:p text:style-name="P45"><text:a xlink:type="simple" xlink:href="https://newdocs.phaser.io/docs/3.55.2/Phaser.Scenes.Events.TRANSITION_INIT" text:style-name="Internet_20_link" text:visited-style-name="Visited_20_Internet_20_Link">TRANSITION_INIT</text:a></text:p>
        </text:list-item>
        <text:list-item>
          <text:p text:style-name="P45"><text:a xlink:type="simple" xlink:href="https://newdocs.phaser.io/docs/3.55.2/Phaser.Scenes.Events.TRANSITION_OUT" text:style-name="Internet_20_link" text:visited-style-name="Visited_20_Internet_20_Link">TRANSITION_OUT</text:a></text:p>
        </text:list-item>
        <text:list-item>
          <text:p text:style-name="P45"><text:a xlink:type="simple" xlink:href="https://newdocs.phaser.io/docs/3.55.2/Phaser.Scenes.Events.TRANSITION_START" text:style-name="Internet_20_link" text:visited-style-name="Visited_20_Internet_20_Link">TRANSITION_START</text:a></text:p>
        </text:list-item>
        <text:list-item>
          <text:p text:style-name="P45"><text:a xlink:type="simple" xlink:href="https://newdocs.phaser.io/docs/3.55.2/Phaser.Scenes.Events.TRANSITION_WAKE" text:style-name="Internet_20_link" text:visited-style-name="Visited_20_Internet_20_Link">TRANSITION_WAKE</text:a></text:p>
        </text:list-item>
        <text:list-item>
          <text:p text:style-name="P45"><text:a xlink:type="simple" xlink:href="https://newdocs.phaser.io/docs/3.55.2/Phaser.Scenes.Events.UPDATE" text:style-name="Internet_20_link" text:visited-style-name="Visited_20_Internet_20_Link">UPDATE</text:a></text:p>
        </text:list-item>
        <text:list-item>
          <text:p text:style-name="P44"><text:a xlink:type="simple" xlink:href="https://newdocs.phaser.io/docs/3.55.2/Phaser.Scenes.Events.WAKE" text:style-name="Internet_20_link" text:visited-style-name="Visited_20_Internet_20_Link">WAKE</text:a></text:p>
        </text:list-item>
      </text:list>
      <text:h text:style-name="Heading_20_2" text:outline-level="2">Phaser.Sound.Events</text:h>
      <text:list xml:id="list3100842789" text:style-name="L21">
        <text:list-item>
          <text:p text:style-name="P47"><text:a xlink:type="simple" xlink:href="https://newdocs.phaser.io/docs/3.55.2/Phaser.Sound.Events.COMPLETE" text:style-name="Internet_20_link" text:visited-style-name="Visited_20_Internet_20_Link">COMPLETE</text:a></text:p>
        </text:list-item>
        <text:list-item>
          <text:p text:style-name="P47"><text:a xlink:type="simple" xlink:href="https://newdocs.phaser.io/docs/3.55.2/Phaser.Sound.Events.DECODED_ALL" text:style-name="Internet_20_link" text:visited-style-name="Visited_20_Internet_20_Link">DECODED_ALL</text:a></text:p>
        </text:list-item>
        <text:list-item>
          <text:p text:style-name="P47"><text:a xlink:type="simple" xlink:href="https://newdocs.phaser.io/docs/3.55.2/Phaser.Sound.Events.DECODED" text:style-name="Internet_20_link" text:visited-style-name="Visited_20_Internet_20_Link">DECODED</text:a></text:p>
        </text:list-item>
        <text:list-item>
          <text:p text:style-name="P47"><text:a xlink:type="simple" xlink:href="https://newdocs.phaser.io/docs/3.55.2/Phaser.Sound.Events.DESTROY" text:style-name="Internet_20_link" text:visited-style-name="Visited_20_Internet_20_Link">DESTROY</text:a></text:p>
        </text:list-item>
        <text:list-item>
          <text:p text:style-name="P47"><text:a xlink:type="simple" xlink:href="https://newdocs.phaser.io/docs/3.55.2/Phaser.Sound.Events.DETUNE" text:style-name="Internet_20_link" text:visited-style-name="Visited_20_Internet_20_Link">DETUNE</text:a></text:p>
        </text:list-item>
        <text:list-item>
          <text:p text:style-name="P47"><text:a xlink:type="simple" xlink:href="https://newdocs.phaser.io/docs/3.55.2/Phaser.Sound.Events.GLOBAL_DETUNE" text:style-name="Internet_20_link" text:visited-style-name="Visited_20_Internet_20_Link">GLOBAL_DETUNE</text:a></text:p>
        </text:list-item>
        <text:list-item>
          <text:p text:style-name="P47"><text:a xlink:type="simple" xlink:href="https://newdocs.phaser.io/docs/3.55.2/Phaser.Sound.Events.GLOBAL_MUTE" text:style-name="Internet_20_link" text:visited-style-name="Visited_20_Internet_20_Link">GLOBAL_MUTE</text:a></text:p>
        </text:list-item>
        <text:list-item>
          <text:p text:style-name="P47"><text:a xlink:type="simple" xlink:href="https://newdocs.phaser.io/docs/3.55.2/Phaser.Sound.Events.GLOBAL_RATE" text:style-name="Internet_20_link" text:visited-style-name="Visited_20_Internet_20_Link">GLOBAL_RATE</text:a></text:p>
        </text:list-item>
        <text:list-item>
          <text:p text:style-name="P47"><text:a xlink:type="simple" xlink:href="https://newdocs.phaser.io/docs/3.55.2/Phaser.Sound.Events.GLOBAL_VOLUME" text:style-name="Internet_20_link" text:visited-style-name="Visited_20_Internet_20_Link">GLOBAL_VOLUME</text:a></text:p>
        </text:list-item>
        <text:list-item>
          <text:p text:style-name="P47"><text:a xlink:type="simple" xlink:href="https://newdocs.phaser.io/docs/3.55.2/Phaser.Sound.Events.LOOPED" text:style-name="Internet_20_link" text:visited-style-name="Visited_20_Internet_20_Link">LOOPED</text:a></text:p>
        </text:list-item>
        <text:list-item>
          <text:p text:style-name="P47"><text:a xlink:type="simple" xlink:href="https://newdocs.phaser.io/docs/3.55.2/Phaser.Sound.Events.LOOP" text:style-name="Internet_20_link" text:visited-style-name="Visited_20_Internet_20_Link">LOOP</text:a></text:p>
        </text:list-item>
        <text:list-item>
          <text:p text:style-name="P47"><text:a xlink:type="simple" xlink:href="https://newdocs.phaser.io/docs/3.55.2/Phaser.Sound.Events.MUTE" text:style-name="Internet_20_link" text:visited-style-name="Visited_20_Internet_20_Link">MUTE</text:a></text:p>
        </text:list-item>
        <text:list-item>
          <text:p text:style-name="P47"><text:a xlink:type="simple" xlink:href="https://newdocs.phaser.io/docs/3.55.2/Phaser.Sound.Events.PAN" text:style-name="Internet_20_link" text:visited-style-name="Visited_20_Internet_20_Link">PAN</text:a></text:p>
        </text:list-item>
        <text:list-item>
          <text:p text:style-name="P47"><text:a xlink:type="simple" xlink:href="https://newdocs.phaser.io/docs/3.55.2/Phaser.Sound.Events.PAUSE_ALL" text:style-name="Internet_20_link" text:visited-style-name="Visited_20_Internet_20_Link">PAUSE_ALL</text:a></text:p>
        </text:list-item>
        <text:list-item>
          <text:p text:style-name="P47"><text:a xlink:type="simple" xlink:href="https://newdocs.phaser.io/docs/3.55.2/Phaser.Sound.Events.PAUSE" text:style-name="Internet_20_link" text:visited-style-name="Visited_20_Internet_20_Link">PAUSE</text:a></text:p>
        </text:list-item>
        <text:list-item>
          <text:p text:style-name="P47"><text:a xlink:type="simple" xlink:href="https://newdocs.phaser.io/docs/3.55.2/Phaser.Sound.Events.PLAY" text:style-name="Internet_20_link" text:visited-style-name="Visited_20_Internet_20_Link">PLAY</text:a></text:p>
        </text:list-item>
        <text:list-item>
          <text:p text:style-name="P47"><text:a xlink:type="simple" xlink:href="https://newdocs.phaser.io/docs/3.55.2/Phaser.Sound.Events.RATE" text:style-name="Internet_20_link" text:visited-style-name="Visited_20_Internet_20_Link">RATE</text:a></text:p>
        </text:list-item>
        <text:list-item>
          <text:p text:style-name="P47"><text:a xlink:type="simple" xlink:href="https://newdocs.phaser.io/docs/3.55.2/Phaser.Sound.Events.RESUME_ALL" text:style-name="Internet_20_link" text:visited-style-name="Visited_20_Internet_20_Link">RESUME_ALL</text:a></text:p>
        </text:list-item>
        <text:list-item>
          <text:p text:style-name="P47"><text:a xlink:type="simple" xlink:href="https://newdocs.phaser.io/docs/3.55.2/Phaser.Sound.Events.RESUME" text:style-name="Internet_20_link" text:visited-style-name="Visited_20_Internet_20_Link">RESUME</text:a></text:p>
        </text:list-item>
        <text:list-item>
          <text:p text:style-name="P47"><text:a xlink:type="simple" xlink:href="https://newdocs.phaser.io/docs/3.55.2/Phaser.Sound.Events.SEEK" text:style-name="Internet_20_link" text:visited-style-name="Visited_20_Internet_20_Link">SEEK</text:a></text:p>
        </text:list-item>
        <text:list-item>
          <text:p text:style-name="P47"><text:a xlink:type="simple" xlink:href="https://newdocs.phaser.io/docs/3.55.2/Phaser.Sound.Events.STOP_ALL" text:style-name="Internet_20_link" text:visited-style-name="Visited_20_Internet_20_Link">STOP_ALL</text:a></text:p>
        </text:list-item>
        <text:list-item>
          <text:p text:style-name="P47"><text:a xlink:type="simple" xlink:href="https://newdocs.phaser.io/docs/3.55.2/Phaser.Sound.Events.STOP" text:style-name="Internet_20_link" text:visited-style-name="Visited_20_Internet_20_Link">STOP</text:a></text:p>
        </text:list-item>
        <text:list-item>
          <text:p text:style-name="P47"><text:a xlink:type="simple" xlink:href="https://newdocs.phaser.io/docs/3.55.2/Phaser.Sound.Events.UNLOCKED" text:style-name="Internet_20_link" text:visited-style-name="Visited_20_Internet_20_Link">UNLOCKED</text:a></text:p>
        </text:list-item>
        <text:list-item>
          <text:p text:style-name="P46"><text:a xlink:type="simple" xlink:href="https://newdocs.phaser.io/docs/3.55.2/Phaser.Sound.Events.VOLUME" text:style-name="Internet_20_link" text:visited-style-name="Visited_20_Internet_20_Link">VOLUME</text:a></text:p>
        </text:list-item>
      </text:list>
      <text:h text:style-name="Heading_20_2" text:outline-level="2"><text:soft-page-break/>Phaser.Structs.Events</text:h>
      <text:list xml:id="list1986040858" text:style-name="L22">
        <text:list-item>
          <text:p text:style-name="P49"><text:a xlink:type="simple" xlink:href="https://newdocs.phaser.io/docs/3.55.2/Phaser.Structs.Events.PROCESS_QUEUE_ADD" text:style-name="Internet_20_link" text:visited-style-name="Visited_20_Internet_20_Link">PROCESS_QUEUE_ADD</text:a></text:p>
        </text:list-item>
        <text:list-item>
          <text:p text:style-name="P48"><text:a xlink:type="simple" xlink:href="https://newdocs.phaser.io/docs/3.55.2/Phaser.Structs.Events.PROCESS_QUEUE_REMOVE" text:style-name="Internet_20_link" text:visited-style-name="Visited_20_Internet_20_Link">PROCESS_QUEUE_REMOVE</text:a></text:p>
        </text:list-item>
      </text:list>
      <text:h text:style-name="Heading_20_2" text:outline-level="2">Phaser.Textures.Events</text:h>
      <text:list xml:id="list671048060" text:style-name="L23">
        <text:list-item>
          <text:p text:style-name="P51"><text:a xlink:type="simple" xlink:href="https://newdocs.phaser.io/docs/3.55.2/Phaser.Textures.Events.ADD" text:style-name="Internet_20_link" text:visited-style-name="Visited_20_Internet_20_Link">ADD</text:a></text:p>
        </text:list-item>
        <text:list-item>
          <text:p text:style-name="P51"><text:a xlink:type="simple" xlink:href="https://newdocs.phaser.io/docs/3.55.2/Phaser.Textures.Events.ERROR" text:style-name="Internet_20_link" text:visited-style-name="Visited_20_Internet_20_Link">ERROR</text:a></text:p>
        </text:list-item>
        <text:list-item>
          <text:p text:style-name="P51"><text:a xlink:type="simple" xlink:href="https://newdocs.phaser.io/docs/3.55.2/Phaser.Textures.Events.LOAD" text:style-name="Internet_20_link" text:visited-style-name="Visited_20_Internet_20_Link">LOAD</text:a></text:p>
        </text:list-item>
        <text:list-item>
          <text:p text:style-name="P51"><text:a xlink:type="simple" xlink:href="https://newdocs.phaser.io/docs/3.55.2/Phaser.Textures.Events.READY" text:style-name="Internet_20_link" text:visited-style-name="Visited_20_Internet_20_Link">READY</text:a></text:p>
        </text:list-item>
        <text:list-item>
          <text:p text:style-name="P50"><text:a xlink:type="simple" xlink:href="https://newdocs.phaser.io/docs/3.55.2/Phaser.Textures.Events.REMOVE" text:style-name="Internet_20_link" text:visited-style-name="Visited_20_Internet_20_Link">REMOVE</text:a></text:p>
        </text:list-item>
      </text:list>
      <text:h text:style-name="Heading_20_2" text:outline-level="2">Phaser.Tweens.Events</text:h>
      <text:list xml:id="list2173610811" text:style-name="L24">
        <text:list-item>
          <text:p text:style-name="P53"><text:a xlink:type="simple" xlink:href="https://newdocs.phaser.io/docs/3.55.2/Phaser.Tweens.Events.TIMELINE_COMPLETE" text:style-name="Internet_20_link" text:visited-style-name="Visited_20_Internet_20_Link">TIMELINE_COMPLETE</text:a></text:p>
        </text:list-item>
        <text:list-item>
          <text:p text:style-name="P53"><text:a xlink:type="simple" xlink:href="https://newdocs.phaser.io/docs/3.55.2/Phaser.Tweens.Events.TIMELINE_LOOP" text:style-name="Internet_20_link" text:visited-style-name="Visited_20_Internet_20_Link">TIMELINE_LOOP</text:a></text:p>
        </text:list-item>
        <text:list-item>
          <text:p text:style-name="P53"><text:a xlink:type="simple" xlink:href="https://newdocs.phaser.io/docs/3.55.2/Phaser.Tweens.Events.TIMELINE_PAUSE" text:style-name="Internet_20_link" text:visited-style-name="Visited_20_Internet_20_Link">TIMELINE_PAUSE</text:a></text:p>
        </text:list-item>
        <text:list-item>
          <text:p text:style-name="P53"><text:a xlink:type="simple" xlink:href="https://newdocs.phaser.io/docs/3.55.2/Phaser.Tweens.Events.TIMELINE_RESUME" text:style-name="Internet_20_link" text:visited-style-name="Visited_20_Internet_20_Link">TIMELINE_RESUME</text:a></text:p>
        </text:list-item>
        <text:list-item>
          <text:p text:style-name="P53"><text:a xlink:type="simple" xlink:href="https://newdocs.phaser.io/docs/3.55.2/Phaser.Tweens.Events.TIMELINE_START" text:style-name="Internet_20_link" text:visited-style-name="Visited_20_Internet_20_Link">TIMELINE_START</text:a></text:p>
        </text:list-item>
        <text:list-item>
          <text:p text:style-name="P53"><text:a xlink:type="simple" xlink:href="https://newdocs.phaser.io/docs/3.55.2/Phaser.Tweens.Events.TIMELINE_UPDATE" text:style-name="Internet_20_link" text:visited-style-name="Visited_20_Internet_20_Link">TIMELINE_UPDATE</text:a></text:p>
        </text:list-item>
        <text:list-item>
          <text:p text:style-name="P53"><text:a xlink:type="simple" xlink:href="https://newdocs.phaser.io/docs/3.55.2/Phaser.Tweens.Events.TWEEN_ACTIVE" text:style-name="Internet_20_link" text:visited-style-name="Visited_20_Internet_20_Link">TWEEN_ACTIVE</text:a></text:p>
        </text:list-item>
        <text:list-item>
          <text:p text:style-name="P53"><text:a xlink:type="simple" xlink:href="https://newdocs.phaser.io/docs/3.55.2/Phaser.Tweens.Events.TWEEN_COMPLETE" text:style-name="Internet_20_link" text:visited-style-name="Visited_20_Internet_20_Link">TWEEN_COMPLETE</text:a></text:p>
        </text:list-item>
        <text:list-item>
          <text:p text:style-name="P53"><text:a xlink:type="simple" xlink:href="https://newdocs.phaser.io/docs/3.55.2/Phaser.Tweens.Events.TWEEN_LOOP" text:style-name="Internet_20_link" text:visited-style-name="Visited_20_Internet_20_Link">TWEEN_LOOP</text:a></text:p>
        </text:list-item>
        <text:list-item>
          <text:p text:style-name="P53"><text:a xlink:type="simple" xlink:href="https://newdocs.phaser.io/docs/3.55.2/Phaser.Tweens.Events.TWEEN_REPEAT" text:style-name="Internet_20_link" text:visited-style-name="Visited_20_Internet_20_Link">TWEEN_REPEAT</text:a></text:p>
        </text:list-item>
        <text:list-item>
          <text:p text:style-name="P53"><text:a xlink:type="simple" xlink:href="https://newdocs.phaser.io/docs/3.55.2/Phaser.Tweens.Events.TWEEN_START" text:style-name="Internet_20_link" text:visited-style-name="Visited_20_Internet_20_Link">TWEEN_START</text:a></text:p>
        </text:list-item>
        <text:list-item>
          <text:p text:style-name="P53"><text:a xlink:type="simple" xlink:href="https://newdocs.phaser.io/docs/3.55.2/Phaser.Tweens.Events.TWEEN_STOP" text:style-name="Internet_20_link" text:visited-style-name="Visited_20_Internet_20_Link">TWEEN_STOP</text:a></text:p>
        </text:list-item>
        <text:list-item>
          <text:p text:style-name="P53"><text:a xlink:type="simple" xlink:href="https://newdocs.phaser.io/docs/3.55.2/Phaser.Tweens.Events.TWEEN_UPDATE" text:style-name="Internet_20_link" text:visited-style-name="Visited_20_Internet_20_Link">TWEEN_UPDATE</text:a></text:p>
        </text:list-item>
        <text:list-item>
          <text:p text:style-name="P52"><text:a xlink:type="simple" xlink:href="https://newdocs.phaser.io/docs/3.55.2/Phaser.Tweens.Events.TWEEN_YOYO" text:style-name="Internet_20_link" text:visited-style-name="Visited_20_Internet_20_Link">TWEEN_YOYO</text:a></text:p>
        </text:list-item>
      </text:list>
      <text:p text:style-name="Standard"/>
      <text:p text:style-name="Standard"/>
      <text:h text:style-name="Heading_20_3" text:outline-level="3">GameObjects</text:h>
      <text:list xml:id="list84082636" text:style-name="L25">
        <text:list-item>
          <text:p text:style-name="P55"><text:a xlink:type="simple" xlink:href="https://newdocs.phaser.io/docs/3.55.2/Phaser.GameObjects.Arc" text:style-name="Internet_20_link" text:visited-style-name="Visited_20_Internet_20_Link">Phaser.GameObjects.Arc</text:a></text:p>
        </text:list-item>
        <text:list-item>
          <text:p text:style-name="P55"><text:a xlink:type="simple" xlink:href="https://newdocs.phaser.io/docs/3.55.2/Phaser.GameObjects.BitmapText" text:style-name="Internet_20_link" text:visited-style-name="Visited_20_Internet_20_Link">Phaser.GameObjects.BitmapText</text:a></text:p>
        </text:list-item>
        <text:list-item>
          <text:p text:style-name="P55"><text:a xlink:type="simple" xlink:href="https://newdocs.phaser.io/docs/3.55.2/Phaser.GameObjects.Blitter" text:style-name="Internet_20_link" text:visited-style-name="Visited_20_Internet_20_Link">Phaser.GameObjects.Blitter</text:a></text:p>
        </text:list-item>
        <text:list-item>
          <text:p text:style-name="P55"><text:a xlink:type="simple" xlink:href="https://newdocs.phaser.io/docs/3.55.2/Phaser.GameObjects.Bob" text:style-name="Internet_20_link" text:visited-style-name="Visited_20_Internet_20_Link">Phaser.GameObjects.Bob</text:a></text:p>
        </text:list-item>
        <text:list-item>
          <text:p text:style-name="P55"><text:a xlink:type="simple" xlink:href="https://newdocs.phaser.io/docs/3.55.2/Phaser.GameObjects.Container" text:style-name="Internet_20_link" text:visited-style-name="Visited_20_Internet_20_Link">Phaser.GameObjects.Container</text:a></text:p>
        </text:list-item>
        <text:list-item>
          <text:p text:style-name="P55"><text:a xlink:type="simple" xlink:href="https://newdocs.phaser.io/docs/3.55.2/Phaser.GameObjects.Curve" text:style-name="Internet_20_link" text:visited-style-name="Visited_20_Internet_20_Link">Phaser.GameObjects.Curve</text:a></text:p>
        </text:list-item>
        <text:list-item>
          <text:p text:style-name="P55"><text:a xlink:type="simple" xlink:href="https://newdocs.phaser.io/docs/3.55.2/Phaser.GameObjects.DOMElement" text:style-name="Internet_20_link" text:visited-style-name="Visited_20_Internet_20_Link">Phaser.GameObjects.DOMElement</text:a></text:p>
        </text:list-item>
        <text:list-item>
          <text:p text:style-name="P55"><text:a xlink:type="simple" xlink:href="https://newdocs.phaser.io/docs/3.55.2/Phaser.GameObjects.DisplayList" text:style-name="Internet_20_link" text:visited-style-name="Visited_20_Internet_20_Link">Phaser.GameObjects.DisplayList</text:a></text:p>
        </text:list-item>
        <text:list-item>
          <text:p text:style-name="P55"><text:a xlink:type="simple" xlink:href="https://newdocs.phaser.io/docs/3.55.2/Phaser.GameObjects.DynamicBitmapText" text:style-name="Internet_20_link" text:visited-style-name="Visited_20_Internet_20_Link">Phaser.GameObjects.DynamicBitmapText</text:a></text:p>
        </text:list-item>
        <text:list-item>
          <text:p text:style-name="P55"><text:a xlink:type="simple" xlink:href="https://newdocs.phaser.io/docs/3.55.2/Phaser.GameObjects.Ellipse" text:style-name="Internet_20_link" text:visited-style-name="Visited_20_Internet_20_Link">Phaser.GameObjects.Ellipse</text:a></text:p>
        </text:list-item>
        <text:list-item>
          <text:p text:style-name="P55"><text:a xlink:type="simple" xlink:href="https://newdocs.phaser.io/docs/3.55.2/Phaser.GameObjects.Extern" text:style-name="Internet_20_link" text:visited-style-name="Visited_20_Internet_20_Link">Phaser.GameObjects.Extern</text:a></text:p>
        </text:list-item>
        <text:list-item>
          <text:p text:style-name="P55"><text:a xlink:type="simple" xlink:href="https://newdocs.phaser.io/docs/3.55.2/Phaser.GameObjects.GameObject" text:style-name="Internet_20_link" text:visited-style-name="Visited_20_Internet_20_Link">Phaser.GameObjects.GameObject</text:a></text:p>
        </text:list-item>
        <text:list-item>
          <text:p text:style-name="P55"><text:a xlink:type="simple" xlink:href="https://newdocs.phaser.io/docs/3.55.2/Phaser.GameObjects.GameObjectCreator" text:style-name="Internet_20_link" text:visited-style-name="Visited_20_Internet_20_Link">Phaser.GameObjects.GameObjectCreator</text:a></text:p>
        </text:list-item>
        <text:list-item>
          <text:p text:style-name="P55"><text:soft-page-break/><text:a xlink:type="simple" xlink:href="https://newdocs.phaser.io/docs/3.55.2/Phaser.GameObjects.GameObjectFactory" text:style-name="Internet_20_link" text:visited-style-name="Visited_20_Internet_20_Link">Phaser.GameObjects.GameObjectFactory</text:a></text:p>
        </text:list-item>
        <text:list-item>
          <text:p text:style-name="P55"><text:a xlink:type="simple" xlink:href="https://newdocs.phaser.io/docs/3.55.2/Phaser.GameObjects.Graphics" text:style-name="Internet_20_link" text:visited-style-name="Visited_20_Internet_20_Link">Phaser.GameObjects.Graphics</text:a></text:p>
        </text:list-item>
        <text:list-item>
          <text:p text:style-name="P55"><text:a xlink:type="simple" xlink:href="https://newdocs.phaser.io/docs/3.55.2/Phaser.GameObjects.Grid" text:style-name="Internet_20_link" text:visited-style-name="Visited_20_Internet_20_Link">Phaser.GameObjects.Grid</text:a></text:p>
        </text:list-item>
        <text:list-item>
          <text:p text:style-name="P55"><text:a xlink:type="simple" xlink:href="https://newdocs.phaser.io/docs/3.55.2/Phaser.GameObjects.Group" text:style-name="Internet_20_link" text:visited-style-name="Visited_20_Internet_20_Link">Phaser.GameObjects.Group</text:a></text:p>
        </text:list-item>
        <text:list-item>
          <text:p text:style-name="P55"><text:a xlink:type="simple" xlink:href="https://newdocs.phaser.io/docs/3.55.2/Phaser.GameObjects.Image" text:style-name="Internet_20_link" text:visited-style-name="Visited_20_Internet_20_Link">Phaser.GameObjects.Image</text:a></text:p>
        </text:list-item>
        <text:list-item>
          <text:p text:style-name="P55"><text:a xlink:type="simple" xlink:href="https://newdocs.phaser.io/docs/3.55.2/Phaser.GameObjects.IsoBox" text:style-name="Internet_20_link" text:visited-style-name="Visited_20_Internet_20_Link">Phaser.GameObjects.IsoBox</text:a></text:p>
        </text:list-item>
        <text:list-item>
          <text:p text:style-name="P55"><text:a xlink:type="simple" xlink:href="https://newdocs.phaser.io/docs/3.55.2/Phaser.GameObjects.IsoTriangle" text:style-name="Internet_20_link" text:visited-style-name="Visited_20_Internet_20_Link">Phaser.GameObjects.IsoTriangle</text:a></text:p>
        </text:list-item>
        <text:list-item>
          <text:p text:style-name="P55"><text:a xlink:type="simple" xlink:href="https://newdocs.phaser.io/docs/3.55.2/Phaser.GameObjects.Layer" text:style-name="Internet_20_link" text:visited-style-name="Visited_20_Internet_20_Link">Phaser.GameObjects.Layer</text:a></text:p>
        </text:list-item>
        <text:list-item>
          <text:p text:style-name="P55"><text:a xlink:type="simple" xlink:href="https://newdocs.phaser.io/docs/3.55.2/Phaser.GameObjects.Light" text:style-name="Internet_20_link" text:visited-style-name="Visited_20_Internet_20_Link">Phaser.GameObjects.Light</text:a></text:p>
        </text:list-item>
        <text:list-item>
          <text:p text:style-name="P55"><text:a xlink:type="simple" xlink:href="https://newdocs.phaser.io/docs/3.55.2/Phaser.GameObjects.LightsManager" text:style-name="Internet_20_link" text:visited-style-name="Visited_20_Internet_20_Link">Phaser.GameObjects.LightsManager</text:a></text:p>
        </text:list-item>
        <text:list-item>
          <text:p text:style-name="P55"><text:a xlink:type="simple" xlink:href="https://newdocs.phaser.io/docs/3.55.2/Phaser.GameObjects.LightsPlugin" text:style-name="Internet_20_link" text:visited-style-name="Visited_20_Internet_20_Link">Phaser.GameObjects.LightsPlugin</text:a></text:p>
        </text:list-item>
        <text:list-item>
          <text:p text:style-name="P55"><text:a xlink:type="simple" xlink:href="https://newdocs.phaser.io/docs/3.55.2/Phaser.GameObjects.Line" text:style-name="Internet_20_link" text:visited-style-name="Visited_20_Internet_20_Link">Phaser.GameObjects.Line</text:a></text:p>
        </text:list-item>
        <text:list-item>
          <text:p text:style-name="P55"><text:a xlink:type="simple" xlink:href="https://newdocs.phaser.io/docs/3.55.2/Phaser.GameObjects.Mesh" text:style-name="Internet_20_link" text:visited-style-name="Visited_20_Internet_20_Link">Phaser.GameObjects.Mesh</text:a></text:p>
        </text:list-item>
        <text:list-item>
          <text:p text:style-name="P55"><text:a xlink:type="simple" xlink:href="https://newdocs.phaser.io/docs/3.55.2/Phaser.GameObjects.PathFollower" text:style-name="Internet_20_link" text:visited-style-name="Visited_20_Internet_20_Link">Phaser.GameObjects.PathFollower</text:a></text:p>
        </text:list-item>
        <text:list-item>
          <text:p text:style-name="P55"><text:a xlink:type="simple" xlink:href="https://newdocs.phaser.io/docs/3.55.2/Phaser.GameObjects.PointLight" text:style-name="Internet_20_link" text:visited-style-name="Visited_20_Internet_20_Link">Phaser.GameObjects.PointLight</text:a></text:p>
        </text:list-item>
        <text:list-item>
          <text:p text:style-name="P55"><text:a xlink:type="simple" xlink:href="https://newdocs.phaser.io/docs/3.55.2/Phaser.GameObjects.Polygon" text:style-name="Internet_20_link" text:visited-style-name="Visited_20_Internet_20_Link">Phaser.GameObjects.Polygon</text:a></text:p>
        </text:list-item>
        <text:list-item>
          <text:p text:style-name="P55"><text:a xlink:type="simple" xlink:href="https://newdocs.phaser.io/docs/3.55.2/Phaser.GameObjects.Rectangle" text:style-name="Internet_20_link" text:visited-style-name="Visited_20_Internet_20_Link">Phaser.GameObjects.Rectangle</text:a></text:p>
        </text:list-item>
        <text:list-item>
          <text:p text:style-name="P55"><text:a xlink:type="simple" xlink:href="https://newdocs.phaser.io/docs/3.55.2/Phaser.GameObjects.RenderTexture" text:style-name="Internet_20_link" text:visited-style-name="Visited_20_Internet_20_Link">Phaser.GameObjects.RenderTexture</text:a></text:p>
        </text:list-item>
        <text:list-item>
          <text:p text:style-name="P55"><text:a xlink:type="simple" xlink:href="https://newdocs.phaser.io/docs/3.55.2/Phaser.GameObjects.Rope" text:style-name="Internet_20_link" text:visited-style-name="Visited_20_Internet_20_Link">Phaser.GameObjects.Rope</text:a></text:p>
        </text:list-item>
        <text:list-item>
          <text:p text:style-name="P55"><text:a xlink:type="simple" xlink:href="https://newdocs.phaser.io/docs/3.55.2/Phaser.GameObjects.Shader" text:style-name="Internet_20_link" text:visited-style-name="Visited_20_Internet_20_Link">Phaser.GameObjects.Shader</text:a></text:p>
        </text:list-item>
        <text:list-item>
          <text:p text:style-name="P55"><text:a xlink:type="simple" xlink:href="https://newdocs.phaser.io/docs/3.55.2/Phaser.GameObjects.Shape" text:style-name="Internet_20_link" text:visited-style-name="Visited_20_Internet_20_Link">Phaser.GameObjects.Shape</text:a></text:p>
        </text:list-item>
        <text:list-item>
          <text:p text:style-name="P55"><text:a xlink:type="simple" xlink:href="https://newdocs.phaser.io/docs/3.55.2/Phaser.GameObjects.Sprite" text:style-name="Internet_20_link" text:visited-style-name="Visited_20_Internet_20_Link">Phaser.GameObjects.Sprite</text:a></text:p>
        </text:list-item>
        <text:list-item>
          <text:p text:style-name="P55"><text:a xlink:type="simple" xlink:href="https://newdocs.phaser.io/docs/3.55.2/Phaser.GameObjects.Star" text:style-name="Internet_20_link" text:visited-style-name="Visited_20_Internet_20_Link">Phaser.GameObjects.Star</text:a></text:p>
        </text:list-item>
        <text:list-item>
          <text:p text:style-name="P55"><text:a xlink:type="simple" xlink:href="https://newdocs.phaser.io/docs/3.55.2/Phaser.GameObjects.Text" text:style-name="Internet_20_link" text:visited-style-name="Visited_20_Internet_20_Link">Phaser.GameObjects.Text</text:a></text:p>
        </text:list-item>
        <text:list-item>
          <text:p text:style-name="P55"><text:a xlink:type="simple" xlink:href="https://newdocs.phaser.io/docs/3.55.2/Phaser.GameObjects.TextStyle" text:style-name="Internet_20_link" text:visited-style-name="Visited_20_Internet_20_Link">Phaser.GameObjects.TextStyle</text:a></text:p>
        </text:list-item>
        <text:list-item>
          <text:p text:style-name="P55"><text:a xlink:type="simple" xlink:href="https://newdocs.phaser.io/docs/3.55.2/Phaser.GameObjects.TileSprite" text:style-name="Internet_20_link" text:visited-style-name="Visited_20_Internet_20_Link">Phaser.GameObjects.TileSprite</text:a></text:p>
        </text:list-item>
        <text:list-item>
          <text:p text:style-name="P55"><text:a xlink:type="simple" xlink:href="https://newdocs.phaser.io/docs/3.55.2/Phaser.GameObjects.Triangle" text:style-name="Internet_20_link" text:visited-style-name="Visited_20_Internet_20_Link">Phaser.GameObjects.Triangle</text:a></text:p>
        </text:list-item>
        <text:list-item>
          <text:p text:style-name="P55"><text:a xlink:type="simple" xlink:href="https://newdocs.phaser.io/docs/3.55.2/Phaser.GameObjects.UpdateList" text:style-name="Internet_20_link" text:visited-style-name="Visited_20_Internet_20_Link">Phaser.GameObjects.UpdateList</text:a></text:p>
        </text:list-item>
        <text:list-item>
          <text:p text:style-name="P55"><text:a xlink:type="simple" xlink:href="https://newdocs.phaser.io/docs/3.55.2/Phaser.GameObjects.Video" text:style-name="Internet_20_link" text:visited-style-name="Visited_20_Internet_20_Link">Phaser.GameObjects.Video</text:a></text:p>
        </text:list-item>
        <text:list-item>
          <text:p text:style-name="P54"><text:a xlink:type="simple" xlink:href="https://newdocs.phaser.io/docs/3.55.2/Phaser.GameObjects.Zone" text:style-name="Internet_20_link" text:visited-style-name="Visited_20_Internet_20_Link">Phaser.GameObjects.Zone</text:a></text:p>
        </text:list-item>
      </text:list>
      <text:p text:style-name="Standard"/>
      <text:p text:style-name="Standard"/>
      <text:h text:style-name="Heading_20_3" text:outline-level="3">Physics</text:h>
      <text:h text:style-name="P3" text:outline-level="3">Arcade</text:h>
      <text:list xml:id="list1675161979" text:style-name="L26">
        <text:list-item>
          <text:p text:style-name="P57"><text:a xlink:type="simple" xlink:href="https://newdocs.phaser.io/docs/3.55.2/Phaser.Physics.Arcade.Image" text:style-name="Internet_20_link" text:visited-style-name="Visited_20_Internet_20_Link">Image</text:a></text:p>
        </text:list-item>
        <text:list-item>
          <text:p text:style-name="P57"><text:a xlink:type="simple" xlink:href="https://newdocs.phaser.io/docs/3.55.2/Phaser.Physics.Arcade.ArcadePhysics" text:style-name="Internet_20_link" text:visited-style-name="Visited_20_Internet_20_Link">ArcadePhysics</text:a></text:p>
        </text:list-item>
        <text:list-item>
          <text:p text:style-name="P57"><text:a xlink:type="simple" xlink:href="https://newdocs.phaser.io/docs/3.55.2/Phaser.Physics.Arcade.Sprite" text:style-name="Internet_20_link" text:visited-style-name="Visited_20_Internet_20_Link">Sprite</text:a></text:p>
        </text:list-item>
        <text:list-item>
          <text:p text:style-name="P57"><text:a xlink:type="simple" xlink:href="https://newdocs.phaser.io/docs/3.55.2/Phaser.Physics.Arcade.Body" text:style-name="Internet_20_link" text:visited-style-name="Visited_20_Internet_20_Link">Body</text:a></text:p>
        </text:list-item>
        <text:list-item>
          <text:p text:style-name="P57"><text:a xlink:type="simple" xlink:href="https://newdocs.phaser.io/docs/3.55.2/Phaser.Physics.Arcade.Collider" text:style-name="Internet_20_link" text:visited-style-name="Visited_20_Internet_20_Link">Collider</text:a></text:p>
        </text:list-item>
        <text:list-item>
          <text:p text:style-name="P57"><text:a xlink:type="simple" xlink:href="https://newdocs.phaser.io/docs/3.55.2/Phaser.Physics.Arcade.Factory" text:style-name="Internet_20_link" text:visited-style-name="Visited_20_Internet_20_Link">Factory</text:a></text:p>
        </text:list-item>
        <text:list-item>
          <text:p text:style-name="P57"><text:a xlink:type="simple" xlink:href="https://newdocs.phaser.io/docs/3.55.2/Phaser.Physics.Arcade.Group" text:style-name="Internet_20_link" text:visited-style-name="Visited_20_Internet_20_Link">Group</text:a></text:p>
        </text:list-item>
        <text:list-item>
          <text:p text:style-name="P57"><text:a xlink:type="simple" xlink:href="https://newdocs.phaser.io/docs/3.55.2/Phaser.Physics.Arcade.StaticBody" text:style-name="Internet_20_link" text:visited-style-name="Visited_20_Internet_20_Link">StaticBody</text:a></text:p>
        </text:list-item>
        <text:list-item>
          <text:p text:style-name="P57"><text:a xlink:type="simple" xlink:href="https://newdocs.phaser.io/docs/3.55.2/Phaser.Physics.Arcade.StaticGroup" text:style-name="Internet_20_link" text:visited-style-name="Visited_20_Internet_20_Link">StaticGroup</text:a></text:p>
        </text:list-item>
        <text:list-item>
          <text:p text:style-name="P56"><text:a xlink:type="simple" xlink:href="https://newdocs.phaser.io/docs/3.55.2/Phaser.Physics.Arcade.World" text:style-name="Internet_20_link" text:visited-style-name="Visited_20_Internet_20_Link">World</text:a></text:p>
        </text:list-item>
      </text:list>
      <text:h text:style-name="Heading_20_3" text:outline-level="3"><text:soft-page-break/>MatterJS</text:h>
      <text:list xml:id="list622045887" text:style-name="L27">
        <text:list-item>
          <text:p text:style-name="P59"><text:a xlink:type="simple" xlink:href="https://newdocs.phaser.io/docs/3.55.2/Phaser.Physics.Matter.BodyBounds" text:style-name="Internet_20_link" text:visited-style-name="Visited_20_Internet_20_Link">BodyBounds</text:a></text:p>
        </text:list-item>
        <text:list-item>
          <text:p text:style-name="P59"><text:a xlink:type="simple" xlink:href="https://newdocs.phaser.io/docs/3.55.2/Phaser.Physics.Matter.Factory" text:style-name="Internet_20_link" text:visited-style-name="Visited_20_Internet_20_Link">Factory</text:a></text:p>
        </text:list-item>
        <text:list-item>
          <text:p text:style-name="P59"><text:a xlink:type="simple" xlink:href="https://newdocs.phaser.io/docs/3.55.2/Phaser.Physics.Matter.Image" text:style-name="Internet_20_link" text:visited-style-name="Visited_20_Internet_20_Link">Image</text:a></text:p>
        </text:list-item>
        <text:list-item>
          <text:p text:style-name="P59"><text:a xlink:type="simple" xlink:href="https://newdocs.phaser.io/docs/3.55.2/Phaser.Physics.Matter.MatterPhysics" text:style-name="Internet_20_link" text:visited-style-name="Visited_20_Internet_20_Link">MatterPhysics</text:a></text:p>
        </text:list-item>
        <text:list-item>
          <text:p text:style-name="P59"><text:a xlink:type="simple" xlink:href="https://newdocs.phaser.io/docs/3.55.2/Phaser.Physics.Matter.Sprite" text:style-name="Internet_20_link" text:visited-style-name="Visited_20_Internet_20_Link">Sprite</text:a></text:p>
        </text:list-item>
        <text:list-item>
          <text:p text:style-name="P59"><text:a xlink:type="simple" xlink:href="https://newdocs.phaser.io/docs/3.55.2/Phaser.Physics.Matter.TileBody" text:style-name="Internet_20_link" text:visited-style-name="Visited_20_Internet_20_Link">TileBody</text:a></text:p>
        </text:list-item>
        <text:list-item>
          <text:p text:style-name="P59"><text:a xlink:type="simple" xlink:href="https://newdocs.phaser.io/docs/3.55.2/Phaser.Physics.Matter.PointerConstraint" text:style-name="Internet_20_link" text:visited-style-name="Visited_20_Internet_20_Link">PointerConstraint</text:a></text:p>
        </text:list-item>
        <text:list-item>
          <text:p text:style-name="P58"><text:a xlink:type="simple" xlink:href="https://newdocs.phaser.io/docs/3.55.2/Phaser.Physics.Matter.World" text:style-name="Internet_20_link" text:visited-style-name="Visited_20_Internet_20_Link">World</text:a></text:p>
        </text:list-item>
      </text:list>
      <text:p text:style-name="Standard"/>
      <text:p text:style-name="Standard"/>
      <text:h text:style-name="Heading_20_3" text:outline-level="3">Scenes</text:h>
      <text:list xml:id="list2389390325" text:style-name="L28">
        <text:list-item>
          <text:p text:style-name="P60"><text:a xlink:type="simple" xlink:href="https://newdocs.phaser.io/docs/3.55.2/Phaser.Scene" text:style-name="Internet_20_link" text:visited-style-name="Visited_20_Internet_20_Link">Scene</text:a></text:p>
        </text:list-item>
      </text:list>
      <text:list xml:id="list2548815045" text:style-name="L29">
        <text:list-item>
          <text:p text:style-name="P62"><text:a xlink:type="simple" xlink:href="https://newdocs.phaser.io/docs/3.55.2/Phaser.Scenes.SceneManager" text:style-name="Internet_20_link" text:visited-style-name="Visited_20_Internet_20_Link">SceneManager</text:a></text:p>
        </text:list-item>
        <text:list-item>
          <text:p text:style-name="P62"><text:a xlink:type="simple" xlink:href="https://newdocs.phaser.io/docs/3.55.2/Phaser.Scenes.ScenePlugin" text:style-name="Internet_20_link" text:visited-style-name="Visited_20_Internet_20_Link">ScenePlugin</text:a></text:p>
        </text:list-item>
        <text:list-item>
          <text:p text:style-name="P61"><text:a xlink:type="simple" xlink:href="https://newdocs.phaser.io/docs/3.55.2/Phaser.Scenes.Systems" text:style-name="Internet_20_link" text:visited-style-name="Visited_20_Internet_20_Link">Systems</text:a></text:p>
        </text:list-item>
      </text:list>
      <text:h text:style-name="P3" text:outline-level="3">Members</text:h>
      <text:list xml:id="list3398806222" text:style-name="L30">
        <text:list-item>
          <text:p text:style-name="P64"><text:a xlink:type="simple" xlink:href="https://newdocs.phaser.io/docs/3.55.2/Phaser.Scene#add" text:style-name="Internet_20_link" text:visited-style-name="Visited_20_Internet_20_Link">add</text:a></text:p>
        </text:list-item>
        <text:list-item>
          <text:p text:style-name="P64"><text:a xlink:type="simple" xlink:href="https://newdocs.phaser.io/docs/3.55.2/Phaser.Scene#anims" text:style-name="Internet_20_link" text:visited-style-name="Visited_20_Internet_20_Link">anims</text:a></text:p>
        </text:list-item>
        <text:list-item>
          <text:p text:style-name="P64"><text:a xlink:type="simple" xlink:href="https://newdocs.phaser.io/docs/3.55.2/Phaser.Scene#cache" text:style-name="Internet_20_link" text:visited-style-name="Visited_20_Internet_20_Link">cache</text:a></text:p>
        </text:list-item>
        <text:list-item>
          <text:p text:style-name="P64"><text:a xlink:type="simple" xlink:href="https://newdocs.phaser.io/docs/3.55.2/Phaser.Scene#cameras" text:style-name="Internet_20_link" text:visited-style-name="Visited_20_Internet_20_Link">cameras</text:a></text:p>
        </text:list-item>
        <text:list-item>
          <text:p text:style-name="P64"><text:a xlink:type="simple" xlink:href="https://newdocs.phaser.io/docs/3.55.2/Phaser.Scene#children" text:style-name="Internet_20_link" text:visited-style-name="Visited_20_Internet_20_Link">children</text:a></text:p>
        </text:list-item>
        <text:list-item>
          <text:p text:style-name="P64"><text:a xlink:type="simple" xlink:href="https://newdocs.phaser.io/docs/3.55.2/Phaser.Scene#data" text:style-name="Internet_20_link" text:visited-style-name="Visited_20_Internet_20_Link">data</text:a></text:p>
        </text:list-item>
        <text:list-item>
          <text:p text:style-name="P64"><text:a xlink:type="simple" xlink:href="https://newdocs.phaser.io/docs/3.55.2/Phaser.Scene#events" text:style-name="Internet_20_link" text:visited-style-name="Visited_20_Internet_20_Link">events</text:a></text:p>
        </text:list-item>
        <text:list-item>
          <text:p text:style-name="P64"><text:a xlink:type="simple" xlink:href="https://newdocs.phaser.io/docs/3.55.2/Phaser.Scene#facebook" text:style-name="Internet_20_link" text:visited-style-name="Visited_20_Internet_20_Link">facebook</text:a></text:p>
        </text:list-item>
        <text:list-item>
          <text:p text:style-name="P64"><text:a xlink:type="simple" xlink:href="https://newdocs.phaser.io/docs/3.55.2/Phaser.Scene#game" text:style-name="Internet_20_link" text:visited-style-name="Visited_20_Internet_20_Link">game</text:a></text:p>
        </text:list-item>
        <text:list-item>
          <text:p text:style-name="P64"><text:a xlink:type="simple" xlink:href="https://newdocs.phaser.io/docs/3.55.2/Phaser.Scene#input" text:style-name="Internet_20_link" text:visited-style-name="Visited_20_Internet_20_Link">input</text:a></text:p>
        </text:list-item>
        <text:list-item>
          <text:p text:style-name="P64"><text:a xlink:type="simple" xlink:href="https://newdocs.phaser.io/docs/3.55.2/Phaser.Scene#lights" text:style-name="Internet_20_link" text:visited-style-name="Visited_20_Internet_20_Link">lights</text:a></text:p>
        </text:list-item>
        <text:list-item>
          <text:p text:style-name="P64"><text:a xlink:type="simple" xlink:href="https://newdocs.phaser.io/docs/3.55.2/Phaser.Scene#load" text:style-name="Internet_20_link" text:visited-style-name="Visited_20_Internet_20_Link">load</text:a></text:p>
        </text:list-item>
        <text:list-item>
          <text:p text:style-name="P64"><text:a xlink:type="simple" xlink:href="https://newdocs.phaser.io/docs/3.55.2/Phaser.Scene#make" text:style-name="Internet_20_link" text:visited-style-name="Visited_20_Internet_20_Link">make</text:a></text:p>
        </text:list-item>
        <text:list-item>
          <text:p text:style-name="P64"><text:a xlink:type="simple" xlink:href="https://newdocs.phaser.io/docs/3.55.2/Phaser.Scene#matter" text:style-name="Internet_20_link" text:visited-style-name="Visited_20_Internet_20_Link">matter</text:a></text:p>
        </text:list-item>
        <text:list-item>
          <text:p text:style-name="P64"><text:a xlink:type="simple" xlink:href="https://newdocs.phaser.io/docs/3.55.2/Phaser.Scene#physics" text:style-name="Internet_20_link" text:visited-style-name="Visited_20_Internet_20_Link">physics</text:a></text:p>
        </text:list-item>
        <text:list-item>
          <text:p text:style-name="P64"><text:a xlink:type="simple" xlink:href="https://newdocs.phaser.io/docs/3.55.2/Phaser.Scene#plugins" text:style-name="Internet_20_link" text:visited-style-name="Visited_20_Internet_20_Link">plugins</text:a></text:p>
        </text:list-item>
        <text:list-item>
          <text:p text:style-name="P64"><text:a xlink:type="simple" xlink:href="https://newdocs.phaser.io/docs/3.55.2/Phaser.Scene#registry" text:style-name="Internet_20_link" text:visited-style-name="Visited_20_Internet_20_Link">registry</text:a></text:p>
        </text:list-item>
        <text:list-item>
          <text:p text:style-name="P64"><text:a xlink:type="simple" xlink:href="https://newdocs.phaser.io/docs/3.55.2/Phaser.Scene#renderer" text:style-name="Internet_20_link" text:visited-style-name="Visited_20_Internet_20_Link">renderer</text:a></text:p>
        </text:list-item>
        <text:list-item>
          <text:p text:style-name="P64"><text:a xlink:type="simple" xlink:href="https://newdocs.phaser.io/docs/3.55.2/Phaser.Scene#scale" text:style-name="Internet_20_link" text:visited-style-name="Visited_20_Internet_20_Link">scale</text:a></text:p>
        </text:list-item>
        <text:list-item>
          <text:p text:style-name="P64"><text:a xlink:type="simple" xlink:href="https://newdocs.phaser.io/docs/3.55.2/Phaser.Scene#scene" text:style-name="Internet_20_link" text:visited-style-name="Visited_20_Internet_20_Link">scene</text:a></text:p>
        </text:list-item>
        <text:list-item>
          <text:p text:style-name="P64"><text:a xlink:type="simple" xlink:href="https://newdocs.phaser.io/docs/3.55.2/Phaser.Scene#sound" text:style-name="Internet_20_link" text:visited-style-name="Visited_20_Internet_20_Link">sound</text:a></text:p>
        </text:list-item>
        <text:list-item>
          <text:p text:style-name="P64"><text:a xlink:type="simple" xlink:href="https://newdocs.phaser.io/docs/3.55.2/Phaser.Scene#sys" text:style-name="Internet_20_link" text:visited-style-name="Visited_20_Internet_20_Link">sys</text:a></text:p>
        </text:list-item>
        <text:list-item>
          <text:p text:style-name="P64"><text:a xlink:type="simple" xlink:href="https://newdocs.phaser.io/docs/3.55.2/Phaser.Scene#textures" text:style-name="Internet_20_link" text:visited-style-name="Visited_20_Internet_20_Link">textures</text:a></text:p>
        </text:list-item>
        <text:list-item>
          <text:p text:style-name="P64"><text:a xlink:type="simple" xlink:href="https://newdocs.phaser.io/docs/3.55.2/Phaser.Scene#time" text:style-name="Internet_20_link" text:visited-style-name="Visited_20_Internet_20_Link">time</text:a></text:p>
        </text:list-item>
        <text:list-item>
          <text:p text:style-name="P63"><text:a xlink:type="simple" xlink:href="https://newdocs.phaser.io/docs/3.55.2/Phaser.Scene#tweens" text:style-name="Internet_20_link" text:visited-style-name="Visited_20_Internet_20_Link">tweens</text:a></text:p>
        </text:list-item>
      </text:list>
      <text:p text:style-name="Standard"><text:soft-page-break/><text:a xlink:type="simple" xlink:href="https://newdocs.phaser.io/docs/3.55.2/scenes" text:style-name="Internet_20_link" text:visited-style-name="Visited_20_Internet_20_Link">https://newdocs.phaser.io/docs/3.55.2/scenes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09:25:45.447733214</meta:creation-date>
    <dc:date>2022-12-19T08:03:27.411363452</dc:date>
    <meta:editing-duration>PT8M27S</meta:editing-duration>
    <meta:editing-cycles>6</meta:editing-cycles>
    <meta:generator>LibreOffice/7.3.7.2$Linux_X86_64 LibreOffice_project/30$Build-2</meta:generator>
    <meta:document-statistic meta:table-count="1" meta:image-count="0" meta:object-count="0" meta:page-count="25" meta:paragraph-count="966" meta:word-count="1784" meta:character-count="20623" meta:non-whitespace-character-count="20623"/>
  </office:meta>
</office:document-meta>
</file>